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Times New Roman1" svg:font-family="'Times New Roman', serif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Nimbus Roman No9 L" svg:font-family="'Nimbus Roman No9 L'" style:font-adornments="Pogrubion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2.43cm" fo:margin-left="2.369cm" fo:margin-right="2.2cm" table:align="margins" style:writing-mode="lr-tb"/>
    </style:style>
    <style:style style:name="Tabela1.A" style:family="table-column">
      <style:table-column-properties style:column-width="4.156cm" style:rel-column-width="21910*"/>
    </style:style>
    <style:style style:name="Tabela1.B" style:family="table-column">
      <style:table-column-properties style:column-width="3.071cm" style:rel-column-width="16190*"/>
    </style:style>
    <style:style style:name="Tabela1.C" style:family="table-column">
      <style:table-column-properties style:column-width="5.203cm" style:rel-column-width="2743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27cm" fo:margin-left="-0.023cm" fo:margin-right="-0.004cm" fo:break-before="page" table:align="margins" style:writing-mode="lr-tb"/>
    </style:style>
    <style:style style:name="Tabela2.A" style:family="table-column">
      <style:table-column-properties style:column-width="17.027cm" style:rel-column-width="65535*"/>
    </style:style>
    <style:style style:name="Tabela2.A1" style:family="table-cell">
      <style:table-cell-properties fo:background-color="transparent" fo:padding="0cm" fo:border="none">
        <style:background-image/>
      </style:table-cell-properties>
    </style:style>
    <style:style style:name="Tabela2.A2" style:family="table-cell">
      <style:table-cell-properties fo:background-color="#ffffff" fo:padding="0cm" fo:border="none">
        <style:background-image/>
      </style:table-cell-properties>
    </style:style>
    <style:style style:name="Tabela3" style:family="table">
      <style:table-properties style:width="17.027cm" fo:margin-left="-0.023cm" fo:margin-right="-0.004cm" fo:break-before="page" table:align="margins" style:writing-mode="lr-tb"/>
    </style:style>
    <style:style style:name="Tabela3.A" style:family="table-column">
      <style:table-column-properties style:column-width="17.027cm" style:rel-column-width="65535*"/>
    </style:style>
    <style:style style:name="Tabela3.A1" style:family="table-cell">
      <style:table-cell-properties fo:padding="0cm" fo:border="none"/>
    </style:style>
    <style:style style:name="Tabela4" style:family="table">
      <style:table-properties style:width="17cm" fo:break-before="page" table:align="margins" style:writing-mode="lr-tb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background-color="transparent" fo:padding="0cm" fo:border="none">
        <style:background-image/>
      </style:table-cell-properties>
    </style:style>
    <style:style style:name="Tabela4.A2" style:family="table-cell">
      <style:table-cell-properties fo:padding="0cm" fo:border="none"/>
    </style:style>
    <style:style style:name="Tabela4.A3" style:family="table-cell">
      <style:table-cell-properties fo:padding="0cm" fo:border="none"/>
    </style:style>
    <style:style style:name="Tabela4.A4" style:family="table-cell">
      <style:table-cell-properties fo:padding="0cm" fo:border="none"/>
    </style:style>
    <style:style style:name="Tabela4.A5" style:family="table-cell">
      <style:table-cell-properties fo:padding="0cm" fo:border="none"/>
    </style:style>
    <style:style style:name="Tabela4.A6" style:family="table-cell">
      <style:table-cell-properties fo:padding="0cm" fo:border="none"/>
    </style:style>
    <style:style style:name="Tabela4.A7" style:family="table-cell">
      <style:table-cell-properties fo:padding="0cm" fo:border="none"/>
    </style:style>
    <style:style style:name="Tabela4.A8" style:family="table-cell">
      <style:table-cell-properties fo:padding="0cm" fo:border="none"/>
    </style:style>
    <style:style style:name="Tabela4.A9" style:family="table-cell">
      <style:table-cell-properties fo:padding="0cm" fo:border="none"/>
    </style:style>
    <style:style style:name="Tabela5" style:family="table">
      <style:table-properties style:width="17.013cm" fo:margin-left="0cm" fo:break-before="page" table:align="left" style:writing-mode="lr-tb"/>
    </style:style>
    <style:style style:name="Tabela5.A" style:family="table-column">
      <style:table-column-properties style:column-width="17.013cm"/>
    </style:style>
    <style:style style:name="Tabela5.A1" style:family="table-cell">
      <style:table-cell-properties fo:background-color="transparent" fo:padding="0cm" fo:border="none">
        <style:background-image/>
      </style:table-cell-properties>
    </style:style>
    <style:style style:name="Tabela5.A2" style:family="table-cell">
      <style:table-cell-properties fo:padding="0cm" fo:border="none"/>
    </style:style>
    <style:style style:name="Tabela5.A3" style:family="table-cell">
      <style:table-cell-properties fo:padding="0cm" fo:border="none"/>
    </style:style>
    <style:style style:name="Tabela7" style:family="table">
      <style:table-properties style:width="17cm" fo:break-before="page" table:align="margins" style:writing-mode="lr-tb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background-color="transparent" fo:padding="0cm" fo:border="none">
        <style:background-image/>
      </style:table-cell-properties>
    </style:style>
    <style:style style:name="Tabela7.A2" style:family="table-cell">
      <style:table-cell-properties fo:padding="0cm" fo:border="none"/>
    </style:style>
    <style:style style:name="Tabela7.A3" style:family="table-cell">
      <style:table-cell-properties fo:padding="0cm" fo:border="none"/>
    </style:style>
    <style:style style:name="Tabela7.A4" style:family="table-cell">
      <style:table-cell-properties fo:padding="0cm" fo:border="none"/>
    </style:style>
    <style:style style:name="Tabela7.A5" style:family="table-cell">
      <style:table-cell-properties fo:padding="0cm" fo:border="none"/>
    </style:style>
    <style:style style:name="Tabela7.A6" style:family="table-cell">
      <style:table-cell-properties fo:padding="0cm" fo:border="none"/>
    </style:style>
    <style:style style:name="Tabela7.A7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color="#000000" fo:font-size="10pt"/>
    </style:style>
    <style:style style:name="P3" style:family="paragraph" style:parent-style-name="Standard">
      <style:text-properties fo:color="#000000" style:font-name="Times New Roman" fo:font-size="10pt"/>
    </style:style>
    <style:style style:name="P4" style:family="paragraph" style:parent-style-name="Standard">
      <style:text-properties fo:color="#000000" style:font-name="Times New Roman1" fo:font-size="10pt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0dc1be" officeooo:paragraph-rsid="000dc1be" style:font-size-asian="12pt" style:font-size-complex="12pt"/>
    </style:style>
    <style:style style:name="P8" style:family="paragraph" style:parent-style-name="Zrzut_20_ekranu">
      <loext:graphic-properties draw:fill="solid" draw:fill-color="#e6e6ff" draw:opacity="100%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#e6e6ff" style:shadow="none" style:writing-mode="lr-tb">
        <style:tab-stops/>
      </style:paragraph-properties>
      <style:text-properties style:use-window-font-color="true" style:font-name="Times New Roman" fo:language="pl" fo:country="PL" fo:background-color="transparent" style:font-name-asian="Times New Roman" style:font-name-complex="Times New Roman" style:language-complex="ar" style:country-complex="SA" fo:hyphenate="false" fo:hyphenation-remain-char-count="2" fo:hyphenation-push-char-count="2"/>
    </style:style>
    <style:style style:name="P9" style:family="paragraph" style:parent-style-name="Zrzut_20_ekranu">
      <loext:graphic-properties draw:fill="solid" draw:fill-color="#e6e6ff" draw:opacity="100%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#e6e6ff" style:shadow="none" style:writing-mode="lr-tb">
        <style:tab-stops/>
      </style:paragraph-properties>
      <style:text-properties style:font-name="Times New Roman" fo:language="pl" fo:country="PL" fo:background-color="transparent" style:font-name-asian="Times New Roman" style:font-name-complex="Times New Roman" style:language-complex="ar" style:country-complex="SA" fo:hyphenate="false" fo:hyphenation-remain-char-count="2" fo:hyphenation-push-char-count="2"/>
    </style:style>
    <style:style style:name="P10" style:family="paragraph" style:parent-style-name="Zrzut_20_ekranu">
      <loext:graphic-properties draw:fill="solid" draw:fill-color="#e6e6ff" draw:opacity="100%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#e6e6ff" style:shadow="none" style:writing-mode="lr-tb">
        <style:tab-stops/>
      </style:paragraph-properties>
      <style:text-properties style:font-name="Times New Roman" fo:language="pl" fo:country="PL" officeooo:paragraph-rsid="000f0233" fo:background-color="transparent" style:font-name-asian="Times New Roman" style:font-name-complex="Times New Roman" style:language-complex="ar" style:country-complex="SA" fo:hyphenate="false" fo:hyphenation-remain-char-count="2" fo:hyphenation-push-char-count="2"/>
    </style:style>
    <style:style style:name="P11" style:family="paragraph" style:parent-style-name="Zrzut_20_ekranu">
      <loext:graphic-properties draw:fill="solid" draw:fill-color="#e6e6ff" draw:opacity="100%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#e6e6ff" style:shadow="none" style:writing-mode="lr-tb">
        <style:tab-stops/>
      </style:paragraph-properties>
      <style:text-properties style:font-name="Times New Roman" fo:language="pl" fo:country="PL" officeooo:rsid="0014ace3" officeooo:paragraph-rsid="0014ace3" fo:background-color="transparent" style:font-name-asian="Times New Roman" style:font-name-complex="Times New Roman" style:language-complex="ar" style:country-complex="SA" fo:hyphenate="false" fo:hyphenation-remain-char-count="2" fo:hyphenation-push-char-count="2"/>
    </style:style>
    <style:style style:name="P12" style:family="paragraph" style:parent-style-name="Zrzut_20_ekranu">
      <loext:graphic-properties draw:fill="solid" draw:fill-color="#e6e6ff" draw:opacity="100%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#e6e6ff" style:shadow="none" style:writing-mode="lr-tb">
        <style:tab-stops/>
      </style:paragraph-properties>
      <style:text-properties fo:color="#000000" style:font-name="Times New Roman1" fo:font-size="10pt" fo:language="pl" fo:country="PL" fo:background-color="transparent" style:font-name-asian="Times New Roman" style:font-name-complex="Times New Roman" style:language-complex="ar" style:country-complex="SA" fo:hyphenate="false" fo:hyphenation-remain-char-count="2" fo:hyphenation-push-char-count="2"/>
    </style:style>
    <style:style style:name="P13" style:family="paragraph" style:parent-style-name="Standard">
      <loext:graphic-properties draw:fill="solid" draw:fill-color="#e6e6ff" draw:opacity="100%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#e6e6ff" style:shadow="none" style:writing-mode="lr-tb">
        <style:tab-stops/>
      </style:paragraph-properties>
      <style:text-properties style:font-name="Times New Roman" fo:language="pl" fo:country="PL" fo:background-color="transparent" style:font-name-asian="Times New Roman" style:font-name-complex="Times New Roman" style:language-complex="ar" style:country-complex="SA" fo:hyphenate="false" fo:hyphenation-remain-char-count="2" fo:hyphenation-push-char-count="2"/>
    </style:style>
    <style:style style:name="P14" style:family="paragraph" style:parent-style-name="Standard">
      <loext:graphic-properties draw:fill="solid" draw:fill-color="#e6e6ff" draw:opacity="100%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#e6e6ff" style:shadow="none" style:writing-mode="lr-tb">
        <style:tab-stops/>
      </style:paragraph-properties>
      <style:text-properties style:font-name="Times New Roman" fo:language="pl" fo:country="PL" officeooo:paragraph-rsid="000f0233" fo:background-color="transparent" style:font-name-asian="Times New Roman" style:font-name-complex="Times New Roman" style:language-complex="ar" style:country-complex="SA" fo:hyphenate="false" fo:hyphenation-remain-char-count="2" fo:hyphenation-push-char-count="2"/>
    </style:style>
    <style:style style:name="P15" style:family="paragraph" style:parent-style-name="Standard">
      <loext:graphic-properties draw:fill="solid" draw:fill-color="#e6e6ff" draw:opacity="100%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#e6e6ff" style:shadow="none" style:writing-mode="lr-tb">
        <style:tab-stops/>
      </style:paragraph-properties>
      <style:text-properties fo:hyphenate="false" fo:hyphenation-remain-char-count="2" fo:hyphenation-push-char-count="2"/>
    </style:style>
    <style:style style:name="P16" style:family="paragraph" style:parent-style-name="Standard">
      <loext:graphic-properties draw:fill="solid" draw:fill-color="#e6e6ff" draw:opacity="100%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#e6e6ff" style:shadow="none" style:writing-mode="lr-tb">
        <style:tab-stops/>
      </style:paragraph-properties>
      <style:text-properties style:use-window-font-color="true" style:font-name="Times New Roman" fo:language="pl" fo:country="PL" fo:background-color="transparent" style:font-name-asian="Times New Roman" style:font-name-complex="Times New Roman" style:language-complex="ar" style:country-complex="SA" fo:hyphenate="false" fo:hyphenation-remain-char-count="2" fo:hyphenation-push-char-count="2"/>
    </style:style>
    <style:style style:name="P17" style:family="paragraph" style:parent-style-name="Standard">
      <loext:graphic-properties draw:fill="solid" draw:fill-color="#e6e6ff" draw:opacity="100%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#e6e6ff" style:shadow="none" style:writing-mode="lr-tb">
        <style:tab-stops/>
      </style:paragraph-properties>
      <style:text-properties fo:color="#000000" style:font-name="Times New Roman1" fo:font-size="10pt" fo:language="pl" fo:country="PL" fo:background-color="transparent" style:font-name-asian="Times New Roman" style:font-name-complex="Times New Roman" style:language-complex="ar" style:country-complex="SA" fo:hyphenate="false" fo:hyphenation-remain-char-count="2" fo:hyphenation-push-char-count="2"/>
    </style:style>
    <style:style style:name="P18" style:family="paragraph" style:parent-style-name="Text_20_body">
      <style:paragraph-properties fo:line-height="115%"/>
      <style:text-properties fo:color="#000000" style:font-name="Times New Roman1" fo:font-size="10pt"/>
    </style:style>
    <style:style style:name="P19" style:family="paragraph" style:parent-style-name="Text_20_body">
      <style:paragraph-properties fo:text-align="justify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text-align="justify" style:justify-single-word="false"/>
    </style:style>
    <style:style style:name="P21" style:family="paragraph" style:parent-style-name="Text_20_body">
      <style:paragraph-properties fo:margin-top="0cm" fo:margin-bottom="0.499cm" loext:contextual-spacing="false" fo:text-align="start" style:justify-single-word="false"/>
    </style:style>
    <style:style style:name="P22" style:family="paragraph" style:parent-style-name="Text_20_body">
      <style:paragraph-properties fo:margin-top="0cm" fo:margin-bottom="0.499cm" loext:contextual-spacing="false" fo:text-align="justify" style:justify-single-word="false"/>
    </style:style>
    <style:style style:name="P23" style:family="paragraph" style:parent-style-name="Preformatted_20_Text">
      <style:paragraph-properties fo:margin-top="0cm" fo:margin-bottom="0.499cm" loext:contextual-spacing="false"/>
    </style:style>
    <style:style style:name="P24" style:family="paragraph" style:parent-style-name="Preformatted_20_Text">
      <style:paragraph-properties fo:margin-top="0cm" fo:margin-bottom="0.499cm" loext:contextual-spacing="false"/>
      <style:text-properties fo:color="#729fcf" fo:font-weight="bold"/>
    </style:style>
    <style:style style:name="P25" style:family="paragraph" style:parent-style-name="Standard">
      <style:paragraph-properties fo:margin-left="0.018cm" fo:margin-right="0cm" fo:text-indent="0cm" style:auto-text-indent="false"/>
      <style:text-properties fo:color="#000000" style:font-name="Times New Roman" fo:font-size="10pt" style:font-size-asian="10pt" style:font-size-complex="10pt"/>
    </style:style>
    <style:style style:name="P26" style:family="paragraph" style:parent-style-name="Standard">
      <style:paragraph-properties fo:margin-top="0cm" fo:margin-bottom="3cm" loext:contextual-spacing="false"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7" style:family="paragraph" style:parent-style-name="Preformatted_20_Text">
      <style:text-properties fo:color="#729fcf" fo:font-weight="bold"/>
    </style:style>
    <style:style style:name="P28" style:family="paragraph" style:parent-style-name="Standard" style:master-page-name="First_20_Page">
      <style:paragraph-properties fo:margin-top="0cm" fo:margin-bottom="7.999cm" loext:contextual-spacing="false" fo:text-align="start" style:justify-single-word="false" style:page-number="auto"/>
      <style:text-properties fo:font-size="16pt" style:font-size-asian="16pt" style:font-size-complex="16pt"/>
    </style:style>
    <style:style style:name="P29" style:family="paragraph" style:parent-style-name="Standard">
      <loext:graphic-properties draw:fill="solid" draw:fill-color="#e6e6ff" draw:opacity="100%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#e6e6ff" style:shadow="none" style:writing-mode="lr-tb">
        <style:tab-stops/>
      </style:paragraph-properties>
      <style:text-properties style:use-window-font-color="true" style:font-name="Times New Roman" fo:language="pl" fo:country="PL" fo:background-color="transparent" style:font-name-asian="Times New Roman" style:font-name-complex="Times New Roman" style:language-complex="ar" style:country-complex="SA" fo:hyphenate="false" fo:hyphenation-remain-char-count="2" fo:hyphenation-push-char-count="2"/>
    </style:style>
    <style:style style:name="P30" style:family="paragraph" style:parent-style-name="Heading_20_2">
      <style:text-properties style:font-name="Times New Roman"/>
    </style:style>
    <style:style style:name="P31" style:family="paragraph" style:parent-style-name="Heading_20_2">
      <style:paragraph-properties fo:margin-left="0.018cm" fo:margin-right="0cm" fo:text-indent="0cm" style:auto-text-indent="false"/>
    </style:style>
    <style:style style:name="T1" style:family="text">
      <style:text-properties fo:font-size="14pt"/>
    </style:style>
    <style:style style:name="T2" style:family="text">
      <style:text-properties fo:font-size="14pt" fo:font-weight="normal" style:font-weight-asian="normal" style:font-weight-complex="normal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language="pl" fo:country="PL" fo:background-color="transparent" loext:char-shading-value="0" style:font-name-asian="Times New Roman" style:font-name-complex="Times New Roman" style:language-complex="ar" style:country-complex="SA"/>
    </style:style>
    <style:style style:name="T6" style:family="text">
      <style:text-properties fo:color="#000000"/>
    </style:style>
    <style:style style:name="T7" style:family="text">
      <style:text-properties fo:color="#000000" fo:font-size="10pt"/>
    </style:style>
    <style:style style:name="T8" style:family="text">
      <style:text-properties fo:color="#000000" fo:font-size="10pt" fo:font-style="italic"/>
    </style:style>
    <style:style style:name="T9" style:family="text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000000" style:font-name="Times New Roman" fo:font-size="12pt" fo:font-weight="normal" officeooo:rsid="000bb91c" style:font-size-asian="12pt" style:font-weight-asian="normal" style:font-size-complex="12pt" style:font-weight-complex="normal"/>
    </style:style>
    <style:style style:name="T11" style:family="text">
      <style:text-properties fo:color="#000000" style:font-name="Times New Roman1" fo:font-size="10pt"/>
    </style:style>
    <style:style style:name="T12" style:family="text">
      <style:text-properties fo:color="#000000" style:font-name="Times New Roman1" fo:font-size="10pt" style:font-size-asian="10pt" style:font-size-complex="10pt"/>
    </style:style>
    <style:style style:name="T13" style:family="text">
      <style:text-properties fo:color="#000000" style:font-name="Times New Roman1" fo:font-size="10pt" fo:font-style="italic"/>
    </style:style>
    <style:style style:name="T14" style:family="text">
      <style:text-properties fo:color="#000000" style:font-name="Times New Roman1" fo:font-size="10pt" fo:font-style="italic" style:font-size-asian="10pt" style:font-size-complex="10pt"/>
    </style:style>
    <style:style style:name="T15" style:family="text">
      <style:text-properties fo:color="#000000" style:font-name="Times New Roman1" fo:font-size="10pt" fo:font-style="italic" officeooo:rsid="000db4e9"/>
    </style:style>
    <style:style style:name="T16" style:family="text">
      <style:text-properties fo:color="#000000" style:font-name="Times New Roman1" fo:font-size="10pt" fo:font-weight="bold"/>
    </style:style>
    <style:style style:name="T17" style:family="text">
      <style:text-properties fo:color="#000000" style:font-name="Times New Roman1" fo:font-size="18pt"/>
    </style:style>
    <style:style style:name="T18" style:family="text">
      <style:text-properties fo:color="#333333" style:font-name="Times New Roman1" fo:font-size="18pt"/>
    </style:style>
    <style:style style:name="T19" style:family="text">
      <style:text-properties fo:color="#333333" style:font-name="Times New Roman1" fo:font-size="18pt" officeooo:rsid="000bb91c"/>
    </style:style>
    <style:style style:name="T20" style:family="text">
      <style:text-properties fo:color="#333333" style:font-name="Times New Roman1" fo:font-size="10pt"/>
    </style:style>
    <style:style style:name="T21" style:family="text">
      <style:text-properties fo:color="#333333" style:font-name="Times New Roman1" fo:font-size="10pt" fo:font-style="italic"/>
    </style:style>
    <style:style style:name="T22" style:family="text">
      <style:text-properties fo:color="#729fcf" fo:font-weight="bold"/>
    </style:style>
    <style:style style:name="T23" style:family="text">
      <style:text-properties fo:color="#34e2e2" fo:font-weight="bold"/>
    </style:style>
    <style:style style:name="T24" style:family="text">
      <style:text-properties fo:color="#2e3436" fo:background-color="#4e9a06" loext:char-shading-value="0"/>
    </style:style>
    <style:style style:name="T25" style:family="text">
      <style:text-properties fo:color="#ad7fa8" fo:font-weight="bold"/>
    </style:style>
    <style:style style:name="T26" style:family="text">
      <style:text-properties fo:color="#ef2929" fo:font-weight="bold"/>
    </style:style>
    <style:style style:name="T27" style:family="text">
      <style:text-properties fo:color="#8ae234" fo:font-weight="bold"/>
    </style:style>
    <style:style style:name="T28" style:family="text">
      <style:text-properties style:use-window-font-color="true" style:font-name="Times New Roman" fo:language="pl" fo:country="PL" fo:background-color="transparent" loext:char-shading-value="0" style:font-name-asian="Times New Roman" style:font-name-complex="Times New Roman" style:language-complex="ar" style:country-complex="SA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none"/>
    </style:style>
    <style:style style:name="T31" style:family="text">
      <style:text-properties officeooo:rsid="00307796"/>
    </style:style>
    <style:style style:name="T32" style:family="text">
      <style:text-properties officeooo:rsid="003428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28"/>
      <text:p text:style-name="P26">Sprawozdanie 2</text:p>
      <text:p text:style-name="P26"><text:span text:style-name="T17">Z</text:span><text:span text:style-name="T18">apoznanie się z podstawowymi zasadami użytkowania, konfiguracji i zarządzania systemem operacyjnym Linux na przykładzie Ubuntu 1</text:span><text:span text:style-name="T19">8</text:span><text:span text:style-name="T18">.04 LTS</text:span><text:span text:style-name="T6"> </text:span><text:span text:style-name="T17">- termin 11, pkt. 10</text:span> 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 table:protected="true">
            <text:p text:style-name="P6">Autor:</text:p>
          </table:table-cell>
          <table:table-cell table:style-name="Tabela1.A1" office:value-type="string" table:protected="true">
            <text:p text:style-name="P6">Indeks:</text:p>
          </table:table-cell>
          <table:table-cell table:style-name="Tabela1.C1" office:value-type="string" table:protected="true">
            <text:p text:style-name="P6">Zajęcia laboratoryjne:</text:p>
          </table:table-cell>
        </table:table-row>
        <table:table-row>
          <table:table-cell table:style-name="Tabela1.A2" office:value-type="string">
            <text:p text:style-name="P7">Bartosz Lewandowski</text:p>
          </table:table-cell>
          <table:table-cell table:style-name="Tabela1.A2" office:value-type="string">
            <text:p text:style-name="P7">224626</text:p>
          </table:table-cell>
          <table:table-cell table:style-name="Tabela1.C2" office:value-type="string">
            <text:p text:style-name="P7">Czwartek 14:15</text:p>
          </table:table-cell>
        </table:table-row>
      </table:table>
      <text:p text:style-name="P2"/>
      <table:table table:name="Tabela2" table:style-name="Tabela2">
        <table:table-column table:style-name="Tabela2.A"/>
        <table:table-row>
          <table:table-cell table:style-name="Tabela2.A1" office:value-type="string" table:protected="true">
            <text:p text:style-name="P20"><text:span text:style-name="T1">1.</text:span><text:span text:style-name="T4"> </text:span><text:span text:style-name="T9">Pierwsze kroki w systemie Linux Ubuntu 1</text:span><text:span text:style-name="T10">8</text:span><text:span text:style-name="T9">.04 LTS. Zmiana katalogu bieżącego. Przeglądanie struktury katalogu. Ścieżki względne i bezwzględne.</text:span></text:p>
            <text:p text:style-name="P19"/>
          </table:table-cell>
        </table:table-row>
        <table:table-row>
          <table:table-cell table:style-name="Tabela2.A2" office:value-type="string" table:protected="true">
            <text:h text:style-name="P30" text:outline-level="2">1. <text:span text:style-name="T7">Bezpośrednio po uwierzytelnieniu się w systemie uruchomić terminal i sprawdzić swoje aktualne położenie w systemie plików (polecenie: </text:span><text:span text:style-name="T8">pwd</text:span><text:span text:style-name="T7">). Wykonać listing polecenia.</text:span></text:h>
            <text:p text:style-name="P3"/>
          </table:table-cell>
        </table:table-row>
        <table:table-row>
          <table:table-cell table:style-name="Tabela2.A2" office:value-type="string">
            <text:p text:style-name="P10">Odpowiednie listingi.</text:p>
            <text:p text:style-name="P14">﻿</text:p>
            <text:p text:style-name="Preformatted_20_Text">lewandowski@224626 0 wto gru 04 09:50:10 ~ $ pwd</text:p>
            <text:p text:style-name="P23">/home/lewandowski</text:p>
            <text:p text:style-name="P9"/>
          </table:table-cell>
        </table:table-row>
        <table:table-row>
          <table:table-cell table:style-name="Tabela2.A2" office:value-type="string" table:protected="true">
            <text:h text:style-name="P30" text:outline-level="2">2. <text:span text:style-name="T7">Wykazać różnice w działaniu polecenia </text:span><text:span text:style-name="T8">ls</text:span><text:span text:style-name="T7"> bez opcji, oraz z następującymi opcjami: -a, -l, -al, -la. Wykonać listingi demonstrujące wykonane polecenia.</text:span></text:h>
            <text:p text:style-name="P3"/>
          </table:table-cell>
        </table:table-row>
        <table:table-row>
          <table:table-cell table:style-name="Tabela2.A2" office:value-type="string">
            <text:p text:style-name="P9">Odpowiednie listingi.</text:p>
            <text:p text:style-name="P13">﻿</text:p>
            <text:p text:style-name="Preformatted_20_Text">lewandowski@224626 0 wto gru 04 09:53:07 ~ $ ls</text:p>
            <text:p text:style-name="Preformatted_20_Text"><text:span text:style-name="T22">Dokumenty</text:span> <text:s text:c="8"/><text:span text:style-name="T22">Muzyka</text:span> <text:s/><text:span text:style-name="T22">Pobrane</text:span> <text:s text:c="3"/><text:span text:style-name="T22">Pulpit</text:span> <text:s text:c="3"/><text:span text:style-name="T22">Wideo</text:span></text:p>
            <text:p text:style-name="P23">examples.desktop <text:s/><text:span text:style-name="T22">Obrazy</text:span> <text:s/><text:span text:style-name="T22">Publiczny</text:span> <text:s/><text:span text:style-name="T22">Szablony</text:span></text:p>
            <text:p text:style-name="P13">﻿</text:p>
            <text:p text:style-name="Preformatted_20_Text">lewandowski@224626 0 wto gru 04 09:53:08 ~ $ ls -a</text:p>
            <text:p text:style-name="Preformatted_20_Text"><text:span text:style-name="T22">.</text:span> <text:s text:c="16"/><text:span text:style-name="T22">.gnupg</text:span> <text:s text:c="8"/><text:span text:style-name="T22">Pulpit</text:span></text:p>
            <text:p text:style-name="Preformatted_20_Text"><text:span text:style-name="T22">..</text:span> <text:s text:c="15"/>.ICEauthority <text:s/><text:span text:style-name="T22">.ssh</text:span></text:p>
            <text:p text:style-name="Preformatted_20_Text">.bash_history <text:s text:c="4"/>.lesshst <text:s text:c="6"/>.sudo_as_admin_successful</text:p>
            <text:p text:style-name="Preformatted_20_Text">.bash_logout <text:s text:c="5"/><text:span text:style-name="T22">.local</text:span> <text:s text:c="8"/><text:span text:style-name="T22">Szablony</text:span></text:p>
            <text:p text:style-name="Preformatted_20_Text">.bashrc <text:s text:c="10"/><text:span text:style-name="T22">.mozilla</text:span> <text:s text:c="6"/>.vboxclient-clipboard.pid</text:p>
            <text:p text:style-name="Preformatted_20_Text">.bashrc.bak <text:s text:c="6"/><text:span text:style-name="T22">Muzyka</text:span> <text:s text:c="8"/>.vboxclient-display.pid</text:p>
            <text:p text:style-name="Preformatted_20_Text"><text:span text:style-name="T22">.cache</text:span> <text:s text:c="11"/><text:span text:style-name="T22">Obrazy</text:span> <text:s text:c="8"/>.vboxclient-draganddrop.pid</text:p>
            <text:p text:style-name="Preformatted_20_Text"><text:span text:style-name="T22">.config</text:span> <text:s text:c="10"/><text:span text:style-name="T22">Pobrane</text:span> <text:s text:c="7"/>.vboxclient-seamless.pid</text:p>
            <text:p text:style-name="Preformatted_20_Text"><text:span text:style-name="T22">Dokumenty</text:span> <text:s text:c="8"/>.profile <text:s text:c="6"/><text:span text:style-name="T22">Wideo</text:span></text:p>
            <text:p text:style-name="P23">examples.desktop <text:s/><text:span text:style-name="T22">Publiczny</text:span></text:p>
            <text:p text:style-name="P13">﻿</text:p>
            <text:p text:style-name="Preformatted_20_Text">lewandowski@224626 0 wto gru 04 09:53:29 ~ $ ls -l</text:p>
            <text:p text:style-name="Preformatted_20_Text">razem 44</text:p>
            <text:p text:style-name="Preformatted_20_Text">drwxr-xr-x 2 lewandowski lewandowski 4096 lis 13 11:39 <text:span text:style-name="T22">Dokumenty</text:span></text:p>
            <text:p text:style-name="Preformatted_20_Text">-rw-r--r-- 1 lewandowski lewandowski 8980 lis 13 11:13 examples.desktop</text:p>
            <text:p text:style-name="Preformatted_20_Text">drwxr-xr-x 2 lewandowski lewandowski 4096 lis 13 11:39 <text:span text:style-name="T22">Muzyka</text:span></text:p>
            <text:p text:style-name="Preformatted_20_Text">drwxr-xr-x 2 lewandowski lewandowski 4096 lis 13 11:39 <text:span text:style-name="T22">Obrazy</text:span></text:p>
            <text:p text:style-name="Preformatted_20_Text">drwxr-xr-x 2 lewandowski lewandowski 4096 lis 13 11:39 <text:span text:style-name="T22">Pobrane</text:span></text:p>
            <text:p text:style-name="Preformatted_20_Text">drwxr-xr-x 2 lewandowski lewandowski 4096 lis 13 11:39 <text:span text:style-name="T22">Publiczny</text:span></text:p>
            <text:p text:style-name="Preformatted_20_Text">drwxr-xr-x 2 lewandowski lewandowski 4096 lis 13 11:39 <text:span text:style-name="T22">Pulpit</text:span></text:p>
            <text:p text:style-name="Preformatted_20_Text">drwxr-xr-x 2 lewandowski lewandowski 4096 lis 13 11:39 <text:span text:style-name="T22">Szablony</text:span></text:p>
            <text:p text:style-name="P23">drwxr-xr-x 2 lewandowski lewandowski 4096 lis 13 11:39 <text:span text:style-name="T22">Wideo</text:span></text:p>
            <text:p text:style-name="P13">﻿</text:p>
            <text:p text:style-name="Preformatted_20_Text">lewandowski@224626 0 wto gru 04 09:54:05 ~ $ ls -al</text:p>
            <text:p text:style-name="Preformatted_20_Text">razem 124</text:p>
            <text:p text:style-name="Preformatted_20_Text">drwxr-xr-x 16 lewandowski lewandowski 4096 gru <text:s/>4 09:49 <text:span text:style-name="T22">.</text:span></text:p>
            <text:p text:style-name="Preformatted_20_Text">drwxr-xr-x <text:s/>4 root <text:s text:c="7"/>root <text:s text:c="7"/>4096 lis 13 11:13 <text:span text:style-name="T22">..</text:span></text:p>
            <text:p text:style-name="Preformatted_20_Text">-rw------- <text:s/>1 lewandowski lewandowski 2048 lis 27 17:00 .bash_history</text:p>
            <text:p text:style-name="Preformatted_20_Text">-rw-r--r-- <text:s/>1 lewandowski lewandowski <text:s/>220 lis 13 11:13 .bash_logout</text:p>
            <text:p text:style-name="Preformatted_20_Text">-rw-r--r-- <text:s/>1 lewandowski lewandowski 3697 lis 13 23:20 .bashrc</text:p>
            <text:p text:style-name="Preformatted_20_Text">-rw-r--r-- <text:s/>1 lewandowski lewandowski 3677 lis 13 23:09 .bashrc.bak</text:p>
            <text:p text:style-name="Preformatted_20_Text">drwx------ 16 lewandowski lewandowski 4096 lis 19 21:14 <text:span text:style-name="T22">.cache</text:span></text:p>
            <text:p text:style-name="Preformatted_20_Text"><text:soft-page-break/>drwx------ 17 lewandowski lewandowski 4096 lis 19 21:13 <text:span text:style-name="T22">.config</text:span></text:p>
            <text:p text:style-name="Preformatted_20_Text">drwxr-xr-x <text:s/>2 lewandowski lewandowski 4096 lis 13 11:39 <text:span text:style-name="T22">Dokumenty</text:span></text:p>
            <text:p text:style-name="Preformatted_20_Text">-rw-r--r-- <text:s/>1 lewandowski lewandowski 8980 lis 13 11:13 examples.desktop</text:p>
            <text:p text:style-name="Preformatted_20_Text">drwx------ <text:s/>3 lewandowski lewandowski 4096 lis 13 11:44 <text:span text:style-name="T22">.gnupg</text:span></text:p>
            <text:p text:style-name="Preformatted_20_Text">-rw------- <text:s/>1 lewandowski lewandowski 6588 gru <text:s/>4 09:48 .ICEauthority</text:p>
            <text:p text:style-name="Preformatted_20_Text">-rw------- <text:s/>1 lewandowski lewandowski <text:s text:c="2"/>33 lis 13 11:49 .lesshst</text:p>
            <text:p text:style-name="Preformatted_20_Text">drwx------ <text:s/>3 lewandowski lewandowski 4096 lis 13 11:39 <text:span text:style-name="T22">.local</text:span></text:p>
            <text:p text:style-name="Preformatted_20_Text">drwx------ <text:s/>5 lewandowski lewandowski 4096 lis 13 17:55 <text:span text:style-name="T22">.mozilla</text:span></text:p>
            <text:p text:style-name="Preformatted_20_Text">drwxr-xr-x <text:s/>2 lewandowski lewandowski 4096 lis 13 11:39 <text:span text:style-name="T22">Muzyka</text:span></text:p>
            <text:p text:style-name="Preformatted_20_Text">drwxr-xr-x <text:s/>2 lewandowski lewandowski 4096 lis 13 11:39 <text:span text:style-name="T22">Obrazy</text:span></text:p>
            <text:p text:style-name="Preformatted_20_Text">drwxr-xr-x <text:s/>2 lewandowski lewandowski 4096 lis 13 11:39 <text:span text:style-name="T22">Pobrane</text:span></text:p>
            <text:p text:style-name="Preformatted_20_Text">-rw-r--r-- <text:s/>1 lewandowski lewandowski <text:s/>807 lis 13 11:13 .profile</text:p>
            <text:p text:style-name="Preformatted_20_Text">drwxr-xr-x <text:s/>2 lewandowski lewandowski 4096 lis 13 11:39 <text:span text:style-name="T22">Publiczny</text:span></text:p>
            <text:p text:style-name="Preformatted_20_Text">drwxr-xr-x <text:s/>2 lewandowski lewandowski 4096 lis 13 11:39 <text:span text:style-name="T22">Pulpit</text:span></text:p>
            <text:p text:style-name="Preformatted_20_Text">drwx------ <text:s/>2 lewandowski lewandowski 4096 lis 13 11:44 <text:span text:style-name="T22">.ssh</text:span></text:p>
            <text:p text:style-name="Preformatted_20_Text">-rw-r--r-- <text:s/>1 lewandowski lewandowski <text:s text:c="3"/>0 lis 13 12:10 .sudo_as_admin_successful</text:p>
            <text:p text:style-name="Preformatted_20_Text">drwxr-xr-x <text:s/>2 lewandowski lewandowski 4096 lis 13 11:39 <text:span text:style-name="T22">Szablony</text:span></text:p>
            <text:p text:style-name="Preformatted_20_Text">-rw-r----- <text:s/>1 lewandowski lewandowski <text:s text:c="3"/>5 gru <text:s/>4 09:48 .vboxclient-clipboard.pid</text:p>
            <text:p text:style-name="Preformatted_20_Text">-rw-r----- <text:s/>1 lewandowski lewandowski <text:s text:c="3"/>5 gru <text:s/>4 09:48 .vboxclient-display.pid</text:p>
            <text:p text:style-name="Preformatted_20_Text">-rw-r----- <text:s/>1 lewandowski lewandowski <text:s text:c="3"/>5 gru <text:s/>4 09:48 .vboxclient-draganddrop.pid</text:p>
            <text:p text:style-name="Preformatted_20_Text">-rw-r----- <text:s/>1 lewandowski lewandowski <text:s text:c="3"/>5 gru <text:s/>4 09:48 .vboxclient-seamless.pid</text:p>
            <text:p text:style-name="P23">drwxr-xr-x <text:s/>2 lewandowski lewandowski 4096 lis 13 11:39 <text:span text:style-name="T22">Wideo</text:span></text:p>
            <text:p text:style-name="P13">﻿</text:p>
            <text:p text:style-name="Preformatted_20_Text">lewandowski@224626 0 wto gru 04 09:54:08 ~ $ ls -la</text:p>
            <text:p text:style-name="Preformatted_20_Text">razem 124</text:p>
            <text:p text:style-name="Preformatted_20_Text">drwxr-xr-x 16 lewandowski lewandowski 4096 gru <text:s/>4 09:49 <text:span text:style-name="T22">.</text:span></text:p>
            <text:p text:style-name="Preformatted_20_Text">drwxr-xr-x <text:s/>4 root <text:s text:c="7"/>root <text:s text:c="7"/>4096 lis 13 11:13 <text:span text:style-name="T22">..</text:span></text:p>
            <text:p text:style-name="Preformatted_20_Text">-rw------- <text:s/>1 lewandowski lewandowski 2048 lis 27 17:00 .bash_history</text:p>
            <text:p text:style-name="Preformatted_20_Text">-rw-r--r-- <text:s/>1 lewandowski lewandowski <text:s/>220 lis 13 11:13 .bash_logout</text:p>
            <text:p text:style-name="Preformatted_20_Text">-rw-r--r-- <text:s/>1 lewandowski lewandowski 3697 lis 13 23:20 .bashrc</text:p>
            <text:p text:style-name="Preformatted_20_Text">-rw-r--r-- <text:s/>1 lewandowski lewandowski 3677 lis 13 23:09 .bashrc.bak</text:p>
            <text:p text:style-name="Preformatted_20_Text">drwx------ 16 lewandowski lewandowski 4096 lis 19 21:14 <text:span text:style-name="T22">.cache</text:span></text:p>
            <text:p text:style-name="Preformatted_20_Text">drwx------ 17 lewandowski lewandowski 4096 lis 19 21:13 <text:span text:style-name="T22">.config</text:span></text:p>
            <text:p text:style-name="Preformatted_20_Text">drwxr-xr-x <text:s/>2 lewandowski lewandowski 4096 lis 13 11:39 <text:span text:style-name="T22">Dokumenty</text:span></text:p>
            <text:p text:style-name="Preformatted_20_Text">-rw-r--r-- <text:s/>1 lewandowski lewandowski 8980 lis 13 11:13 examples.desktop</text:p>
            <text:p text:style-name="Preformatted_20_Text">drwx------ <text:s/>3 lewandowski lewandowski 4096 lis 13 11:44 <text:span text:style-name="T22">.gnupg</text:span></text:p>
            <text:p text:style-name="Preformatted_20_Text">-rw------- <text:s/>1 lewandowski lewandowski 6588 gru <text:s/>4 09:48 .ICEauthority</text:p>
            <text:p text:style-name="Preformatted_20_Text">-rw------- <text:s/>1 lewandowski lewandowski <text:s text:c="2"/>33 lis 13 11:49 .lesshst</text:p>
            <text:p text:style-name="Preformatted_20_Text">drwx------ <text:s/>3 lewandowski lewandowski 4096 lis 13 11:39 <text:span text:style-name="T22">.local</text:span></text:p>
            <text:p text:style-name="Preformatted_20_Text">drwx------ <text:s/>5 lewandowski lewandowski 4096 lis 13 17:55 <text:span text:style-name="T22">.mozilla</text:span></text:p>
            <text:p text:style-name="Preformatted_20_Text">drwxr-xr-x <text:s/>2 lewandowski lewandowski 4096 lis 13 11:39 <text:span text:style-name="T22">Muzyka</text:span></text:p>
            <text:p text:style-name="Preformatted_20_Text">drwxr-xr-x <text:s/>2 lewandowski lewandowski 4096 lis 13 11:39 <text:span text:style-name="T22">Obrazy</text:span></text:p>
            <text:p text:style-name="Preformatted_20_Text">drwxr-xr-x <text:s/>2 lewandowski lewandowski 4096 lis 13 11:39 <text:span text:style-name="T22">Pobrane</text:span></text:p>
            <text:p text:style-name="Preformatted_20_Text">-rw-r--r-- <text:s/>1 lewandowski lewandowski <text:s/>807 lis 13 11:13 .profile</text:p>
            <text:p text:style-name="Preformatted_20_Text">drwxr-xr-x <text:s/>2 lewandowski lewandowski 4096 lis 13 11:39 <text:span text:style-name="T22">Publiczny</text:span></text:p>
            <text:p text:style-name="Preformatted_20_Text">drwxr-xr-x <text:s/>2 lewandowski lewandowski 4096 lis 13 11:39 <text:span text:style-name="T22">Pulpit</text:span></text:p>
            <text:p text:style-name="Preformatted_20_Text">drwx------ <text:s/>2 lewandowski lewandowski 4096 lis 13 11:44 <text:span text:style-name="T22">.ssh</text:span></text:p>
            <text:p text:style-name="Preformatted_20_Text">-rw-r--r-- <text:s/>1 lewandowski lewandowski <text:s text:c="3"/>0 lis 13 12:10 .sudo_as_admin_successful</text:p>
            <text:p text:style-name="Preformatted_20_Text">drwxr-xr-x <text:s/>2 lewandowski lewandowski 4096 lis 13 11:39 <text:span text:style-name="T22">Szablony</text:span></text:p>
            <text:p text:style-name="Preformatted_20_Text">-rw-r----- <text:s/>1 lewandowski lewandowski <text:s text:c="3"/>5 gru <text:s/>4 09:48 .vboxclient-clipboard.pid</text:p>
            <text:p text:style-name="Preformatted_20_Text">-rw-r----- <text:s/>1 lewandowski lewandowski <text:s text:c="3"/>5 gru <text:s/>4 09:48 .vboxclient-display.pid</text:p>
            <text:p text:style-name="Preformatted_20_Text">-rw-r----- <text:s/>1 lewandowski lewandowski <text:s text:c="3"/>5 gru <text:s/>4 09:48 .vboxclient-draganddrop.pid</text:p>
            <text:p text:style-name="Preformatted_20_Text">-rw-r----- <text:s/>1 lewandowski lewandowski <text:s text:c="3"/>5 gru <text:s/>4 09:48 .vboxclient-seamless.pid</text:p>
            <text:p text:style-name="P23"><text:soft-page-break/>drwxr-xr-x <text:s/>2 lewandowski lewandowski 4096 lis 13 11:39 <text:span text:style-name="T22">Wideo</text:span></text:p>
            <text:p text:style-name="P9"/>
          </table:table-cell>
        </table:table-row>
        <table:table-row>
          <table:table-cell table:style-name="Tabela2.A2" office:value-type="string" table:protected="true">
            <text:h text:style-name="P30" text:outline-level="2">3. <text:span text:style-name="T7">Przejść do katalogu głównego / (polecenie: </text:span><text:span text:style-name="T8">cd).</text:span><text:span text:style-name="T7"> Pokazać umiejętność posługiwania się ścieżkami względnymi i bezwzględnymi dla dowolnie wybranych katalogów docelowych (</text:span><text:span text:style-name="T8">cd, cd ~, cd -</text:span><text:span text:style-name="T7">). Wykonać listingi.</text:span></text:h>
            <text:p text:style-name="P3"/>
          </table:table-cell>
        </table:table-row>
        <table:table-row>
          <table:table-cell table:style-name="Tabela2.A2" office:value-type="string">
            <text:p text:style-name="P9">Odpowiednie listingi.</text:p>
            <text:p text:style-name="P13">﻿</text:p>
            <text:p text:style-name="Preformatted_20_Text">lewandowski@224626 0 wto gru 04 09:59:16 ~ $ pwd</text:p>
            <text:p text:style-name="Preformatted_20_Text">/home/lewandowski</text:p>
            <text:p text:style-name="Preformatted_20_Text">lewandowski@224626 0 wto gru 04 09:59:57 ~ $ cd ..</text:p>
            <text:p text:style-name="Preformatted_20_Text">lewandowski@224626 0 wto gru 04 10:00:03 /home $ cd ..</text:p>
            <text:p text:style-name="Preformatted_20_Text">lewandowski@224626 0 wto gru 04 10:00:05 / $ pwd</text:p>
            <text:p text:style-name="Preformatted_20_Text">/</text:p>
            <text:p text:style-name="P23">lewandowski@224626 0 wto gru 04 10:00:07 / $ </text:p>
            <text:p text:style-name="P13">﻿</text:p>
            <text:p text:style-name="Preformatted_20_Text">lewandowski@224626 0 wto gru 04 10:00:41 / $ cd /home</text:p>
            <text:p text:style-name="Preformatted_20_Text">lewandowski@224626 0 wto gru 04 10:00:46 /home $ ls</text:p>
            <text:p text:style-name="P23"><text:span text:style-name="T22">lewandowski</text:span> <text:s/><text:span text:style-name="T22">lost+found</text:span></text:p>
            <text:p text:style-name="P13">﻿</text:p>
            <text:p text:style-name="Preformatted_20_Text">lewandowski@224626 0 wto gru 04 10:06:43 ~ $ cd ..</text:p>
            <text:p text:style-name="Preformatted_20_Text">lewandowski@224626 0 wto gru 04 10:06:45 /home $ cd ..</text:p>
            <text:p text:style-name="Preformatted_20_Text">lewandowski@224626 0 wto gru 04 10:06:46 / $ ls</text:p>
            <text:p text:style-name="Preformatted_20_Text"><text:span text:style-name="T22">bin</text:span> <text:s text:c="3"/><text:span text:style-name="T22">dev</text:span> <text:s text:c="2"/><text:span text:style-name="T23">initrd.img</text:span> <text:s text:c="5"/><text:span text:style-name="T22">lib64</text:span> <text:s text:c="6"/><text:span text:style-name="T22">mnt</text:span> <text:s text:c="2"/><text:span text:style-name="T22">root</text:span> <text:s/><text:span text:style-name="T22">snap</text:span> <text:s/><text:span text:style-name="T24">tmp</text:span> <text:s/><text:span text:style-name="T23">vmlinuz</text:span></text:p>
            <text:p text:style-name="Preformatted_20_Text"><text:span text:style-name="T22">boot</text:span> <text:s text:c="2"/><text:span text:style-name="T22">etc</text:span> <text:s text:c="2"/><text:span text:style-name="T23">initrd.img.old</text:span> <text:s/><text:span text:style-name="T22">lost+found</text:span> <text:s/><text:span text:style-name="T22">opt</text:span> <text:s text:c="2"/><text:span text:style-name="T22">run</text:span> <text:s text:c="2"/><text:span text:style-name="T22">srv</text:span> <text:s text:c="2"/><text:span text:style-name="T22">usr</text:span> <text:s/><text:span text:style-name="T23">vmlinuz.old</text:span></text:p>
            <text:p text:style-name="Preformatted_20_Text"><text:span text:style-name="T22">cdrom</text:span> <text:s/><text:span text:style-name="T22">home</text:span> <text:s/><text:span text:style-name="T22">lib</text:span> <text:s text:c="12"/><text:span text:style-name="T22">media</text:span> <text:s text:c="6"/><text:span text:style-name="T22">proc</text:span> <text:s/><text:span text:style-name="T22">sbin</text:span> <text:s/><text:span text:style-name="T22">sys</text:span> <text:s text:c="2"/><text:span text:style-name="T22">var</text:span></text:p>
            <text:p text:style-name="Preformatted_20_Text">lewandowski@224626 0 wto gru 04 10:06:47 / $ cd ~/Pulpit</text:p>
            <text:p text:style-name="Preformatted_20_Text">lewandowski@224626 0 wto gru 04 10:06:53 ~/Pulpit $ ls</text:p>
            <text:p text:style-name="P24">&amp;apos;To jest na pulpicie.&amp;apos;</text:p>
            <text:p text:style-name="P13">﻿</text:p>
            <text:p text:style-name="Preformatted_20_Text">lewandowski@224626 0 wto gru 04 10:06:54 ~/Pulpit $ cd -</text:p>
            <text:p text:style-name="Preformatted_20_Text">/</text:p>
            <text:p text:style-name="Preformatted_20_Text">lewandowski@224626 0 wto gru 04 10:07:55 / $ ls</text:p>
            <text:p text:style-name="Preformatted_20_Text"><text:span text:style-name="T22">bin</text:span> <text:s text:c="3"/><text:span text:style-name="T22">dev</text:span> <text:s text:c="2"/><text:span text:style-name="T23">initrd.img</text:span> <text:s text:c="5"/><text:span text:style-name="T22">lib64</text:span> <text:s text:c="6"/><text:span text:style-name="T22">mnt</text:span> <text:s text:c="2"/><text:span text:style-name="T22">root</text:span> <text:s/><text:span text:style-name="T22">snap</text:span> <text:s/><text:span text:style-name="T24">tmp</text:span> <text:s/><text:span text:style-name="T23">vmlinuz</text:span></text:p>
            <text:p text:style-name="Preformatted_20_Text"><text:span text:style-name="T22">boot</text:span> <text:s text:c="2"/><text:span text:style-name="T22">etc</text:span> <text:s text:c="2"/><text:span text:style-name="T23">initrd.img.old</text:span> <text:s/><text:span text:style-name="T22">lost+found</text:span> <text:s/><text:span text:style-name="T22">opt</text:span> <text:s text:c="2"/><text:span text:style-name="T22">run</text:span> <text:s text:c="2"/><text:span text:style-name="T22">srv</text:span> <text:s text:c="2"/><text:span text:style-name="T22">usr</text:span> <text:s/><text:span text:style-name="T23">vmlinuz.old</text:span></text:p>
            <text:p text:style-name="P23"><text:span text:style-name="T22">cdrom</text:span> <text:s/><text:span text:style-name="T22">home</text:span> <text:s/><text:span text:style-name="T22">lib</text:span> <text:s text:c="12"/><text:span text:style-name="T22">media</text:span> <text:s text:c="6"/><text:span text:style-name="T22">proc</text:span> <text:s/><text:span text:style-name="T22">sbin</text:span> <text:s/><text:span text:style-name="T22">sys</text:span> <text:s text:c="2"/><text:span text:style-name="T22">var</text:span></text:p>
            <text:p text:style-name="P9"/>
          </table:table-cell>
        </table:table-row>
        <table:table-row>
          <table:table-cell table:style-name="Tabela2.A2" office:value-type="string" table:protected="true">
            <text:h text:style-name="Heading_20_2" text:outline-level="2"><text:span text:style-name="T3">4. </text:span><text:span text:style-name="T11">Wyjaśnić znaczenie nazwy specjalnej ~ w poleceniu </text:span><text:span text:style-name="T13">ls</text:span><text:span text:style-name="T11">. Wykonać odpowiednie listingi.</text:span></text:h>
            <text:p text:style-name="P4"/>
          </table:table-cell>
        </table:table-row>
        <table:table-row>
          <table:table-cell table:style-name="Tabela2.A2" office:value-type="string">
            <text:p text:style-name="P9">Odpowiednie listingi.</text:p>
            <text:p text:style-name="P13">﻿</text:p>
            <text:p text:style-name="Preformatted_20_Text">lewandowski@224626 0 wto gru 04 10:42:47 ~ $ cd ..</text:p>
            <text:p text:style-name="Preformatted_20_Text">lewandowski@224626 0 wto gru 04 10:42:56 /home $ cd ..</text:p>
            <text:p text:style-name="Preformatted_20_Text">lewandowski@224626 0 wto gru 04 10:42:57 / $ ls</text:p>
            <text:p text:style-name="Preformatted_20_Text"><text:span text:style-name="T22">bin</text:span> <text:s text:c="3"/><text:span text:style-name="T22">dev</text:span> <text:s text:c="2"/><text:span text:style-name="T23">initrd.img</text:span> <text:s text:c="5"/><text:span text:style-name="T22">lib64</text:span> <text:s text:c="6"/><text:span text:style-name="T22">mnt</text:span> <text:s text:c="2"/><text:span text:style-name="T22">root</text:span> <text:s/><text:span text:style-name="T22">snap</text:span> <text:s/><text:span text:style-name="T24">tmp</text:span> <text:s/><text:span text:style-name="T23">vmlinuz</text:span></text:p>
            <text:p text:style-name="Preformatted_20_Text"><text:span text:style-name="T22">boot</text:span> <text:s text:c="2"/><text:span text:style-name="T22">etc</text:span> <text:s text:c="2"/><text:span text:style-name="T23">initrd.img.old</text:span> <text:s/><text:span text:style-name="T22">lost+found</text:span> <text:s/><text:span text:style-name="T22">opt</text:span> <text:s text:c="2"/><text:span text:style-name="T22">run</text:span> <text:s text:c="2"/><text:span text:style-name="T22">srv</text:span> <text:s text:c="2"/><text:span text:style-name="T22">usr</text:span> <text:s/><text:span text:style-name="T23">vmlinuz.old</text:span></text:p>
            <text:p text:style-name="Preformatted_20_Text"><text:span text:style-name="T22">cdrom</text:span> <text:s/><text:span text:style-name="T22">home</text:span> <text:s/><text:span text:style-name="T22">lib</text:span> <text:s text:c="12"/><text:span text:style-name="T22">media</text:span> <text:s text:c="6"/><text:span text:style-name="T22">proc</text:span> <text:s/><text:span text:style-name="T22">sbin</text:span> <text:s/><text:span text:style-name="T22">sys</text:span> <text:s text:c="2"/><text:span text:style-name="T22">var</text:span></text:p>
            <text:p text:style-name="Preformatted_20_Text">lewandowski@224626 0 wto gru 04 10:42:58 / $ cd /home/lewandowski/Pulpit</text:p>
            <text:p text:style-name="Preformatted_20_Text">lewandowski@224626 0 wto gru 04 10:43:11 ~/Pulpit $ ls</text:p>
            <text:p text:style-name="P27">&amp;apos;To jest na pulpicie.&amp;apos;</text:p>
            <text:p text:style-name="Preformatted_20_Text">lewandowski@224626 0 wto gru 04 10:43:12 ~/Pulpit $ cd ..</text:p>
            <text:p text:style-name="Preformatted_20_Text">lewandowski@224626 0 wto gru 04 10:43:15 ~ $ cd ..</text:p>
            <text:p text:style-name="Preformatted_20_Text">lewandowski@224626 0 wto gru 04 10:43:18 /home $ cd ..</text:p>
            <text:p text:style-name="Preformatted_20_Text">lewandowski@224626 0 wto gru 04 10:43:20 / $ ls</text:p>
            <text:p text:style-name="Preformatted_20_Text"><text:soft-page-break/><text:span text:style-name="T22">bin</text:span> <text:s text:c="3"/><text:span text:style-name="T22">dev</text:span> <text:s text:c="2"/><text:span text:style-name="T23">initrd.img</text:span> <text:s text:c="5"/><text:span text:style-name="T22">lib64</text:span> <text:s text:c="6"/><text:span text:style-name="T22">mnt</text:span> <text:s text:c="2"/><text:span text:style-name="T22">root</text:span> <text:s/><text:span text:style-name="T22">snap</text:span> <text:s/><text:span text:style-name="T24">tmp</text:span> <text:s/><text:span text:style-name="T23">vmlinuz</text:span></text:p>
            <text:p text:style-name="Preformatted_20_Text"><text:span text:style-name="T22">boot</text:span> <text:s text:c="2"/><text:span text:style-name="T22">etc</text:span> <text:s text:c="2"/><text:span text:style-name="T23">initrd.img.old</text:span> <text:s/><text:span text:style-name="T22">lost+found</text:span> <text:s/><text:span text:style-name="T22">opt</text:span> <text:s text:c="2"/><text:span text:style-name="T22">run</text:span> <text:s text:c="2"/><text:span text:style-name="T22">srv</text:span> <text:s text:c="2"/><text:span text:style-name="T22">usr</text:span> <text:s/><text:span text:style-name="T23">vmlinuz.old</text:span></text:p>
            <text:p text:style-name="Preformatted_20_Text"><text:span text:style-name="T22">cdrom</text:span> <text:s/><text:span text:style-name="T22">home</text:span> <text:s/><text:span text:style-name="T22">lib</text:span> <text:s text:c="12"/><text:span text:style-name="T22">media</text:span> <text:s text:c="6"/><text:span text:style-name="T22">proc</text:span> <text:s/><text:span text:style-name="T22">sbin</text:span> <text:s/><text:span text:style-name="T22">sys</text:span> <text:s text:c="2"/><text:span text:style-name="T22">var</text:span></text:p>
            <text:p text:style-name="Preformatted_20_Text">lewandowski@224626 0 wto gru 04 10:43:22 / $ cd ~/Pulpit</text:p>
            <text:p text:style-name="Preformatted_20_Text">lewandowski@224626 0 wto gru 04 10:43:27 ~/Pulpit $ ls</text:p>
            <text:p text:style-name="P24">&amp;apos;To jest na pulpicie.&amp;apos;</text:p>
            <text:p text:style-name="P9"/>
          </table:table-cell>
        </table:table-row>
        <table:table-row>
          <table:table-cell table:style-name="Tabela2.A2" office:value-type="string" table:protected="true">
            <text:h text:style-name="Heading_20_2" text:outline-level="2"><text:span text:style-name="T3">5. </text:span><text:span text:style-name="T11">Znajdując się w katalogu domowym, wykonać polecenia </text:span><text:span text:style-name="T13">ls boot</text:span><text:span text:style-name="T11"> oraz </text:span><text:span text:style-name="T13">ls /boot</text:span><text:span text:style-name="T11"> . Wykonać listingi. Eksperyment powtórzyć po przejściu do katalogu głównego </text:span><text:span text:style-name="T16">/</text:span><text:span text:style-name="T11"> (polecenie: </text:span><text:span text:style-name="T13">cd /</text:span><text:span text:style-name="T11">). Wykonać odpowiednie listingi. Jaki jest skutek użycia znaku </text:span><text:span text:style-name="T16">/</text:span><text:span text:style-name="T11"> na początku ścieżki?</text:span></text:h>
            <text:p text:style-name="P3"/>
          </table:table-cell>
        </table:table-row>
        <table:table-row>
          <table:table-cell table:style-name="Tabela2.A2" office:value-type="string">
            <text:p text:style-name="P9">Odpowiednie listingi.</text:p>
            <text:p text:style-name="P15"><text:span text:style-name="T5">﻿</text:span>﻿</text:p>
            <text:p text:style-name="Preformatted_20_Text">lewandowski@224626 0 wto gru 04 10:48:51 ~ $ ls boot</text:p>
            <text:p text:style-name="Preformatted_20_Text">ls: nie ma dostępu do &amp;apos;boot&amp;apos;: Nie ma takiego pliku ani katalogu</text:p>
            <text:p text:style-name="Preformatted_20_Text">lewandowski@224626 0 wto gru 04 10:48:59 ~ $ ls /boot</text:p>
            <text:p text:style-name="Preformatted_20_Text">abi-4.15.0-29-generic <text:s text:c="8"/>memtest86+.elf</text:p>
            <text:p text:style-name="Preformatted_20_Text">abi-4.15.0-39-generic <text:s text:c="8"/>memtest86+_multiboot.bin</text:p>
            <text:p text:style-name="Preformatted_20_Text">config-4.15.0-29-generic <text:s text:c="5"/>retpoline-4.15.0-29-generic</text:p>
            <text:p text:style-name="Preformatted_20_Text">config-4.15.0-39-generic <text:s text:c="5"/>retpoline-4.15.0-39-generic</text:p>
            <text:p text:style-name="Preformatted_20_Text"><text:span text:style-name="T22">grub</text:span> <text:s text:c="25"/>System.map-4.15.0-29-generic</text:p>
            <text:p text:style-name="Preformatted_20_Text">initrd.img-4.15.0-29-generic <text:s/>System.map-4.15.0-39-generic</text:p>
            <text:p text:style-name="Preformatted_20_Text">initrd.img-4.15.0-39-generic <text:s/>vmlinuz-4.15.0-29-generic</text:p>
            <text:p text:style-name="Preformatted_20_Text"><text:span text:style-name="T22">lost+found</text:span> <text:s text:c="19"/>vmlinuz-4.15.0-39-generic</text:p>
            <text:p text:style-name="P23">memtest86+.bin</text:p>
            <text:p text:style-name="P13">﻿</text:p>
            <text:p text:style-name="Preformatted_20_Text">lewandowski@224626 0 wto gru 04 10:49:44 ~ $ cd ..</text:p>
            <text:p text:style-name="Preformatted_20_Text">lewandowski@224626 0 wto gru 04 10:49:52 /home $ cd ..</text:p>
            <text:p text:style-name="Preformatted_20_Text">lewandowski@224626 0 wto gru 04 10:49:53 / $ ls boot</text:p>
            <text:p text:style-name="Preformatted_20_Text">abi-4.15.0-29-generic <text:s text:c="8"/>memtest86+.elf</text:p>
            <text:p text:style-name="Preformatted_20_Text">abi-4.15.0-39-generic <text:s text:c="8"/>memtest86+_multiboot.bin</text:p>
            <text:p text:style-name="Preformatted_20_Text">config-4.15.0-29-generic <text:s text:c="5"/>retpoline-4.15.0-29-generic</text:p>
            <text:p text:style-name="Preformatted_20_Text">config-4.15.0-39-generic <text:s text:c="5"/>retpoline-4.15.0-39-generic</text:p>
            <text:p text:style-name="Preformatted_20_Text"><text:span text:style-name="T22">grub</text:span> <text:s text:c="25"/>System.map-4.15.0-29-generic</text:p>
            <text:p text:style-name="Preformatted_20_Text">initrd.img-4.15.0-29-generic <text:s/>System.map-4.15.0-39-generic</text:p>
            <text:p text:style-name="Preformatted_20_Text">initrd.img-4.15.0-39-generic <text:s/>vmlinuz-4.15.0-29-generic</text:p>
            <text:p text:style-name="Preformatted_20_Text"><text:span text:style-name="T22">lost+found</text:span> <text:s text:c="19"/>vmlinuz-4.15.0-39-generic</text:p>
            <text:p text:style-name="Preformatted_20_Text">memtest86+.bin</text:p>
            <text:p text:style-name="Preformatted_20_Text">lewandowski@224626 0 wto gru 04 10:49:56 / $ ls /boot</text:p>
            <text:p text:style-name="Preformatted_20_Text">abi-4.15.0-29-generic <text:s text:c="8"/>memtest86+.elf</text:p>
            <text:p text:style-name="Preformatted_20_Text">abi-4.15.0-39-generic <text:s text:c="8"/>memtest86+_multiboot.bin</text:p>
            <text:p text:style-name="Preformatted_20_Text">config-4.15.0-29-generic <text:s text:c="5"/>retpoline-4.15.0-29-generic</text:p>
            <text:p text:style-name="Preformatted_20_Text">config-4.15.0-39-generic <text:s text:c="5"/>retpoline-4.15.0-39-generic</text:p>
            <text:p text:style-name="Preformatted_20_Text"><text:span text:style-name="T22">grub</text:span> <text:s text:c="25"/>System.map-4.15.0-29-generic</text:p>
            <text:p text:style-name="Preformatted_20_Text">initrd.img-4.15.0-29-generic <text:s/>System.map-4.15.0-39-generic</text:p>
            <text:p text:style-name="Preformatted_20_Text">initrd.img-4.15.0-39-generic <text:s/>vmlinuz-4.15.0-29-generic</text:p>
            <text:p text:style-name="Preformatted_20_Text"><text:span text:style-name="T22">lost+found</text:span> <text:s text:c="19"/>vmlinuz-4.15.0-39-generic</text:p>
            <text:p text:style-name="P23">memtest86+.bin</text:p>
            <text:p text:style-name="P13"/>
            <text:p text:style-name="P11">Użycie znaku „ / ” na początku ścieżki skutkuje możliwością wyświetlenia zawartości katalogu „boot” z dowolnej loka<text:span text:style-name="T32">lizacji</text:span>.</text:p>
          </table:table-cell>
        </table:table-row>
        <table:table-row>
          <table:table-cell table:style-name="Tabela2.A2" office:value-type="string" table:protected="true">
            <text:h text:style-name="Heading_20_2" text:outline-level="2"><text:span text:style-name="T3">6. </text:span><text:span text:style-name="T11">Wyświetlić drzewo plików w katalogu domowym (polecenie: </text:span><text:span text:style-name="T13">tree</text:span><text:span text:style-name="T11">). Wykonać listing.</text:span></text:h>
            <text:p text:style-name="P4"/>
          </table:table-cell>
        </table:table-row>
        <table:table-row>
          <table:table-cell table:style-name="Tabela2.A2" office:value-type="string">
            <text:p text:style-name="P9">Odpowiednie listingi.</text:p>
            <text:p text:style-name="P15"><text:span text:style-name="T5">﻿</text:span>﻿</text:p>
            <text:p text:style-name="Preformatted_20_Text">lewandowski@224626 0 wto gru 04 10:50:27 ~ $ tree -a</text:p>
            <text:p text:style-name="P27"><text:soft-page-break/>.</text:p>
            <text:p text:style-name="Preformatted_20_Text">├── .bash_history</text:p>
            <text:p text:style-name="Preformatted_20_Text">├── .bash_logout</text:p>
            <text:p text:style-name="Preformatted_20_Text">├── .bashrc</text:p>
            <text:p text:style-name="Preformatted_20_Text">├── .bashrc.bak</text:p>
            <text:p text:style-name="Preformatted_20_Text">├── <text:span text:style-name="T22">.cache</text:span></text:p>
            <text:p text:style-name="Preformatted_20_Text">│   ├── event-sound-cache.tdb.c498c5bf2ca745a981673fa02745033e.x86_64-pc-linux-gnu</text:p>
            <text:p text:style-name="Preformatted_20_Text">│   ├── <text:span text:style-name="T22">evolution</text:span></text:p>
            <text:p text:style-name="Preformatted_20_Text">│   │   ├── <text:span text:style-name="T22">addressbook</text:span></text:p>
            <text:p text:style-name="Preformatted_20_Text">│   │   │   └── <text:span text:style-name="T22">trash</text:span></text:p>
            <text:p text:style-name="Preformatted_20_Text">│   │   ├── <text:span text:style-name="T22">calendar</text:span></text:p>
            <text:p text:style-name="Preformatted_20_Text">│   │   │   └── <text:span text:style-name="T22">trash</text:span></text:p>
            <text:p text:style-name="Preformatted_20_Text">│   │   ├── <text:span text:style-name="T22">mail</text:span></text:p>
            <text:p text:style-name="Preformatted_20_Text">│   │   │   └── <text:span text:style-name="T22">trash</text:span></text:p>
            <text:p text:style-name="Preformatted_20_Text">│   │   ├── <text:span text:style-name="T22">memos</text:span></text:p>
            <text:p text:style-name="Preformatted_20_Text">│   │   │   └── <text:span text:style-name="T22">trash</text:span></text:p>
            <text:p text:style-name="Preformatted_20_Text">│   │   ├── <text:span text:style-name="T22">sources</text:span></text:p>
            <text:p text:style-name="Preformatted_20_Text">│   │   │   └── <text:span text:style-name="T22">trash</text:span></text:p>
            <text:p text:style-name="Preformatted_20_Text">│   │   └── <text:span text:style-name="T22">tasks</text:span></text:p>
            <text:p text:style-name="Preformatted_20_Text">│   │   <text:s text:c="4"/>└── <text:span text:style-name="T22">trash</text:span></text:p>
            <text:p text:style-name="Preformatted_20_Text">│   ├── <text:span text:style-name="T22">fontconfig</text:span></text:p>
            <text:p text:style-name="Preformatted_20_Text">│   │   ├── 0bd3dc0958fa2205aaaa8ebb13e2872b-le64.cache-7</text:p>
            <text:p text:style-name="Preformatted_20_Text">│   │   ├── 158c65c810c0d352a587f5be66058e87-le64.cache-7</text:p>
            <text:p text:style-name="Preformatted_20_Text">│   │   ├── 3047814df9a2f067bd2d96a2b9c36e5a-le64.cache-7</text:p>
            <text:p text:style-name="Preformatted_20_Text">│   │   ├── 4794a0821666d79190d59a36cb4f44b5-le64.cache-7</text:p>
            <text:p text:style-name="Preformatted_20_Text">│   │   ├── 9d2451b1fd30e5bffe8383fd27c35478-le64.cache-7</text:p>
            <text:p text:style-name="Preformatted_20_Text">│   │   ├── a41116dafaf8b233ac2c61cb73f2ea5f-le64.cache-7</text:p>
            <text:p text:style-name="Preformatted_20_Text">│   │   └── CACHEDIR.TAG</text:p>
            <text:p text:style-name="Preformatted_20_Text">│   ├── <text:span text:style-name="T22">gnome-software</text:span></text:p>
            <text:p text:style-name="Preformatted_20_Text">│   │   ├── <text:span text:style-name="T22">cssresource</text:span></text:p>
            <text:p text:style-name="Preformatted_20_Text">│   │   │   ├── <text:span text:style-name="T25">5ba0e9b2cc79a8afd469b183a4006929bcc39b00-banner-icon_vWkDBG3.png</text:span></text:p>
            <text:p text:style-name="Preformatted_20_Text">│   │   │   ├── <text:span text:style-name="T25">77e25ae4433ebd18cceeebee1c05d9ff0e1ef427-banner_32i5K4c.png</text:span></text:p>
            <text:p text:style-name="Preformatted_20_Text">│   │   │   ├── <text:span text:style-name="T25">7ed6277a9d365314e110e32a746f14aaaee41506-banner_wDoKy9V.png</text:span></text:p>
            <text:p text:style-name="Preformatted_20_Text">│   │   │   ├── <text:span text:style-name="T25">c7b43eafc57a7ea49ad618589251144c4aa04a75-banner-icon_vTuWXrt.png</text:span></text:p>
            <text:p text:style-name="Preformatted_20_Text">│   │   │   └── <text:span text:style-name="T25">f086b7af91273453581758395baa3bd385e2ac41-banner-icon.png</text:span></text:p>
            <text:p text:style-name="Preformatted_20_Text">│   │   ├── <text:span text:style-name="T22">fwupd</text:span></text:p>
            <text:p text:style-name="Preformatted_20_Text">│   │   │   └── <text:span text:style-name="T22">remotes.d</text:span></text:p>
            <text:p text:style-name="Preformatted_20_Text">│   │   │   <text:s text:c="4"/>└── <text:span text:style-name="T22">lvfs</text:span></text:p>
            <text:p text:style-name="Preformatted_20_Text">│   │   │   <text:s text:c="8"/>├── <text:span text:style-name="T26">metadata.xml.gz</text:span></text:p>
            <text:p text:style-name="Preformatted_20_Text">│   │   │   <text:s text:c="8"/>└── metadata.xml.gz.asc</text:p>
            <text:p text:style-name="Preformatted_20_Text">│   │   ├── <text:span text:style-name="T22">icons</text:span></text:p>
            <text:p text:style-name="Preformatted_20_Text">│   │   │   ├── <text:span text:style-name="T25">03d7afe821e8ef090584c80e62ed44928595ce87-vidcutter.png</text:span></text:p>
            <text:p text:style-name="Preformatted_20_Text">│   │   │   ├── <text:span text:style-name="T25">05df2e59b062932cbc01d41d30ebb51f50483ae7-icon_w5YGlFC.png</text:span></text:p>
            <text:p text:style-name="Preformatted_20_Text">│   │   │   ├── <text:span text:style-name="T25">0904c77d45c89301293ba50309ad33ea4b8abfee-supertuxkart-256.png</text:span></text:p>
            <text:p text:style-name="Preformatted_20_Text">│   │   │   ├── <text:span text:style-name="T25">0969b943845a7ed7e6431176739582f96451fd5f-sublime-text.png</text:span></text:p>
            <text:p text:style-name="Preformatted_20_Text">│   │   │   ├── <text:span text:style-name="T25">0cda02fb6e328ff19c0b8548b92266b5bc344836-handbrake-jz.png</text:span></text:p>
            <text:p text:style-name="Preformatted_20_Text">│   │   │   ├── <text:span text:style-name="T25">0d46914ea561fcf57155689d602a0f64c608bf99-mpv.png</text:span></text:p>
            <text:p text:style-name="Preformatted_20_Text">│   │   │   ├── <text:span text:style-name="T25">12f14b292de6f43f18915f65d83024fcc9414a2c-icon_pZH83e3.png</text:span></text:p>
            <text:p text:style-name="Preformatted_20_Text">│   │   │   ├── <text:span text:style-name="T25">132ddc6dc4f8b457cc6b4967f834c833116d8232-quadrapassel.svg.png</text:span></text:p>
            <text:p text:style-name="Preformatted_20_Text">│   │   │   ├── <text:span text:style-name="T25">149852875ad65d76714d7d2aef79065eb202c32d-icon.svg_FEMl3Xb.png</text:span></text:p>
            <text:p text:style-name="Preformatted_20_Text">│   │   │   ├── <text:span text:style-name="T25">15b0c38ccb8183cec8603033ef52e561a716728d-lindacoin-wallet1.png</text:span></text:p>
            <text:p text:style-name="Preformatted_20_Text">│   │   │   ├── <text:span text:style-name="T25">1672f032442e08898debddd459bb1d9bc6940e76-256x256_6u0RIUd.png</text:span></text:p>
            <text:p text:style-name="Preformatted_20_Text">│   │   │   ├── <text:span text:style-name="T25">180e16b12c23fcc24fbc22ca808b3b54133eb07b-urban-terror_vKNyrRA.png</text:span></text:p>
            <text:p text:style-name="Preformatted_20_Text">│   │   │   ├── <text:span text:style-name="T25">18135ec695f8ec5d2466f5770d03fa64076c6832-256x256_I95tSNJ.png</text:span></text:p>
            <text:p text:style-name="Preformatted_20_Text">│   │   │   ├── <text:span text:style-name="T25">1956bbffb67582609c583036d5329d529f4ce830-simplenote.png</text:span></text:p>
            <text:p text:style-name="Preformatted_20_Text">│   │   │   ├── <text:span text:style-name="T25">1a465ddb0ef76e1bac52621e13accaaca0e0dc80-gimp.png</text:span></text:p>
            <text:p text:style-name="Preformatted_20_Text">│   │   │   ├── <text:span text:style-name="T25">1a57929f3e7375f369454acabb4276ee2e44f3da-LogAnalyzer256.png</text:span></text:p>
            <text:p text:style-name="Preformatted_20_Text">│   │   │   ├── <text:span text:style-name="T25">1b349316d6805e4f305e4e2d207dad6248bf5a93-LibreOffice-Initial-Artwork-Logo.png</text:span></text:p>
            <text:p text:style-name="Preformatted_20_Text"><text:soft-page-break/>│   │   │   ├── <text:span text:style-name="T25">1f25f4f30e71e8f78092a16b04634151356bfe0b-organize-my-files-icon-256x256.png</text:span></text:p>
            <text:p text:style-name="Preformatted_20_Text">│   │   │   ├── <text:span text:style-name="T25">1fcacb39f7555ac8cf94df5bd7b279fdb174bc03-icon256_f9302jP.png</text:span></text:p>
            <text:p text:style-name="Preformatted_20_Text">│   │   │   ├── <text:span text:style-name="T25">1fcc170cf7245bb889b1482e6909387eee2b7dd4-app_256.png</text:span></text:p>
            <text:p text:style-name="Preformatted_20_Text">│   │   │   ├── <text:span text:style-name="T25">1fda18d20714a95e6f3f50b3d1e058b371b147fb-obs-studio.png</text:span></text:p>
            <text:p text:style-name="Preformatted_20_Text">│   │   │   ├── <text:span text:style-name="T25">207b1b9fe8748896b8e2125f4f626108b2ac6151-Skype.png</text:span></text:p>
            <text:p text:style-name="Preformatted_20_Text">│   │   │   ├── <text:span text:style-name="T25">2158678056483cc6f1c971c1e9acb5b793771880-logo_17_sm.png</text:span></text:p>
            <text:p text:style-name="Preformatted_20_Text">│   │   │   ├── <text:span text:style-name="T25">2291aa92d93f8c2d826f4ab85018e126bea5b38e-cr3.png</text:span></text:p>
            <text:p text:style-name="Preformatted_20_Text">│   │   │   ├── <text:span text:style-name="T25">229bca367be22b55d61004772732725d216a83ab-QOwnNotes.png</text:span></text:p>
            <text:p text:style-name="Preformatted_20_Text">│   │   │   ├── <text:span text:style-name="T25">23221e9f3f2966856de7f0800a59c7fc7c4526e7-icon256.png</text:span></text:p>
            <text:p text:style-name="Preformatted_20_Text">│   │   │   ├── <text:span text:style-name="T25">23a83fe8db7a4e5e8fa35569022c4abcc28d3367-icon.svg_Uva1OGE.png</text:span></text:p>
            <text:p text:style-name="Preformatted_20_Text">│   │   │   ├── <text:span text:style-name="T25">24d2f58b9069927a26b189cb3da4e8dc336c2da0-Noson_1.png</text:span></text:p>
            <text:p text:style-name="Preformatted_20_Text">│   │   │   ├── <text:span text:style-name="T25">278e8e778ad8e1fe0dae8490068c8717e824a297-9c52b09c736d0683d341c126da62d008.png</text:span></text:p>
            <text:p text:style-name="Preformatted_20_Text">│   │   │   ├── <text:span text:style-name="T25">295c26f77a4490271b3eafd731d4143089844f7e-bittickerlogo.png</text:span></text:p>
            <text:p text:style-name="Preformatted_20_Text">│   │   │   ├── <text:span text:style-name="T25">2bb8258b086b2b425c94613be69bff27c15fd1fb-snap_odio_logo.png</text:span></text:p>
            <text:p text:style-name="Preformatted_20_Text">│   │   │   ├── <text:span text:style-name="T25">2f2395b4d8a2b57671ee66e584ae1a0172426669-1.png</text:span></text:p>
            <text:p text:style-name="Preformatted_20_Text">│   │   │   ├── <text:span text:style-name="T25">350351602d665158fa996d0b0f06086e1b6e0715-plex-pms-icon.png</text:span></text:p>
            <text:p text:style-name="Preformatted_20_Text">│   │   │   ├── <text:span text:style-name="T25">39c38c8a33ac407604b8810a2abde32b12667bcd-logo.png</text:span></text:p>
            <text:p text:style-name="Preformatted_20_Text">│   │   │   ├── <text:span text:style-name="T25">3cb5a014019dc3c144500115a796258d60e0cd0a-SongBuilderColourIcon256.png</text:span></text:p>
            <text:p text:style-name="Preformatted_20_Text">│   │   │   ├── <text:span text:style-name="T25">3e8292eb4fbe7be80653936d923dffea0a098beb-Icon.ico.png</text:span></text:p>
            <text:p text:style-name="Preformatted_20_Text">│   │   │   ├── <text:span text:style-name="T25">3ed171f54802c784d5b5a49ef91ece96718658aa-vlc.png</text:span></text:p>
            <text:p text:style-name="Preformatted_20_Text">│   │   │   ├── <text:span text:style-name="T25">40769f96103307f1f6eb0d320bcb23e097528da9-subsonic_logo3.png</text:span></text:p>
            <text:p text:style-name="Preformatted_20_Text">│   │   │   ├── <text:span text:style-name="T25">412db2ed1cbe07a563978ef23c55f24f0ee65c3b-bitcoin256.png</text:span></text:p>
            <text:p text:style-name="Preformatted_20_Text">│   │   │   ├── <text:span text:style-name="T25">43f04170ee039e1b52420bfc3e5abdc79145c90b-icon_14.png</text:span></text:p>
            <text:p text:style-name="Preformatted_20_Text">│   │   │   ├── <text:span text:style-name="T25">45793708ff0073e861e40099fa665aec365a898f-icon_app256_1.png</text:span></text:p>
            <text:p text:style-name="Preformatted_20_Text">│   │   │   ├── <text:span text:style-name="T25">4a89c170f41f73aecd8dafd4176f828ece31dcf9-cncra.png</text:span></text:p>
            <text:p text:style-name="Preformatted_20_Text">│   │   │   ├── <text:span text:style-name="T25">4bc048c2d6ab0bb70d6b4961a4796c9c6cb87373-smartscreen_256x256.png</text:span></text:p>
            <text:p text:style-name="Preformatted_20_Text">│   │   │   ├── <text:span text:style-name="T25">4d4f675c017312c82841d0146f5d81578922aaa5-iRASPA-icon-512x512.png</text:span></text:p>
            <text:p text:style-name="Preformatted_20_Text">│   │   │   ├── <text:span text:style-name="T25">4d8c1fd87e2f5b4e6c6171cbfe2279fd744858b5-b8a85a31-MicroK8s_SnapStore_icon.png</text:span></text:p>
            <text:p text:style-name="Preformatted_20_Text">│   │   │   ├── <text:span text:style-name="T25">4e763d64d7d04a3b072fcb90e3798530916c6b8a-spotify-linux-256.png</text:span></text:p>
            <text:p text:style-name="Preformatted_20_Text">│   │   │   ├── <text:span text:style-name="T25">5109d810a50eccc2668301c40b58c45104d2b426-rubymine.ico.png</text:span></text:p>
            <text:p text:style-name="Preformatted_20_Text">│   │   │   ├── <text:span text:style-name="T25">52b12dbe5968cd5bcab32b76a281c702255ec179-heimer.png</text:span></text:p>
            <text:p text:style-name="Preformatted_20_Text">│   │   │   ├── <text:span text:style-name="T25">5300e60d47b303e7bd74b1d4d086ab59fda4429d-icon_i1tlvPA.png</text:span></text:p>
            <text:p text:style-name="Preformatted_20_Text">│   │   │   ├── <text:span text:style-name="T25">56a5db00f697593b8fef9e80ba6889cf2b435800-256px-Scummvm_icon.svg.png</text:span></text:p>
            <text:p text:style-name="Preformatted_20_Text">│   │   │   ├── <text:span text:style-name="T25">56a7fe4a0819f942c28843cf0183354b133bab86-Powershell_black.ico.png</text:span></text:p>
            <text:p text:style-name="Preformatted_20_Text">│   │   │   ├── <text:span text:style-name="T25">5be6b88dfcb10967f2a8b0f40efa60bb3134ce8c-Group_1_1.png</text:span></text:p>
            <text:p text:style-name="Preformatted_20_Text">│   │   │   ├── <text:span text:style-name="T25">5c022d3d84c2a3da90749effc2f5edd4acf357d2--NNP9RC0.png</text:span></text:p>
            <text:p text:style-name="Preformatted_20_Text">│   │   │   ├── <text:span text:style-name="T25">6152d2f7ea6415f0993eedb0c1d9673397a23466-boa.png</text:span></text:p>
            <text:p text:style-name="Preformatted_20_Text">│   │   │   ├── <text:span text:style-name="T25">61e7ecde9f33cf768bce16a5d7135865d793805a-opera_DrRnkh0.png</text:span></text:p>
            <text:p text:style-name="Preformatted_20_Text">│   │   │   ├── <text:span text:style-name="T25">6495eebc301f5c373d005a423eab05d966a71be2-notepad-plus-plus.png</text:span></text:p>
            <text:p text:style-name="Preformatted_20_Text">│   │   │   ├── <text:span text:style-name="T25">65447830a2597a74a3c007613e802b9183042eb0-hexchat.svg.png</text:span></text:p>
            <text:p text:style-name="Preformatted_20_Text">│   │   │   ├── <text:span text:style-name="T25">6631ad272f96cf93734953f85a9cb8d7ba948ac1-icon.svg_wMvJ4rV.png</text:span></text:p>
            <text:p text:style-name="Preformatted_20_Text">│   │   │   ├── <text:span text:style-name="T25">689d3aa1d3f6f0f5914289b309ecf4daf6ca3487-mscore.svg.png</text:span></text:p>
            <text:p text:style-name="Preformatted_20_Text">│   │   │   ├── <text:span text:style-name="T25">68e92fd32568c0d72561f7da21e8c20d6adbf0c3-discographer-icon-256.png</text:span></text:p>
            <text:p text:style-name="Preformatted_20_Text">│   │   │   ├── <text:span text:style-name="T25">6cc8007614a557fe7009ddb3d63327130069ac39-tome.png</text:span></text:p>
            <text:p text:style-name="Preformatted_20_Text">│   │   │   ├── <text:span text:style-name="T25">6d33536562fa2accc6ef9e94fb5c45121da578e2-torlogo.png</text:span></text:p>
            <text:p text:style-name="Preformatted_20_Text">│   │   │   ├── <text:span text:style-name="T25">6f8a84ebd508d551dd77820afb32c9d2dfb9a1a4-brave-256px.png</text:span></text:p>
            <text:p text:style-name="Preformatted_20_Text">│   │   │   ├── <text:span text:style-name="T25">7172c35f9999131b024d7239ed874cbf2229bf79-shotcut-logo-256x256_1.png</text:span></text:p>
            <text:p text:style-name="Preformatted_20_Text">│   │   │   ├── <text:span text:style-name="T25">747a05759313a8db1610a6a873df48bd4c74a843-eog.png</text:span></text:p>
            <text:p text:style-name="Preformatted_20_Text">│   │   │   ├── <text:span text:style-name="T25">754ad5e87c497016f04419460703a8e7dbfee73e-bitcoin256_pshFiKg.png</text:span></text:p>
            <text:p text:style-name="Preformatted_20_Text">│   │   │   ├── <text:span text:style-name="T25">77061189b4837ceff1a9ea6bd53eb469a0bcfca4-xnview256.png</text:span></text:p>
            <text:p text:style-name="Preformatted_20_Text">│   │   │   ├── <text:span text:style-name="T25">7ac77d66878d76986ac510bd4c0fb93b4d1d3332-micropolis.png</text:span></text:p>
            <text:p text:style-name="Preformatted_20_Text">│   │   │   ├── <text:span text:style-name="T25">7ce1db1fd294423284f45bda543ebd9fef07614b-256x256.png</text:span></text:p>
            <text:p text:style-name="Preformatted_20_Text">│   │   │   ├── <text:span text:style-name="T25">8216801894cf8fa46b8ea30cc5fe3e74f899a989-icon_Cwzljtp.png</text:span></text:p>
            <text:p text:style-name="Preformatted_20_Text"><text:soft-page-break/>│   │   │   ├── <text:span text:style-name="T25">830e5e1c9d02cee5b9d99dbf249466810e517fad-icon_app256_6.png</text:span></text:p>
            <text:p text:style-name="Preformatted_20_Text">│   │   │   ├── <text:span text:style-name="T25">86ecaa051811a0890573a6fce0324b2989d8e1ed-icon_8EiVfvl.png</text:span></text:p>
            <text:p text:style-name="Preformatted_20_Text">│   │   │   ├── <text:span text:style-name="T25">870d9134fd44853e4711a3a224e289b7cbdc209b-reden_logo_transparent_256px.png</text:span></text:p>
            <text:p text:style-name="Preformatted_20_Text">│   │   │   ├── <text:span text:style-name="T25">87641bcc945147e68363c9e4730b6e8f82303f82-icon_9.png</text:span></text:p>
            <text:p text:style-name="Preformatted_20_Text">│   │   │   ├── <text:span text:style-name="T25">87b9161d12dcafb45a174744e27b481236d0e6ad-warzone2100.large.png</text:span></text:p>
            <text:p text:style-name="Preformatted_20_Text">│   │   │   ├── <text:span text:style-name="T25">891a1e7e827c2803ca262026dfe86a88c42ba2d6-vestin.png</text:span></text:p>
            <text:p text:style-name="Preformatted_20_Text">│   │   │   ├── <text:span text:style-name="T25">8af67c6b6f66b1ef71682800bfa123f6b9675a88-logo_-_256px.png</text:span></text:p>
            <text:p text:style-name="Preformatted_20_Text">│   │   │   ├── <text:span text:style-name="T25">8c409c1f5dcdf083035122a12b8991a919dac696-icon.svg_7Eenexu.png</text:span></text:p>
            <text:p text:style-name="Preformatted_20_Text">│   │   │   ├── <text:span text:style-name="T25">8d3c27b9815ab956fb39b1f2c168bffddd277320-icon_CE_256_2Qe5uEl.png</text:span></text:p>
            <text:p text:style-name="Preformatted_20_Text">│   │   │   ├── <text:span text:style-name="T25">8f70ba7e918a61477b7d1f6b54349373141495a4-hiri-logo-256.png</text:span></text:p>
            <text:p text:style-name="Preformatted_20_Text">│   │   │   ├── <text:span text:style-name="T25">916fedaded3104390b1dc32608a299072e6bd34e-Instagraph.png</text:span></text:p>
            <text:p text:style-name="Preformatted_20_Text">│   │   │   ├── <text:span text:style-name="T25">91884d85ad89b0e6873645c4132e2ab3a2e2100a-256x256.png</text:span></text:p>
            <text:p text:style-name="Preformatted_20_Text">│   │   │   ├── <text:span text:style-name="T25">934d15b554644f1b204ddad21c7ed8a8195fd741-sdlpop.png</text:span></text:p>
            <text:p text:style-name="Preformatted_20_Text">│   │   │   ├── <text:span text:style-name="T25">96b90347fc5d2047122de8f3034239b0d259ed66-org.remmina.Remmina.png</text:span></text:p>
            <text:p text:style-name="Preformatted_20_Text">│   │   │   ├── <text:span text:style-name="T25">980f324e76f4fe70e6980bde9844080a1b8d48ee-photoscape-256x256.png</text:span></text:p>
            <text:p text:style-name="Preformatted_20_Text">│   │   │   ├── <text:span text:style-name="T25">9878b4b2d44a871fb9795d20e6d0b36cb972ec4b-xd.png</text:span></text:p>
            <text:p text:style-name="Preformatted_20_Text">│   │   │   ├── <text:span text:style-name="T25">9979f7034eaf0bd578735aa342ada0e18693f471-smalltextpad.png</text:span></text:p>
            <text:p text:style-name="Preformatted_20_Text">│   │   │   ├── <text:span text:style-name="T25">9a2416be9513b0183e00ef958e0c8d38892b1109-mars-256_etORXwv.png</text:span></text:p>
            <text:p text:style-name="Preformatted_20_Text">│   │   │   ├── <text:span text:style-name="T25">9bd5805edd619f40eab375e7b7a0cee31aec827e-256x256.png</text:span></text:p>
            <text:p text:style-name="Preformatted_20_Text">│   │   │   ├── <text:span text:style-name="T25">9ccc148c89267997824268c0cfc8566058708ba5-cumulonimbus.png</text:span></text:p>
            <text:p text:style-name="Preformatted_20_Text">│   │   │   ├── <text:span text:style-name="T25">9ea65409a2badb433cfed68f01cce6c4bdc41d08-icon_5.png</text:span></text:p>
            <text:p text:style-name="Preformatted_20_Text">│   │   │   ├── <text:span text:style-name="T25">9f46eb99bb9da06b6ab9c8e19457d44bcce207f3-code-256px_yXmjUSe.png</text:span></text:p>
            <text:p text:style-name="Preformatted_20_Text">│   │   │   ├── <text:span text:style-name="T25">9ffe029cdb21b9d2d99c60e2e7369fde489b4461-logo-icon-002.png</text:span></text:p>
            <text:p text:style-name="Preformatted_20_Text">│   │   │   ├── <text:span text:style-name="T25">a00543e4420857f2febaa20cf577c159f201e036-icon256.png</text:span></text:p>
            <text:p text:style-name="Preformatted_20_Text">│   │   │   ├── <text:span text:style-name="T25">a1cac3c7e6b42016b6803217f6de13632ef004ec-mkvtoolnix_logo.png</text:span></text:p>
            <text:p text:style-name="Preformatted_20_Text">│   │   │   ├── <text:span text:style-name="T25">a3444929feadbed406748c7b0f0d7dc38b9eb22f-icon.svg_1.png</text:span></text:p>
            <text:p text:style-name="Preformatted_20_Text">│   │   │   ├── <text:span text:style-name="T25">a58035177eaa46bf9c6ea492c8a31fd8cd1436ef-256x256_bLkzrbB.png</text:span></text:p>
            <text:p text:style-name="Preformatted_20_Text">│   │   │   ├── <text:span text:style-name="T25">addafd7db48946cd7a21e095d0e2325dbb6df65f-icon.svg.png</text:span></text:p>
            <text:p text:style-name="Preformatted_20_Text">│   │   │   ├── <text:span text:style-name="T25">af7e8dcf72ce0e9af353fece1d336b1bd71c5866-ubuntu-login.png</text:span></text:p>
            <text:p text:style-name="Preformatted_20_Text">│   │   │   ├── <text:span text:style-name="T25">b16c6cbec2c84e851a7490821964dcbf5a0daafe-icon_256x256_6tATclo.png</text:span></text:p>
            <text:p text:style-name="Preformatted_20_Text">│   │   │   ├── <text:span text:style-name="T25">b68ec1a6d9bac7b89ca58e92629ba512c11033aa-icon_3.png</text:span></text:p>
            <text:p text:style-name="Preformatted_20_Text">│   │   │   ├── <text:span text:style-name="T25">b76c939b5187194e1abf0979b9642bd4c08eca01-auryo.png</text:span></text:p>
            <text:p text:style-name="Preformatted_20_Text">│   │   │   ├── <text:span text:style-name="T25">b8ca3e3d8292bea6fd39b05319f313d956e2c054-poddr_logo.png</text:span></text:p>
            <text:p text:style-name="Preformatted_20_Text">│   │   │   ├── <text:span text:style-name="T25">ba2740d47e8cf02e2f3a4f1583c3f946e5c18df8-foobar2000.png</text:span></text:p>
            <text:p text:style-name="Preformatted_20_Text">│   │   │   ├── <text:span text:style-name="T25">bb09826e06999e558434b7f8b0cc2f13ac0fc275-256-GTK_logo.png</text:span></text:p>
            <text:p text:style-name="Preformatted_20_Text">│   │   │   ├── <text:span text:style-name="T25">bc17db32bccaa647457037318122e17e6fd37e9b-logo256.png</text:span></text:p>
            <text:p text:style-name="Preformatted_20_Text">│   │   │   ├── <text:span text:style-name="T25">bd1e13331b78ac2bdc1ac3986ea486402d24be50-rsz_android_studio_icon.png</text:span></text:p>
            <text:p text:style-name="Preformatted_20_Text">│   │   │   ├── <text:span text:style-name="T25">be07abd6cca13e725106af9a5514da02ce14292b-transitions256_eqtywYk.png</text:span></text:p>
            <text:p text:style-name="Preformatted_20_Text">│   │   │   ├── <text:span text:style-name="T25">c0cac08604a88607cc63b6dbf459dcc422c5c729-codebreakers.png</text:span></text:p>
            <text:p text:style-name="Preformatted_20_Text">│   │   │   ├── <text:span text:style-name="T25">c1c57dce47444eb8def4673787e3bb080b7b048d-teatime.svg.png</text:span></text:p>
            <text:p text:style-name="Preformatted_20_Text">│   │   │   ├── <text:span text:style-name="T25">c231dd718a0e5e282ca5a38df074a0483fa39a3b-accessories-calculator.png</text:span></text:p>
            <text:p text:style-name="Preformatted_20_Text">│   │   │   ├── <text:span text:style-name="T25">c23b17ab44a60e90ca1d3850ef6a7476799ae142-icon_24.png</text:span></text:p>
            <text:p text:style-name="Preformatted_20_Text">│   │   │   ├── <text:span text:style-name="T25">c30b2ac15f5f0801e7a3943d2d09ca71bd1efa67-BlenderDesktopLogo.png</text:span></text:p>
            <text:p text:style-name="Preformatted_20_Text">│   │   │   ├── <text:span text:style-name="T25">c8a3495bf18147e89e91572d9c88727d8dfc2fc5-icon256.png</text:span></text:p>
            <text:p text:style-name="Preformatted_20_Text">│   │   │   ├── <text:span text:style-name="T25">c99f277e3dd19157483ddfc205b82d95021329b9-openra.png</text:span></text:p>
            <text:p text:style-name="Preformatted_20_Text">│   │   │   ├── <text:span text:style-name="T25">caf535605564d53740f263fc37b2c710f97624ea-jgalaxian.png</text:span></text:p>
            <text:p text:style-name="Preformatted_20_Text">│   │   │   ├── <text:span text:style-name="T25">cce3c494341bf36f5439cbdd344b24b196b58cd1-256.png</text:span></text:p>
            <text:p text:style-name="Preformatted_20_Text">│   │   │   ├── <text:span text:style-name="T25">d069678d79426f4d5786a8b2c4c015960aa92dc2-icon_5rArdFv.png</text:span></text:p>
            <text:p text:style-name="Preformatted_20_Text">│   │   │   ├── <text:span text:style-name="T25">d70c34d85dc5cb7b38c39f1f3a9b03fc4877068f-ffmpeg_LvkKa6R.png</text:span></text:p>
            <text:p text:style-name="Preformatted_20_Text">│   │   │   ├── <text:span text:style-name="T25">d855f349bfad3ffa9881ca041d65b28eb2b1536d-slack.png</text:span></text:p>
            <text:p text:style-name="Preformatted_20_Text">│   │   │   ├── <text:span text:style-name="T25">d921c79c2a5f6a5cd92846701bcb693ac2799031-livetuner.png</text:span></text:p>
            <text:p text:style-name="Preformatted_20_Text">│   │   │   ├── <text:span text:style-name="T25">daf18640a635eb417f3b0395d4ee018843650531-256x256_S1sji6d.png</text:span></text:p>
            <text:p text:style-name="Preformatted_20_Text">│   │   │   ├── <text:span text:style-name="T25">dc7169d1c6b74c7e730cfccc622f8fafa0861b9d-discord.png</text:span></text:p>
            <text:p text:style-name="Preformatted_20_Text">│   │   │   ├── <text:span text:style-name="T25">dea56864b753381987084f5e028e8b73e9722716-xonotic_256x.png</text:span></text:p>
            <text:p text:style-name="Preformatted_20_Text">│   │   │   ├── <text:span text:style-name="T25">defc628690059e0b1e4082017c13270505d25cf0-icon_XdsF8vs.png</text:span></text:p>
            <text:p text:style-name="Preformatted_20_Text">│   │   │   ├── <text:span text:style-name="T25">df2ff3bd987cc5fe8a0aba62e49ef0dc5c7649ac-class.png</text:span></text:p>
            <text:p text:style-name="Preformatted_20_Text"><text:soft-page-break/>│   │   │   ├── <text:span text:style-name="T25">dfa047abfb120ba0c558028092d476ad94306a2d-Logo_256x256_V9U8HGs.png</text:span></text:p>
            <text:p text:style-name="Preformatted_20_Text">│   │   │   ├── <text:span text:style-name="T25">e0b250bcdf4ae2411c2203f5973069b5f89e4382-256x256.png</text:span></text:p>
            <text:p text:style-name="Preformatted_20_Text">│   │   │   ├── <text:span text:style-name="T25">e18daa987198ede1deaa97c7e845fc93f800c7b5-gifcurry-icon-256x256.png</text:span></text:p>
            <text:p text:style-name="Preformatted_20_Text">│   │   │   ├── <text:span text:style-name="T25">e1bb2cdfdb36efdc82ccdec09dfca06961e063f1-icon_IzCN8xA.png</text:span></text:p>
            <text:p text:style-name="Preformatted_20_Text">│   │   │   ├── <text:span text:style-name="T25">e30f1348a8a0e4c73bbf152f927275c3801a7cbf-icon_l8OdzU6.png</text:span></text:p>
            <text:p text:style-name="Preformatted_20_Text">│   │   │   ├── <text:span text:style-name="T25">e55e08cc0c673511e8027cf01b6078046e434b1a-icon_dark.ico.png</text:span></text:p>
            <text:p text:style-name="Preformatted_20_Text">│   │   │   ├── <text:span text:style-name="T25">e7be031972ba84813014b5fb9d634e7da6f47b70-logo.256x256.png</text:span></text:p>
            <text:p text:style-name="Preformatted_20_Text">│   │   │   ├── <text:span text:style-name="T25">e8a697d257dab3df8c4d4db167fc9d5fafe2224d-Skype.png</text:span></text:p>
            <text:p text:style-name="Preformatted_20_Text">│   │   │   ├── <text:span text:style-name="T25">ee935120375b538e93f7489ed7288d1ad6375b75-inkscape.png</text:span></text:p>
            <text:p text:style-name="Preformatted_20_Text">│   │   │   ├── <text:span text:style-name="T25">f0be78cfcfacf981acfc7ba2cbababfabd2e74ed-music_icon-24.svg.png</text:span></text:p>
            <text:p text:style-name="Preformatted_20_Text">│   │   │   ├── <text:span text:style-name="T25">f0fd7a34e8a0054aafb85f41457372103821e25b-gpmdp.png</text:span></text:p>
            <text:p text:style-name="Preformatted_20_Text">│   │   │   ├── <text:span text:style-name="T25">f36a897ce58dcaf3c5b723c53f321f68a75a51b7-icon.ico.png</text:span></text:p>
            <text:p text:style-name="Preformatted_20_Text">│   │   │   ├── <text:span text:style-name="T25">f53de11b2ed4541d9b5ebddbbd696756d588cfeb-oh-my-giraffe_256.png</text:span></text:p>
            <text:p text:style-name="Preformatted_20_Text">│   │   │   ├── <text:span text:style-name="T25">f5dc97838f65c3e020c5a7b1894ffda7c354277d-zenkit-small.png</text:span></text:p>
            <text:p text:style-name="Preformatted_20_Text">│   │   │   ├── <text:span text:style-name="T25">f64b67ad6e17f53cdbb8d82309b3cc34b6c59803-chromium-browser.png</text:span></text:p>
            <text:p text:style-name="Preformatted_20_Text">│   │   │   ├── <text:span text:style-name="T25">f7806e33e5735b95040f9f6719b890ada4b066a3-domotz.png</text:span></text:p>
            <text:p text:style-name="Preformatted_20_Text">│   │   │   └── <text:span text:style-name="T25">f9ae1fb5dec311e7d0c6771c2ee10ca3f6265ad0-clementine.png</text:span></text:p>
            <text:p text:style-name="Preformatted_20_Text">│   │   └── <text:span text:style-name="T22">shell-extensions</text:span></text:p>
            <text:p text:style-name="Preformatted_20_Text">│   │   <text:s text:c="4"/>├── gnome.json</text:p>
            <text:p text:style-name="Preformatted_20_Text">│   │   <text:s text:c="4"/>└── gnome.json.6N5WSZ</text:p>
            <text:p text:style-name="Preformatted_20_Text">│   ├── <text:span text:style-name="T22">gstreamer-1.0</text:span></text:p>
            <text:p text:style-name="Preformatted_20_Text">│   │   └── registry.x86_64.bin</text:p>
            <text:p text:style-name="Preformatted_20_Text">│   ├── <text:span text:style-name="T22">ibus</text:span></text:p>
            <text:p text:style-name="Preformatted_20_Text">│   │   └── <text:span text:style-name="T22">bus</text:span></text:p>
            <text:p text:style-name="Preformatted_20_Text">│   │   <text:s text:c="4"/>└── registry</text:p>
            <text:p text:style-name="Preformatted_20_Text">│   ├── <text:span text:style-name="T22">ibus-table</text:span></text:p>
            <text:p text:style-name="Preformatted_20_Text">│   ├── <text:span text:style-name="T22">libgweather</text:span></text:p>
            <text:p text:style-name="Preformatted_20_Text">│   ├── <text:span text:style-name="T22">mc</text:span></text:p>
            <text:p text:style-name="Preformatted_20_Text">│   │   └── Tree</text:p>
            <text:p text:style-name="Preformatted_20_Text">│   ├── <text:span text:style-name="T22">mozilla</text:span></text:p>
            <text:p text:style-name="Preformatted_20_Text">│   │   └── <text:span text:style-name="T22">firefox</text:span></text:p>
            <text:p text:style-name="Preformatted_20_Text">│   │   <text:s text:c="4"/>└── <text:span text:style-name="T22">rzimclff.default</text:span></text:p>
            <text:p text:style-name="Preformatted_20_Text">│   │   <text:s text:c="8"/>├── <text:span text:style-name="T22">cache2</text:span></text:p>
            <text:p text:style-name="Preformatted_20_Text">│   │   <text:s text:c="8"/>│   ├── <text:span text:style-name="T22">doomed</text:span></text:p>
            <text:p text:style-name="Preformatted_20_Text">│   │   <text:s text:c="8"/>│   │   └── 1074385640</text:p>
            <text:p text:style-name="Preformatted_20_Text">│   │   <text:s text:c="8"/>│   └── <text:span text:style-name="T22">entries</text:span></text:p>
            <text:p text:style-name="Preformatted_20_Text">│   │   <text:s text:c="8"/>│   <text:s text:c="4"/>├── 047BBB477F47CB2839E1D13BB29A084CD99DF88E</text:p>
            <text:p text:style-name="Preformatted_20_Text">│   │   <text:s text:c="8"/>│   <text:s text:c="4"/>├── 05582FF5C196A4485F189490FEC9ECEA0890DA32</text:p>
            <text:p text:style-name="Preformatted_20_Text">│   │   <text:s text:c="8"/>│   <text:s text:c="4"/>├── 0A6B7DA4ABCB5CB251BBCCA304F7CAA4B5DD2A8E</text:p>
            <text:p text:style-name="Preformatted_20_Text">│   │   <text:s text:c="8"/>│   <text:s text:c="4"/>├── 0EDDF8C091E2FED62E44BEDDDC1723F5BF38FE4F</text:p>
            <text:p text:style-name="Preformatted_20_Text">│   │   <text:s text:c="8"/>│   <text:s text:c="4"/>├── 0FEBD8BDBFAC8B82791945DC7E04F675419B2F42</text:p>
            <text:p text:style-name="Preformatted_20_Text">│   │   <text:s text:c="8"/>│   <text:s text:c="4"/>├── 156E12DD60F1A0FC7A59E111271607CE915286FC</text:p>
            <text:p text:style-name="Preformatted_20_Text">│   │   <text:s text:c="8"/>│   <text:s text:c="4"/>├── 1679441B8AA7B4D31717C773CC4E86A25B37532B</text:p>
            <text:p text:style-name="Preformatted_20_Text">│   │   <text:s text:c="8"/>│   <text:s text:c="4"/>├── 1CB1008356713318DB96E7DE28BCA954FF9857FA</text:p>
            <text:p text:style-name="Preformatted_20_Text">│   │   <text:s text:c="8"/>│   <text:s text:c="4"/>├── 1E6067CDAD71758924FA39E963270D21BDDCB238</text:p>
            <text:p text:style-name="Preformatted_20_Text">│   │   <text:s text:c="8"/>│   <text:s text:c="4"/>├── 2264F1CF03C0DF995ABACB89BED22E1CB1E094AF</text:p>
            <text:p text:style-name="Preformatted_20_Text">│   │   <text:s text:c="8"/>│   <text:s text:c="4"/>├── 22DAC3D37DF81B4B526863FB501556D2C6856143</text:p>
            <text:p text:style-name="Preformatted_20_Text">│   │   <text:s text:c="8"/>│   <text:s text:c="4"/>├── 25FCAA86CF448D2943B56A5788C3C21E5EA8DBC4</text:p>
            <text:p text:style-name="Preformatted_20_Text">│   │   <text:s text:c="8"/>│   <text:s text:c="4"/>├── 3DE6C10C5D4593CB941E39B8B4812A8094EFED37</text:p>
            <text:p text:style-name="Preformatted_20_Text">│   │   <text:s text:c="8"/>│   <text:s text:c="4"/>├── 51773494E144DDFFDB9A09844FF395DF5606B426</text:p>
            <text:p text:style-name="Preformatted_20_Text">│   │   <text:s text:c="8"/>│   <text:s text:c="4"/>├── 5967D4673EFC2098EA8D1FD232C9A4D1ECF6099B</text:p>
            <text:p text:style-name="Preformatted_20_Text">│   │   <text:s text:c="8"/>│   <text:s text:c="4"/>├── 59E50D1CB9E0E86EB6EF8853092D84D15028B148</text:p>
            <text:p text:style-name="Preformatted_20_Text">│   │   <text:s text:c="8"/>│   <text:s text:c="4"/>├── 5C3B1B4A3AF3BDDFB5E032BA9BA685FAE38E7418</text:p>
            <text:p text:style-name="Preformatted_20_Text">│   │   <text:s text:c="8"/>│   <text:s text:c="4"/>├── 5E4954707B44E5A4B4ACF5F22B52219A1DCA477F</text:p>
            <text:p text:style-name="Preformatted_20_Text">│   │   <text:s text:c="8"/>│   <text:s text:c="4"/>├── 605D0901902948AC5446E39C968878713A554AEF</text:p>
            <text:p text:style-name="Preformatted_20_Text">│   │   <text:s text:c="8"/>│   <text:s text:c="4"/>├── 6509930F4539DB79DA356F2C5D01976D46756302</text:p>
            <text:p text:style-name="Preformatted_20_Text">│   │   <text:s text:c="8"/>│   <text:s text:c="4"/>├── 68B1EB9E09D4BD74CA7A9C1BB118BE821BD39E93</text:p>
            <text:p text:style-name="Preformatted_20_Text">│   │   <text:s text:c="8"/>│   <text:s text:c="4"/>├── 698AC159A6BCBA0D13FE6F10F1A38E498F826F33</text:p>
            <text:p text:style-name="Preformatted_20_Text">│   │   <text:s text:c="8"/>│   <text:s text:c="4"/>├── 7A4BF49BBB646E0B261E9250111B92EFC1496A6B</text:p>
            <text:p text:style-name="Preformatted_20_Text"><text:soft-page-break/>│   │   <text:s text:c="8"/>│   <text:s text:c="4"/>├── 7A8D3A9360CC37F0AD80962D4AEA72B6D0F0B2B3</text:p>
            <text:p text:style-name="Preformatted_20_Text">│   │   <text:s text:c="8"/>│   <text:s text:c="4"/>├── 7D909C26FECC24BC7415ED64B3E8879A6CD4C2A4</text:p>
            <text:p text:style-name="Preformatted_20_Text">│   │   <text:s text:c="8"/>│   <text:s text:c="4"/>├── 89DBE1DF558BB8439E2062ECC3272086F2E3FF1F</text:p>
            <text:p text:style-name="Preformatted_20_Text">│   │   <text:s text:c="8"/>│   <text:s text:c="4"/>├── 96E3CDF8FA4A0DCBB81F0A922B22FED61FC7D2FB</text:p>
            <text:p text:style-name="Preformatted_20_Text">│   │   <text:s text:c="8"/>│   <text:s text:c="4"/>├── A2A7AB2B3557C13B2E9DF69785D909486757A041</text:p>
            <text:p text:style-name="Preformatted_20_Text">│   │   <text:s text:c="8"/>│   <text:s text:c="4"/>├── A698B6CF98F43F9B0EE1C1DAF3F2CB9BFF09A47C</text:p>
            <text:p text:style-name="Preformatted_20_Text">│   │   <text:s text:c="8"/>│   <text:s text:c="4"/>├── AAFFADD00D03ACB41756DEFF0D1E891A94EF4619</text:p>
            <text:p text:style-name="Preformatted_20_Text">│   │   <text:s text:c="8"/>│   <text:s text:c="4"/>├── AC5E012C1887C7B691A8EA00C4E754025E25C235</text:p>
            <text:p text:style-name="Preformatted_20_Text">│   │   <text:s text:c="8"/>│   <text:s text:c="4"/>├── B0DD178A11131E48E4990A279306A0B674B34383</text:p>
            <text:p text:style-name="Preformatted_20_Text">│   │   <text:s text:c="8"/>│   <text:s text:c="4"/>├── B7DB036074231ACC212F58CA5B8AF0545A418060</text:p>
            <text:p text:style-name="Preformatted_20_Text">│   │   <text:s text:c="8"/>│   <text:s text:c="4"/>├── B9BDAADBD508FF1E45172BF29CB8ACC8BCF9F81A</text:p>
            <text:p text:style-name="Preformatted_20_Text">│   │   <text:s text:c="8"/>│   <text:s text:c="4"/>├── BD2F55B96136CECEE8B94C08221461078A6B2C0D</text:p>
            <text:p text:style-name="Preformatted_20_Text">│   │   <text:s text:c="8"/>│   <text:s text:c="4"/>├── BD75785200C0E1E894D78880C72AC03D1B02A575</text:p>
            <text:p text:style-name="Preformatted_20_Text">│   │   <text:s text:c="8"/>│   <text:s text:c="4"/>├── C8A1A01286550B8E90AADECA27459B0FEC69440E</text:p>
            <text:p text:style-name="Preformatted_20_Text">│   │   <text:s text:c="8"/>│   <text:s text:c="4"/>├── DAD0A8ABD2570D1336A1D4E0DEDF97BCB18EB6A8</text:p>
            <text:p text:style-name="Preformatted_20_Text">│   │   <text:s text:c="8"/>│   <text:s text:c="4"/>├── E21F074DBAD1CB7994F383C419228B689766FB1C</text:p>
            <text:p text:style-name="Preformatted_20_Text">│   │   <text:s text:c="8"/>│   <text:s text:c="4"/>├── E325B486B777C14C29762600D998974140F8FD34</text:p>
            <text:p text:style-name="Preformatted_20_Text">│   │   <text:s text:c="8"/>│   <text:s text:c="4"/>├── E7EAFD1748127CEAA48DCDD05E7998E3CAA95B8C</text:p>
            <text:p text:style-name="Preformatted_20_Text">│   │   <text:s text:c="8"/>│   <text:s text:c="4"/>├── F43FDC88E255BF651C4C4EC83848199E9FB35D32</text:p>
            <text:p text:style-name="Preformatted_20_Text">│   │   <text:s text:c="8"/>│   <text:s text:c="4"/>├── F8AC72083E334F70A553AE68455FBDF0E65C5221</text:p>
            <text:p text:style-name="Preformatted_20_Text">│   │   <text:s text:c="8"/>│   <text:s text:c="4"/>└── FDF0D7419BF494B8BD7B889145701603DAA03832</text:p>
            <text:p text:style-name="Preformatted_20_Text">│   │   <text:s text:c="8"/>├── <text:span text:style-name="T22">OfflineCache</text:span></text:p>
            <text:p text:style-name="Preformatted_20_Text">│   │   <text:s text:c="8"/>│   └── index.sqlite</text:p>
            <text:p text:style-name="Preformatted_20_Text">│   │   <text:s text:c="8"/>├── <text:span text:style-name="T22">safebrowsing</text:span></text:p>
            <text:p text:style-name="Preformatted_20_Text">│   │   <text:s text:c="8"/>│   ├── allow-flashallow-digest256.pset</text:p>
            <text:p text:style-name="Preformatted_20_Text">│   │   <text:s text:c="8"/>│   ├── allow-flashallow-digest256.sbstore</text:p>
            <text:p text:style-name="Preformatted_20_Text">│   │   <text:s text:c="8"/>│   ├── base-track-digest256.pset</text:p>
            <text:p text:style-name="Preformatted_20_Text">│   │   <text:s text:c="8"/>│   ├── base-track-digest256.sbstore</text:p>
            <text:p text:style-name="Preformatted_20_Text">│   │   <text:s text:c="8"/>│   ├── block-flash-digest256.pset</text:p>
            <text:p text:style-name="Preformatted_20_Text">│   │   <text:s text:c="8"/>│   ├── block-flash-digest256.sbstore</text:p>
            <text:p text:style-name="Preformatted_20_Text">│   │   <text:s text:c="8"/>│   ├── block-flashsubdoc-digest256.pset</text:p>
            <text:p text:style-name="Preformatted_20_Text">│   │   <text:s text:c="8"/>│   ├── block-flashsubdoc-digest256.sbstore</text:p>
            <text:p text:style-name="Preformatted_20_Text">│   │   <text:s text:c="8"/>│   ├── except-flashallow-digest256.pset</text:p>
            <text:p text:style-name="Preformatted_20_Text">│   │   <text:s text:c="8"/>│   ├── except-flashallow-digest256.sbstore</text:p>
            <text:p text:style-name="Preformatted_20_Text">│   │   <text:s text:c="8"/>│   ├── except-flash-digest256.pset</text:p>
            <text:p text:style-name="Preformatted_20_Text">│   │   <text:s text:c="8"/>│   ├── except-flash-digest256.sbstore</text:p>
            <text:p text:style-name="Preformatted_20_Text">│   │   <text:s text:c="8"/>│   ├── except-flashsubdoc-digest256.pset</text:p>
            <text:p text:style-name="Preformatted_20_Text">│   │   <text:s text:c="8"/>│   ├── except-flashsubdoc-digest256.sbstore</text:p>
            <text:p text:style-name="Preformatted_20_Text">│   │   <text:s text:c="8"/>│   ├── <text:span text:style-name="T22">google4</text:span></text:p>
            <text:p text:style-name="Preformatted_20_Text">│   │   <text:s text:c="8"/>│   ├── mozplugin-block-digest256.pset</text:p>
            <text:p text:style-name="Preformatted_20_Text">│   │   <text:s text:c="8"/>│   ├── mozplugin-block-digest256.sbstore</text:p>
            <text:p text:style-name="Preformatted_20_Text">│   │   <text:s text:c="8"/>│   ├── mozstd-trackwhite-digest256.pset</text:p>
            <text:p text:style-name="Preformatted_20_Text">│   │   <text:s text:c="8"/>│   ├── mozstd-trackwhite-digest256.sbstore</text:p>
            <text:p text:style-name="Preformatted_20_Text">│   │   <text:s text:c="8"/>│   ├── test-block-simple.pset</text:p>
            <text:p text:style-name="Preformatted_20_Text">│   │   <text:s text:c="8"/>│   ├── test-block-simple.sbstore</text:p>
            <text:p text:style-name="Preformatted_20_Text">│   │   <text:s text:c="8"/>│   ├── test-harmful-simple.pset</text:p>
            <text:p text:style-name="Preformatted_20_Text">│   │   <text:s text:c="8"/>│   ├── test-harmful-simple.sbstore</text:p>
            <text:p text:style-name="Preformatted_20_Text">│   │   <text:s text:c="8"/>│   ├── test-malware-simple.pset</text:p>
            <text:p text:style-name="Preformatted_20_Text">│   │   <text:s text:c="8"/>│   ├── test-malware-simple.sbstore</text:p>
            <text:p text:style-name="Preformatted_20_Text">│   │   <text:s text:c="8"/>│   ├── test-phish-simple.pset</text:p>
            <text:p text:style-name="Preformatted_20_Text">│   │   <text:s text:c="8"/>│   ├── test-phish-simple.sbstore</text:p>
            <text:p text:style-name="Preformatted_20_Text">│   │   <text:s text:c="8"/>│   ├── test-track-simple.pset</text:p>
            <text:p text:style-name="Preformatted_20_Text">│   │   <text:s text:c="8"/>│   ├── test-track-simple.sbstore</text:p>
            <text:p text:style-name="Preformatted_20_Text">│   │   <text:s text:c="8"/>│   ├── test-trackwhite-simple.pset</text:p>
            <text:p text:style-name="Preformatted_20_Text">│   │   <text:s text:c="8"/>│   ├── test-trackwhite-simple.sbstore</text:p>
            <text:p text:style-name="Preformatted_20_Text">│   │   <text:s text:c="8"/>│   ├── test-unwanted-simple.pset</text:p>
            <text:p text:style-name="Preformatted_20_Text">│   │   <text:s text:c="8"/>│   └── test-unwanted-simple.sbstore</text:p>
            <text:p text:style-name="Preformatted_20_Text">│   │   <text:s text:c="8"/>├── <text:span text:style-name="T22">startupCache</text:span></text:p>
            <text:p text:style-name="Preformatted_20_Text">│   │   <text:s text:c="8"/>│   ├── scriptCache.bin</text:p>
            <text:p text:style-name="Preformatted_20_Text">│   │   <text:s text:c="8"/>│   ├── scriptCache-child.bin</text:p>
            <text:p text:style-name="Preformatted_20_Text">│   │   <text:s text:c="8"/>│   ├── startupCache.8.little</text:p>
            <text:p text:style-name="Preformatted_20_Text"><text:soft-page-break/>│   │   <text:s text:c="8"/>│   ├── urlCache.bin</text:p>
            <text:p text:style-name="Preformatted_20_Text">│   │   <text:s text:c="8"/>│   └── <text:span text:style-name="T26">webext.sc.lz4</text:span></text:p>
            <text:p text:style-name="Preformatted_20_Text">│   │   <text:s text:c="8"/>└── <text:span text:style-name="T22">thumbnails</text:span></text:p>
            <text:p text:style-name="Preformatted_20_Text">│   │   <text:s text:c="12"/>└── <text:span text:style-name="T25">ad5a4453bea49203135688a7b8db842d.png</text:span></text:p>
            <text:p text:style-name="Preformatted_20_Text">│   ├── <text:span text:style-name="T22">thumbnails</text:span></text:p>
            <text:p text:style-name="Preformatted_20_Text">│   │   └── <text:span text:style-name="T22">large</text:span></text:p>
            <text:p text:style-name="Preformatted_20_Text">│   │   <text:s text:c="4"/>└── <text:span text:style-name="T25">cc11f60fdeb0c3a0432829a653d641a7.png</text:span></text:p>
            <text:p text:style-name="Preformatted_20_Text">│   ├── <text:span text:style-name="T22">ubuntu-report</text:span></text:p>
            <text:p text:style-name="Preformatted_20_Text">│   │   └── ubuntu.18.04</text:p>
            <text:p text:style-name="Preformatted_20_Text">│   ├── <text:span text:style-name="T22">update-manager-core</text:span></text:p>
            <text:p text:style-name="Preformatted_20_Text">│   │   └── meta-release-lts</text:p>
            <text:p text:style-name="Preformatted_20_Text">│   ├── <text:span text:style-name="T22">wallpaper</text:span></text:p>
            <text:p text:style-name="Preformatted_20_Text">│   │   └── 0_5_1360_664_792beab7550410d531e55f95b449f135</text:p>
            <text:p text:style-name="Preformatted_20_Text">│   ├── <text:span text:style-name="T22">yelp</text:span></text:p>
            <text:p text:style-name="Preformatted_20_Text">│   │   └── <text:span text:style-name="T22">WebKitCache</text:span></text:p>
            <text:p text:style-name="Preformatted_20_Text">│   │   <text:s text:c="4"/>└── <text:span text:style-name="T22">Version 13</text:span></text:p>
            <text:p text:style-name="Preformatted_20_Text">│   │   <text:s text:c="8"/>├── <text:span text:style-name="T22">Blobs</text:span></text:p>
            <text:p text:style-name="Preformatted_20_Text">│   │   <text:s text:c="8"/>└── salt</text:p>
            <text:p text:style-name="Preformatted_20_Text">│   └── zeitgeist-vacuum.stamp</text:p>
            <text:p text:style-name="Preformatted_20_Text">├── <text:span text:style-name="T22">.config</text:span></text:p>
            <text:p text:style-name="Preformatted_20_Text">│   ├── <text:span text:style-name="T22">dconf</text:span></text:p>
            <text:p text:style-name="Preformatted_20_Text">│   │   └── user</text:p>
            <text:p text:style-name="Preformatted_20_Text">│   ├── <text:span text:style-name="T22">enchant</text:span></text:p>
            <text:p text:style-name="Preformatted_20_Text">│   │   ├── pl_PL.dic</text:p>
            <text:p text:style-name="Preformatted_20_Text">│   │   └── pl_PL.exc</text:p>
            <text:p text:style-name="Preformatted_20_Text">│   ├── <text:span text:style-name="T22">evolution</text:span></text:p>
            <text:p text:style-name="Preformatted_20_Text">│   │   └── <text:span text:style-name="T22">sources</text:span></text:p>
            <text:p text:style-name="Preformatted_20_Text">│   │   <text:s text:c="4"/>├── birthdays.source</text:p>
            <text:p text:style-name="Preformatted_20_Text">│   │   <text:s text:c="4"/>├── system-calendar.source</text:p>
            <text:p text:style-name="Preformatted_20_Text">│   │   <text:s text:c="4"/>└── system-proxy.source</text:p>
            <text:p text:style-name="Preformatted_20_Text">│   ├── <text:span text:style-name="T22">gedit</text:span></text:p>
            <text:p text:style-name="Preformatted_20_Text">│   │   └── accels</text:p>
            <text:p text:style-name="Preformatted_20_Text">│   ├── gnome-initial-setup-done</text:p>
            <text:p text:style-name="Preformatted_20_Text">│   ├── <text:span text:style-name="T22">gnome-session</text:span></text:p>
            <text:p text:style-name="Preformatted_20_Text">│   │   └── <text:span text:style-name="T22">saved-session</text:span></text:p>
            <text:p text:style-name="Preformatted_20_Text">│   ├── <text:span text:style-name="T22">goa-1.0</text:span></text:p>
            <text:p text:style-name="Preformatted_20_Text">│   ├── <text:span text:style-name="T22">gtk-3.0</text:span></text:p>
            <text:p text:style-name="Preformatted_20_Text">│   │   └── bookmarks</text:p>
            <text:p text:style-name="Preformatted_20_Text">│   ├── <text:span text:style-name="T22">ibus</text:span></text:p>
            <text:p text:style-name="Preformatted_20_Text">│   │   └── <text:span text:style-name="T22">bus</text:span></text:p>
            <text:p text:style-name="Preformatted_20_Text">│   │   <text:s text:c="4"/>└── c498c5bf2ca745a981673fa02745033e-unix-0</text:p>
            <text:p text:style-name="Preformatted_20_Text">│   ├── <text:span text:style-name="T22">libreoffice</text:span></text:p>
            <text:p text:style-name="Preformatted_20_Text">│   │   └── <text:span text:style-name="T22">4</text:span></text:p>
            <text:p text:style-name="Preformatted_20_Text">│   │   <text:s text:c="4"/>└── <text:span text:style-name="T22">user</text:span></text:p>
            <text:p text:style-name="Preformatted_20_Text">│   │   <text:s text:c="8"/>├── <text:span text:style-name="T22">autocorr</text:span></text:p>
            <text:p text:style-name="Preformatted_20_Text">│   │   <text:s text:c="8"/>├── <text:span text:style-name="T22">autotext</text:span></text:p>
            <text:p text:style-name="Preformatted_20_Text">│   │   <text:s text:c="8"/>│   └── mytexts.bau</text:p>
            <text:p text:style-name="Preformatted_20_Text">│   │   <text:s text:c="8"/>├── <text:span text:style-name="T22">backup</text:span></text:p>
            <text:p text:style-name="Preformatted_20_Text">│   │   <text:s text:c="8"/>├── <text:span text:style-name="T22">basic</text:span></text:p>
            <text:p text:style-name="Preformatted_20_Text">│   │   <text:s text:c="8"/>│   ├── dialog.xlc</text:p>
            <text:p text:style-name="Preformatted_20_Text">│   │   <text:s text:c="8"/>│   ├── script.xlc</text:p>
            <text:p text:style-name="Preformatted_20_Text">│   │   <text:s text:c="8"/>│   └── <text:span text:style-name="T22">Standard</text:span></text:p>
            <text:p text:style-name="Preformatted_20_Text">│   │   <text:s text:c="8"/>│   <text:s text:c="4"/>├── dialog.xlb</text:p>
            <text:p text:style-name="Preformatted_20_Text">│   │   <text:s text:c="8"/>│   <text:s text:c="4"/>├── Module1.xba</text:p>
            <text:p text:style-name="Preformatted_20_Text">│   │   <text:s text:c="8"/>│   <text:s text:c="4"/>└── script.xlb</text:p>
            <text:p text:style-name="Preformatted_20_Text">│   │   <text:s text:c="8"/>├── <text:span text:style-name="T22">config</text:span></text:p>
            <text:p text:style-name="Preformatted_20_Text">│   │   <text:s text:c="8"/>│   ├── autotbl.fmt</text:p>
            <text:p text:style-name="Preformatted_20_Text">│   │   <text:s text:c="8"/>│   ├── javasettings_Linux_X86_64.xml</text:p>
            <text:p text:style-name="Preformatted_20_Text">│   │   <text:s text:c="8"/>│   └── <text:span text:style-name="T22">soffice.cfg</text:span></text:p>
            <text:p text:style-name="Preformatted_20_Text">│   │   <text:s text:c="8"/>│   <text:s text:c="4"/>└── <text:span text:style-name="T22">modules</text:span></text:p>
            <text:p text:style-name="Preformatted_20_Text">│   │   <text:s text:c="8"/>│   <text:s text:c="8"/>└── <text:span text:style-name="T22">swriter</text:span></text:p>
            <text:p text:style-name="Preformatted_20_Text"><text:soft-page-break/>│   │   <text:s text:c="8"/>│   <text:s text:c="12"/>├── <text:span text:style-name="T22">images</text:span></text:p>
            <text:p text:style-name="Preformatted_20_Text">│   │   <text:s text:c="8"/>│   <text:s text:c="12"/>│   └── <text:span text:style-name="T22">Bitmaps</text:span></text:p>
            <text:p text:style-name="Preformatted_20_Text">│   │   <text:s text:c="8"/>│   <text:s text:c="12"/>├── <text:span text:style-name="T22">menubar</text:span></text:p>
            <text:p text:style-name="Preformatted_20_Text">│   │   <text:s text:c="8"/>│   <text:s text:c="12"/>├── <text:span text:style-name="T22">popupmenu</text:span></text:p>
            <text:p text:style-name="Preformatted_20_Text">│   │   <text:s text:c="8"/>│   <text:s text:c="12"/>├── <text:span text:style-name="T22">statusbar</text:span></text:p>
            <text:p text:style-name="Preformatted_20_Text">│   │   <text:s text:c="8"/>│   <text:s text:c="12"/>└── <text:span text:style-name="T22">toolbar</text:span></text:p>
            <text:p text:style-name="Preformatted_20_Text">│   │   <text:s text:c="8"/>├── <text:span text:style-name="T22">database</text:span></text:p>
            <text:p text:style-name="Preformatted_20_Text">│   │   <text:s text:c="8"/>│   ├── <text:span text:style-name="T22">biblio</text:span></text:p>
            <text:p text:style-name="Preformatted_20_Text">│   │   <text:s text:c="8"/>│   │   ├── biblio.dbf</text:p>
            <text:p text:style-name="Preformatted_20_Text">│   │   <text:s text:c="8"/>│   │   └── biblio.dbt</text:p>
            <text:p text:style-name="Preformatted_20_Text">│   │   <text:s text:c="8"/>│   └── biblio.odb</text:p>
            <text:p text:style-name="Preformatted_20_Text">│   │   <text:s text:c="8"/>├── <text:span text:style-name="T22">extensions</text:span></text:p>
            <text:p text:style-name="Preformatted_20_Text">│   │   <text:s text:c="8"/>│   ├── buildid</text:p>
            <text:p text:style-name="Preformatted_20_Text">│   │   <text:s text:c="8"/>│   ├── <text:span text:style-name="T22">bundled</text:span></text:p>
            <text:p text:style-name="Preformatted_20_Text">│   │   <text:s text:c="8"/>│   │   ├── lastsynchronized</text:p>
            <text:p text:style-name="Preformatted_20_Text">│   │   <text:s text:c="8"/>│   │   └── <text:span text:style-name="T22">registry</text:span></text:p>
            <text:p text:style-name="Preformatted_20_Text">│   │   <text:s text:c="8"/>│   │   <text:s text:c="4"/>├── <text:span text:style-name="T22">com.sun.star.comp.deployment.bundle.PackageRegistryBackend</text:span></text:p>
            <text:p text:style-name="Preformatted_20_Text">│   │   <text:s text:c="8"/>│   │   <text:s text:c="4"/>├── <text:span text:style-name="T22">com.sun.star.comp.deployment.component.PackageRegistryBackend</text:span></text:p>
            <text:p text:style-name="Preformatted_20_Text">│   │   <text:s text:c="8"/>│   │   <text:s text:c="4"/>├── <text:span text:style-name="T22">com.sun.star.comp.deployment.configuration.PackageRegistryBackend</text:span></text:p>
            <text:p text:style-name="Preformatted_20_Text">│   │   <text:s text:c="8"/>│   │   <text:s text:c="4"/>│   └── backenddb.xml</text:p>
            <text:p text:style-name="Preformatted_20_Text">│   │   <text:s text:c="8"/>│   │   <text:s text:c="4"/>├── <text:span text:style-name="T22">com.sun.star.comp.deployment.executable.PackageRegistryBackend</text:span></text:p>
            <text:p text:style-name="Preformatted_20_Text">│   │   <text:s text:c="8"/>│   │   <text:s text:c="4"/>├── <text:span text:style-name="T22">com.sun.star.comp.deployment.help.PackageRegistryBackend</text:span></text:p>
            <text:p text:style-name="Preformatted_20_Text">│   │   <text:s text:c="8"/>│   │   <text:s text:c="4"/>│   └── backenddb.xml</text:p>
            <text:p text:style-name="Preformatted_20_Text">│   │   <text:s text:c="8"/>│   │   <text:s text:c="4"/>├── <text:span text:style-name="T22">com.sun.star.comp.deployment.script.PackageRegistryBackend</text:span></text:p>
            <text:p text:style-name="Preformatted_20_Text">│   │   <text:s text:c="8"/>│   │   <text:s text:c="4"/>└── <text:span text:style-name="T22">com.sun.star.comp.deployment.sfwk.PackageRegistryBackend</text:span></text:p>
            <text:p text:style-name="Preformatted_20_Text">│   │   <text:s text:c="8"/>│   ├── <text:span text:style-name="T22">shared</text:span></text:p>
            <text:p text:style-name="Preformatted_20_Text">│   │   <text:s text:c="8"/>│   │   ├── lastsynchronized</text:p>
            <text:p text:style-name="Preformatted_20_Text">│   │   <text:s text:c="8"/>│   │   └── <text:span text:style-name="T22">registry</text:span></text:p>
            <text:p text:style-name="Preformatted_20_Text">│   │   <text:s text:c="8"/>│   │   <text:s text:c="4"/>├── <text:span text:style-name="T22">com.sun.star.comp.deployment.bundle.PackageRegistryBackend</text:span></text:p>
            <text:p text:style-name="Preformatted_20_Text">│   │   <text:s text:c="8"/>│   │   <text:s text:c="4"/>├── <text:span text:style-name="T22">com.sun.star.comp.deployment.component.PackageRegistryBackend</text:span></text:p>
            <text:p text:style-name="Preformatted_20_Text">│   │   <text:s text:c="8"/>│   │   <text:s text:c="4"/>├── <text:span text:style-name="T22">com.sun.star.comp.deployment.configuration.PackageRegistryBackend</text:span></text:p>
            <text:p text:style-name="Preformatted_20_Text">│   │   <text:s text:c="8"/>│   │   <text:s text:c="4"/>│   └── backenddb.xml</text:p>
            <text:p text:style-name="Preformatted_20_Text">│   │   <text:s text:c="8"/>│   │   <text:s text:c="4"/>├── <text:span text:style-name="T22">com.sun.star.comp.deployment.executable.PackageRegistryBackend</text:span></text:p>
            <text:p text:style-name="Preformatted_20_Text">│   │   <text:s text:c="8"/>│   │   <text:s text:c="4"/>├── <text:span text:style-name="T22">com.sun.star.comp.deployment.help.PackageRegistryBackend</text:span></text:p>
            <text:p text:style-name="Preformatted_20_Text">│   │   <text:s text:c="8"/>│   │   <text:s text:c="4"/>│   └── backenddb.xml</text:p>
            <text:p text:style-name="Preformatted_20_Text">│   │   <text:s text:c="8"/>│   │   <text:s text:c="4"/>├── <text:span text:style-name="T22">com.sun.star.comp.deployment.script.PackageRegistryBackend</text:span></text:p>
            <text:p text:style-name="Preformatted_20_Text">│   │   <text:s text:c="8"/>│   │   <text:s text:c="4"/>└── <text:span text:style-name="T22">com.sun.star.comp.deployment.sfwk.PackageRegistryBackend</text:span></text:p>
            <text:p text:style-name="Preformatted_20_Text">│   │   <text:s text:c="8"/>│   └── <text:span text:style-name="T22">tmp</text:span></text:p>
            <text:p text:style-name="Preformatted_20_Text">│   │   <text:s text:c="8"/>│   <text:s text:c="4"/>├── <text:span text:style-name="T22">extensions</text:span></text:p>
            <text:p text:style-name="Preformatted_20_Text">│   │   <text:s text:c="8"/>│   <text:s text:c="4"/>└── <text:span text:style-name="T22">registry</text:span></text:p>
            <text:p text:style-name="Preformatted_20_Text">│   │   <text:s text:c="8"/>│   <text:s text:c="8"/>├── <text:span text:style-name="T22">com.sun.star.comp.deployment.bundle.PackageRegistryBackend</text:span></text:p>
            <text:p text:style-name="Preformatted_20_Text">│   │   <text:s text:c="8"/>│   <text:s text:c="8"/>├── <text:span text:style-name="T22">com.sun.star.comp.deployment.component.PackageRegistryBackend</text:span></text:p>
            <text:p text:style-name="Preformatted_20_Text">│   │   <text:s text:c="8"/>│   <text:s text:c="8"/>├── <text:span text:style-name="T22">com.sun.star.comp.deployment.configuration.PackageRegistryBackend</text:span></text:p>
            <text:p text:style-name="Preformatted_20_Text">│   │   <text:s text:c="8"/>│   <text:s text:c="8"/>│   └── backenddb.xml</text:p>
            <text:p text:style-name="Preformatted_20_Text"><text:soft-page-break/>│   │   <text:s text:c="8"/>│   <text:s text:c="8"/>├── <text:span text:style-name="T22">com.sun.star.comp.deployment.executable.PackageRegistryBackend</text:span></text:p>
            <text:p text:style-name="Preformatted_20_Text">│   │   <text:s text:c="8"/>│   <text:s text:c="8"/>├── <text:span text:style-name="T22">com.sun.star.comp.deployment.help.PackageRegistryBackend</text:span></text:p>
            <text:p text:style-name="Preformatted_20_Text">│   │   <text:s text:c="8"/>│   <text:s text:c="8"/>│   └── backenddb.xml</text:p>
            <text:p text:style-name="Preformatted_20_Text">│   │   <text:s text:c="8"/>│   <text:s text:c="8"/>├── <text:span text:style-name="T22">com.sun.star.comp.deployment.script.PackageRegistryBackend</text:span></text:p>
            <text:p text:style-name="Preformatted_20_Text">│   │   <text:s text:c="8"/>│   <text:s text:c="8"/>└── <text:span text:style-name="T22">com.sun.star.comp.deployment.sfwk.PackageRegistryBackend</text:span></text:p>
            <text:p text:style-name="Preformatted_20_Text">│   │   <text:s text:c="8"/>├── <text:span text:style-name="T22">gallery</text:span></text:p>
            <text:p text:style-name="Preformatted_20_Text">│   │   <text:s text:c="8"/>│   ├── sg30.sdv</text:p>
            <text:p text:style-name="Preformatted_20_Text">│   │   <text:s text:c="8"/>│   └── sg30.thm</text:p>
            <text:p text:style-name="Preformatted_20_Text">│   │   <text:s text:c="8"/>├── <text:span text:style-name="T22">pack</text:span></text:p>
            <text:p text:style-name="Preformatted_20_Text">│   │   <text:s text:c="8"/>│   ├── <text:span text:style-name="T22">autotext</text:span></text:p>
            <text:p text:style-name="Preformatted_20_Text">│   │   <text:s text:c="8"/>│   │   └── mytexts.pack</text:p>
            <text:p text:style-name="Preformatted_20_Text">│   │   <text:s text:c="8"/>│   ├── <text:span text:style-name="T22">basic</text:span></text:p>
            <text:p text:style-name="Preformatted_20_Text">│   │   <text:s text:c="8"/>│   │   ├── dialog.pack</text:p>
            <text:p text:style-name="Preformatted_20_Text">│   │   <text:s text:c="8"/>│   │   ├── script.pack</text:p>
            <text:p text:style-name="Preformatted_20_Text">│   │   <text:s text:c="8"/>│   │   └── <text:span text:style-name="T22">Standard</text:span></text:p>
            <text:p text:style-name="Preformatted_20_Text">│   │   <text:s text:c="8"/>│   │   <text:s text:c="4"/>├── dialog.pack</text:p>
            <text:p text:style-name="Preformatted_20_Text">│   │   <text:s text:c="8"/>│   │   <text:s text:c="4"/>├── Module1.pack</text:p>
            <text:p text:style-name="Preformatted_20_Text">│   │   <text:s text:c="8"/>│   │   <text:s text:c="4"/>└── script.pack</text:p>
            <text:p text:style-name="Preformatted_20_Text">│   │   <text:s text:c="8"/>│   ├── <text:span text:style-name="T22">config</text:span></text:p>
            <text:p text:style-name="Preformatted_20_Text">│   │   <text:s text:c="8"/>│   │   ├── autotbl.pack</text:p>
            <text:p text:style-name="Preformatted_20_Text">│   │   <text:s text:c="8"/>│   │   └── javasettings_Linux_X86_64.pack</text:p>
            <text:p text:style-name="Preformatted_20_Text">│   │   <text:s text:c="8"/>│   ├── <text:span text:style-name="T22">database</text:span></text:p>
            <text:p text:style-name="Preformatted_20_Text">│   │   <text:s text:c="8"/>│   │   ├── <text:span text:style-name="T22">biblio</text:span></text:p>
            <text:p text:style-name="Preformatted_20_Text">│   │   <text:s text:c="8"/>│   │   │   └── biblio.pack</text:p>
            <text:p text:style-name="Preformatted_20_Text">│   │   <text:s text:c="8"/>│   │   └── biblio.pack</text:p>
            <text:p text:style-name="Preformatted_20_Text">│   │   <text:s text:c="8"/>│   ├── ExtensionInfo.pack</text:p>
            <text:p text:style-name="Preformatted_20_Text">│   │   <text:s text:c="8"/>│   └── registrymodifications.pack</text:p>
            <text:p text:style-name="Preformatted_20_Text">│   │   <text:s text:c="8"/>├── <text:span text:style-name="T22">psprint</text:span></text:p>
            <text:p text:style-name="Preformatted_20_Text">│   │   <text:s text:c="8"/>├── registrymodifications.xcu</text:p>
            <text:p text:style-name="Preformatted_20_Text">│   │   <text:s text:c="8"/>└── <text:span text:style-name="T22">uno_packages</text:span></text:p>
            <text:p text:style-name="Preformatted_20_Text">│   │   <text:s text:c="12"/>└── <text:span text:style-name="T22">cache</text:span></text:p>
            <text:p text:style-name="Preformatted_20_Text">│   │   <text:s text:c="16"/>├── log.txt</text:p>
            <text:p text:style-name="Preformatted_20_Text">│   │   <text:s text:c="16"/>├── <text:span text:style-name="T22">registry</text:span></text:p>
            <text:p text:style-name="Preformatted_20_Text">│   │   <text:s text:c="16"/>│   ├── <text:span text:style-name="T22">com.sun.star.comp.deployment.bundle.PackageRegistryBackend</text:span></text:p>
            <text:p text:style-name="Preformatted_20_Text">│   │   <text:s text:c="16"/>│   ├── <text:span text:style-name="T22">com.sun.star.comp.deployment.component.PackageRegistryBackend</text:span></text:p>
            <text:p text:style-name="Preformatted_20_Text">│   │   <text:s text:c="16"/>│   ├── <text:span text:style-name="T22">com.sun.star.comp.deployment.configuration.PackageRegistryBackend</text:span></text:p>
            <text:p text:style-name="Preformatted_20_Text">│   │   <text:s text:c="16"/>│   │   └── backenddb.xml</text:p>
            <text:p text:style-name="Preformatted_20_Text">│   │   <text:s text:c="16"/>│   ├── <text:span text:style-name="T22">com.sun.star.comp.deployment.executable.PackageRegistryBackend</text:span></text:p>
            <text:p text:style-name="Preformatted_20_Text">│   │   <text:s text:c="16"/>│   ├── <text:span text:style-name="T22">com.sun.star.comp.deployment.help.PackageRegistryBackend</text:span></text:p>
            <text:p text:style-name="Preformatted_20_Text">│   │   <text:s text:c="16"/>│   │   └── backenddb.xml</text:p>
            <text:p text:style-name="Preformatted_20_Text">│   │   <text:s text:c="16"/>│   ├── <text:span text:style-name="T22">com.sun.star.comp.deployment.script.PackageRegistryBackend</text:span></text:p>
            <text:p text:style-name="Preformatted_20_Text">│   │   <text:s text:c="16"/>│   └── <text:span text:style-name="T22">com.sun.star.comp.deployment.sfwk.PackageRegistryBackend</text:span></text:p>
            <text:p text:style-name="Preformatted_20_Text">│   │   <text:s text:c="16"/>└── <text:span text:style-name="T22">uno_packages</text:span></text:p>
            <text:p text:style-name="Preformatted_20_Text">│   ├── <text:span text:style-name="T22">mc</text:span></text:p>
            <text:p text:style-name="Preformatted_20_Text">│   │   └── ini</text:p>
            <text:p text:style-name="Preformatted_20_Text">│   ├── <text:span text:style-name="T22">nautilus</text:span></text:p>
            <text:p text:style-name="Preformatted_20_Text">│   │   ├── desktop-metadata</text:p>
            <text:p text:style-name="Preformatted_20_Text">│   │   ├── desktop-metadata.0FW8SZ</text:p>
            <text:p text:style-name="Preformatted_20_Text">│   │   └── search-metadata</text:p>
            <text:p text:style-name="Preformatted_20_Text">│   ├── <text:span text:style-name="T22">pulse</text:span></text:p>
            <text:p text:style-name="Preformatted_20_Text"><text:soft-page-break/>│   │   ├── c498c5bf2ca745a981673fa02745033e-card-database.tdb</text:p>
            <text:p text:style-name="Preformatted_20_Text">│   │   ├── c498c5bf2ca745a981673fa02745033e-default-sink</text:p>
            <text:p text:style-name="Preformatted_20_Text">│   │   ├── c498c5bf2ca745a981673fa02745033e-default-source</text:p>
            <text:p text:style-name="Preformatted_20_Text">│   │   ├── c498c5bf2ca745a981673fa02745033e-device-volumes.tdb</text:p>
            <text:p text:style-name="Preformatted_20_Text">│   │   ├── c498c5bf2ca745a981673fa02745033e-stream-volumes.tdb</text:p>
            <text:p text:style-name="Preformatted_20_Text">│   │   └── cookie</text:p>
            <text:p text:style-name="Preformatted_20_Text">│   ├── <text:span text:style-name="T22">totem</text:span></text:p>
            <text:p text:style-name="Preformatted_20_Text">│   │   └── state.ini</text:p>
            <text:p text:style-name="Preformatted_20_Text">│   ├── <text:span text:style-name="T22">update-notifier</text:span></text:p>
            <text:p text:style-name="Preformatted_20_Text">│   ├── user-dirs.dirs</text:p>
            <text:p text:style-name="Preformatted_20_Text">│   ├── user-dirs.locale</text:p>
            <text:p text:style-name="Preformatted_20_Text">│   └── <text:span text:style-name="T22">yelp</text:span></text:p>
            <text:p text:style-name="Preformatted_20_Text">├── <text:span text:style-name="T22">Dokumenty</text:span></text:p>
            <text:p text:style-name="Preformatted_20_Text">├── examples.desktop</text:p>
            <text:p text:style-name="Preformatted_20_Text">├── <text:span text:style-name="T22">.gnupg</text:span></text:p>
            <text:p text:style-name="Preformatted_20_Text">│   ├── <text:span text:style-name="T22">private-keys-v1.d</text:span></text:p>
            <text:p text:style-name="Preformatted_20_Text">│   ├── pubring.kbx</text:p>
            <text:p text:style-name="Preformatted_20_Text">│   └── trustdb.gpg</text:p>
            <text:p text:style-name="Preformatted_20_Text">├── .ICEauthority</text:p>
            <text:p text:style-name="Preformatted_20_Text">├── .lesshst</text:p>
            <text:p text:style-name="Preformatted_20_Text">├── <text:span text:style-name="T22">.local</text:span></text:p>
            <text:p text:style-name="Preformatted_20_Text">│   └── <text:span text:style-name="T22">share</text:span></text:p>
            <text:p text:style-name="Preformatted_20_Text">│   <text:s text:c="4"/>├── <text:span text:style-name="T22">app-info</text:span></text:p>
            <text:p text:style-name="Preformatted_20_Text">│   <text:s text:c="4"/>│   └── <text:span text:style-name="T22">xmls</text:span></text:p>
            <text:p text:style-name="Preformatted_20_Text">│   <text:s text:c="4"/>│   <text:s text:c="4"/>└── extensions-web.xml</text:p>
            <text:p text:style-name="Preformatted_20_Text">│   <text:s text:c="4"/>├── <text:span text:style-name="T22">applications</text:span></text:p>
            <text:p text:style-name="Preformatted_20_Text">│   <text:s text:c="4"/>├── <text:span text:style-name="T22">evolution</text:span></text:p>
            <text:p text:style-name="Preformatted_20_Text">│   <text:s text:c="4"/>│   ├── <text:span text:style-name="T22">addressbook</text:span></text:p>
            <text:p text:style-name="Preformatted_20_Text">│   <text:s text:c="4"/>│   │   ├── <text:span text:style-name="T22">system</text:span></text:p>
            <text:p text:style-name="Preformatted_20_Text">│   <text:s text:c="4"/>│   │   │   ├── contacts.db</text:p>
            <text:p text:style-name="Preformatted_20_Text">│   <text:s text:c="4"/>│   │   │   └── <text:span text:style-name="T22">photos</text:span></text:p>
            <text:p text:style-name="Preformatted_20_Text">│   <text:s text:c="4"/>│   │   └── <text:span text:style-name="T22">trash</text:span></text:p>
            <text:p text:style-name="Preformatted_20_Text">│   <text:s text:c="4"/>│   ├── <text:span text:style-name="T22">calendar</text:span></text:p>
            <text:p text:style-name="Preformatted_20_Text">│   <text:s text:c="4"/>│   │   ├── <text:span text:style-name="T22">system</text:span></text:p>
            <text:p text:style-name="Preformatted_20_Text">│   <text:s text:c="4"/>│   │   │   └── calendar.ics</text:p>
            <text:p text:style-name="Preformatted_20_Text">│   <text:s text:c="4"/>│   │   └── <text:span text:style-name="T22">trash</text:span></text:p>
            <text:p text:style-name="Preformatted_20_Text">│   <text:s text:c="4"/>│   ├── <text:span text:style-name="T22">mail</text:span></text:p>
            <text:p text:style-name="Preformatted_20_Text">│   <text:s text:c="4"/>│   │   └── <text:span text:style-name="T22">trash</text:span></text:p>
            <text:p text:style-name="Preformatted_20_Text">│   <text:s text:c="4"/>│   ├── <text:span text:style-name="T22">memos</text:span></text:p>
            <text:p text:style-name="Preformatted_20_Text">│   <text:s text:c="4"/>│   │   └── <text:span text:style-name="T22">trash</text:span></text:p>
            <text:p text:style-name="Preformatted_20_Text">│   <text:s text:c="4"/>│   └── <text:span text:style-name="T22">tasks</text:span></text:p>
            <text:p text:style-name="Preformatted_20_Text">│   <text:s text:c="4"/>│   <text:s text:c="4"/>└── <text:span text:style-name="T22">trash</text:span></text:p>
            <text:p text:style-name="Preformatted_20_Text">│   <text:s text:c="4"/>├── <text:span text:style-name="T22">gnome-settings-daemon</text:span></text:p>
            <text:p text:style-name="Preformatted_20_Text">│   <text:s text:c="4"/>│   └── input-sources-converted</text:p>
            <text:p text:style-name="Preformatted_20_Text">│   <text:s text:c="4"/>├── <text:span text:style-name="T22">gnome-shell</text:span></text:p>
            <text:p text:style-name="Preformatted_20_Text">│   <text:s text:c="4"/>│   └── application_state</text:p>
            <text:p text:style-name="Preformatted_20_Text">│   <text:s text:c="4"/>├── <text:span text:style-name="T22">gnome-software</text:span></text:p>
            <text:p text:style-name="Preformatted_20_Text">│   <text:s text:c="4"/>│   └── ubuntu-reviews.db</text:p>
            <text:p text:style-name="Preformatted_20_Text">│   <text:s text:c="4"/>├── <text:span text:style-name="T22">grilo-plugins</text:span></text:p>
            <text:p text:style-name="Preformatted_20_Text">│   <text:s text:c="4"/>│   ├── grl-bookmarks.db</text:p>
            <text:p text:style-name="Preformatted_20_Text">│   <text:s text:c="4"/>│   ├── grl-metadata-store.db</text:p>
            <text:p text:style-name="Preformatted_20_Text">│   <text:s text:c="4"/>│   └── grl-thetvdb.db</text:p>
            <text:p text:style-name="Preformatted_20_Text">│   <text:s text:c="4"/>├── <text:span text:style-name="T22">gvfs-metadata</text:span></text:p>
            <text:p text:style-name="Preformatted_20_Text">│   <text:s text:c="4"/>│   ├── admin:</text:p>
            <text:p text:style-name="Preformatted_20_Text">│   <text:s text:c="4"/>│   ├── admin:-4ac1a3a3.log</text:p>
            <text:p text:style-name="Preformatted_20_Text">│   <text:s text:c="4"/>│   ├── home</text:p>
            <text:p text:style-name="Preformatted_20_Text">│   <text:s text:c="4"/>│   ├── home-1cad4aeb.log</text:p>
            <text:p text:style-name="Preformatted_20_Text">│   <text:s text:c="4"/>│   ├── root</text:p>
            <text:p text:style-name="Preformatted_20_Text">│   <text:s text:c="4"/>│   ├── root-0271814c.log.ZXN9RZ</text:p>
            <text:p text:style-name="Preformatted_20_Text">│   <text:s text:c="4"/>│   ├── root.7NNBSZ</text:p>
            <text:p text:style-name="Preformatted_20_Text">│   <text:s text:c="4"/>│   └── root-9970998d.log</text:p>
            <text:p text:style-name="Preformatted_20_Text"><text:soft-page-break/>│   <text:s text:c="4"/>├── <text:span text:style-name="T22">ibus-table</text:span></text:p>
            <text:p text:style-name="Preformatted_20_Text">│   <text:s text:c="4"/>├── <text:span text:style-name="T22">icc</text:span></text:p>
            <text:p text:style-name="Preformatted_20_Text">│   <text:s text:c="4"/>│   └── edid-6435075edfb8bdd1b166addde611506b.icc</text:p>
            <text:p text:style-name="Preformatted_20_Text">│   <text:s text:c="4"/>├── <text:span text:style-name="T22">keyrings</text:span></text:p>
            <text:p text:style-name="Preformatted_20_Text">│   <text:s text:c="4"/>│   ├── login.keyring</text:p>
            <text:p text:style-name="Preformatted_20_Text">│   <text:s text:c="4"/>│   └── user.keystore</text:p>
            <text:p text:style-name="Preformatted_20_Text">│   <text:s text:c="4"/>├── <text:span text:style-name="T22">mc</text:span></text:p>
            <text:p text:style-name="Preformatted_20_Text">│   <text:s text:c="4"/>│   └── history</text:p>
            <text:p text:style-name="Preformatted_20_Text">│   <text:s text:c="4"/>├── <text:span text:style-name="T22">nano</text:span></text:p>
            <text:p text:style-name="Preformatted_20_Text">│   <text:s text:c="4"/>├── <text:span text:style-name="T22">nautilus</text:span></text:p>
            <text:p text:style-name="Preformatted_20_Text">│   <text:s text:c="4"/>│   └── <text:span text:style-name="T22">scripts</text:span></text:p>
            <text:p text:style-name="Preformatted_20_Text">│   <text:s text:c="4"/>├── recently-used.xbel</text:p>
            <text:p text:style-name="Preformatted_20_Text">│   <text:s text:c="4"/>├── session_migration-ubuntu</text:p>
            <text:p text:style-name="Preformatted_20_Text">│   <text:s text:c="4"/>├── <text:span text:style-name="T22">sounds</text:span></text:p>
            <text:p text:style-name="Preformatted_20_Text">│   <text:s text:c="4"/>├── <text:span text:style-name="T22">totem</text:span></text:p>
            <text:p text:style-name="Preformatted_20_Text">│   <text:s text:c="4"/>├── <text:span text:style-name="T22">Trash</text:span></text:p>
            <text:p text:style-name="Preformatted_20_Text">│   <text:s text:c="4"/>│   ├── <text:span text:style-name="T22">files</text:span></text:p>
            <text:p text:style-name="Preformatted_20_Text">│   <text:s text:c="4"/>│   │   ├── free.doc</text:p>
            <text:p text:style-name="Preformatted_20_Text">│   <text:s text:c="4"/>│   │   ├── free.odt</text:p>
            <text:p text:style-name="Preformatted_20_Text">│   <text:s text:c="4"/>│   │   ├── lscpu.doc</text:p>
            <text:p text:style-name="Preformatted_20_Text">│   <text:s text:c="4"/>│   │   ├── lscpu.odt</text:p>
            <text:p text:style-name="Preformatted_20_Text">│   <text:s text:c="4"/>│   │   ├── <text:span text:style-name="T22">Nowy folder</text:span></text:p>
            <text:p text:style-name="Preformatted_20_Text">│   <text:s text:c="4"/>│   │   │   └── <text:span text:style-name="T22">Matrix</text:span></text:p>
            <text:p text:style-name="Preformatted_20_Text">│   <text:s text:c="4"/>│   │   │   <text:s text:c="4"/>└── <text:span text:style-name="T22">Pustka</text:span></text:p>
            <text:p text:style-name="Preformatted_20_Text">│   <text:s text:c="4"/>│   │   ├── root.2.doc</text:p>
            <text:p text:style-name="Preformatted_20_Text">│   <text:s text:c="4"/>│   │   ├── root.2.odt</text:p>
            <text:p text:style-name="Preformatted_20_Text">│   <text:s text:c="4"/>│   │   ├── root.doc</text:p>
            <text:p text:style-name="Preformatted_20_Text">│   <text:s text:c="4"/>│   │   ├── root.odt</text:p>
            <text:p text:style-name="Preformatted_20_Text">│   <text:s text:c="4"/>│   │   ├── sprawozdanie.odt</text:p>
            <text:p text:style-name="Preformatted_20_Text">│   <text:s text:c="4"/>│   │   ├── typescript.doc</text:p>
            <text:p text:style-name="Preformatted_20_Text">│   <text:s text:c="4"/>│   │   ├── wierszyk</text:p>
            <text:p text:style-name="Preformatted_20_Text">│   <text:s text:c="4"/>│   │   └── wierszyk w nano</text:p>
            <text:p text:style-name="Preformatted_20_Text">│   <text:s text:c="4"/>│   └── <text:span text:style-name="T22">info</text:span></text:p>
            <text:p text:style-name="Preformatted_20_Text">│   <text:s text:c="4"/>│   <text:s text:c="4"/>├── free.doc.trashinfo</text:p>
            <text:p text:style-name="Preformatted_20_Text">│   <text:s text:c="4"/>│   <text:s text:c="4"/>├── free.odt.trashinfo</text:p>
            <text:p text:style-name="Preformatted_20_Text">│   <text:s text:c="4"/>│   <text:s text:c="4"/>├── lscpu.doc.trashinfo</text:p>
            <text:p text:style-name="Preformatted_20_Text">│   <text:s text:c="4"/>│   <text:s text:c="4"/>├── lscpu.odt.trashinfo</text:p>
            <text:p text:style-name="Preformatted_20_Text">│   <text:s text:c="4"/>│   <text:s text:c="4"/>├── Nowy folder.trashinfo</text:p>
            <text:p text:style-name="Preformatted_20_Text">│   <text:s text:c="4"/>│   <text:s text:c="4"/>├── root.2.doc.trashinfo</text:p>
            <text:p text:style-name="Preformatted_20_Text">│   <text:s text:c="4"/>│   <text:s text:c="4"/>├── root.2.odt.trashinfo</text:p>
            <text:p text:style-name="Preformatted_20_Text">│   <text:s text:c="4"/>│   <text:s text:c="4"/>├── root.doc.trashinfo</text:p>
            <text:p text:style-name="Preformatted_20_Text">│   <text:s text:c="4"/>│   <text:s text:c="4"/>├── root.odt.trashinfo</text:p>
            <text:p text:style-name="Preformatted_20_Text">│   <text:s text:c="4"/>│   <text:s text:c="4"/>├── sprawozdanie.odt.trashinfo</text:p>
            <text:p text:style-name="Preformatted_20_Text">│   <text:s text:c="4"/>│   <text:s text:c="4"/>├── typescript.doc.trashinfo</text:p>
            <text:p text:style-name="Preformatted_20_Text">│   <text:s text:c="4"/>│   <text:s text:c="4"/>├── wierszyk w nano.trashinfo</text:p>
            <text:p text:style-name="Preformatted_20_Text">│   <text:s text:c="4"/>│   <text:s text:c="4"/>└── wierszyk.trashinfo</text:p>
            <text:p text:style-name="Preformatted_20_Text">│   <text:s text:c="4"/>├── <text:span text:style-name="T22">webkitgtk</text:span></text:p>
            <text:p text:style-name="Preformatted_20_Text">│   <text:s text:c="4"/>│   └── <text:span text:style-name="T22">localstorage</text:span></text:p>
            <text:p text:style-name="Preformatted_20_Text">│   <text:s text:c="4"/>├── <text:span text:style-name="T22">xorg</text:span></text:p>
            <text:p text:style-name="Preformatted_20_Text">│   <text:s text:c="4"/>│   ├── Xorg.0.log</text:p>
            <text:p text:style-name="Preformatted_20_Text">│   <text:s text:c="4"/>│   └── Xorg.0.log.old</text:p>
            <text:p text:style-name="Preformatted_20_Text">│   <text:s text:c="4"/>└── <text:span text:style-name="T22">zeitgeist</text:span></text:p>
            <text:p text:style-name="Preformatted_20_Text">│   <text:s text:c="8"/>├── activity.sqlite</text:p>
            <text:p text:style-name="Preformatted_20_Text">│   <text:s text:c="8"/>├── activity.sqlite-shm</text:p>
            <text:p text:style-name="Preformatted_20_Text">│   <text:s text:c="8"/>├── activity.sqlite-wal</text:p>
            <text:p text:style-name="Preformatted_20_Text">│   <text:s text:c="8"/>└── <text:span text:style-name="T22">fts.index</text:span></text:p>
            <text:p text:style-name="Preformatted_20_Text">│   <text:s text:c="12"/>├── flintlock</text:p>
            <text:p text:style-name="Preformatted_20_Text">│   <text:s text:c="12"/>├── iamglass</text:p>
            <text:p text:style-name="Preformatted_20_Text">│   <text:s text:c="12"/>├── position.glass</text:p>
            <text:p text:style-name="Preformatted_20_Text">│   <text:s text:c="12"/>├── postlist.glass</text:p>
            <text:p text:style-name="Preformatted_20_Text">│   <text:s text:c="12"/>└── termlist.glass</text:p>
            <text:p text:style-name="Preformatted_20_Text"><text:soft-page-break/>├── <text:span text:style-name="T22">.mozilla</text:span></text:p>
            <text:p text:style-name="Preformatted_20_Text">│   ├── <text:span text:style-name="T22">extensions</text:span></text:p>
            <text:p text:style-name="Preformatted_20_Text">│   ├── <text:span text:style-name="T22">firefox</text:span></text:p>
            <text:p text:style-name="Preformatted_20_Text">│   │   ├── <text:span text:style-name="T22">Crash Reports</text:span></text:p>
            <text:p text:style-name="Preformatted_20_Text">│   │   │   ├── <text:span text:style-name="T22">events</text:span></text:p>
            <text:p text:style-name="Preformatted_20_Text">│   │   │   └── InstallTime20180704192850</text:p>
            <text:p text:style-name="Preformatted_20_Text">│   │   ├── <text:span text:style-name="T22">Pending Pings</text:span></text:p>
            <text:p text:style-name="Preformatted_20_Text">│   │   ├── profiles.ini</text:p>
            <text:p text:style-name="Preformatted_20_Text">│   │   └── <text:span text:style-name="T22">rzimclff.default</text:span></text:p>
            <text:p text:style-name="Preformatted_20_Text">│   │   <text:s text:c="4"/>├── addons.json</text:p>
            <text:p text:style-name="Preformatted_20_Text">│   │   <text:s text:c="4"/>├── <text:span text:style-name="T26">addonStartup.json.lz4</text:span></text:p>
            <text:p text:style-name="Preformatted_20_Text">│   │   <text:s text:c="4"/>├── AlternateServices.txt</text:p>
            <text:p text:style-name="Preformatted_20_Text">│   │   <text:s text:c="4"/>├── blocklist.xml</text:p>
            <text:p text:style-name="Preformatted_20_Text">│   │   <text:s text:c="4"/>├── <text:span text:style-name="T22">bookmarkbackups</text:span></text:p>
            <text:p text:style-name="Preformatted_20_Text">│   │   <text:s text:c="4"/>├── cert8.db</text:p>
            <text:p text:style-name="Preformatted_20_Text">│   │   <text:s text:c="4"/>├── cert9.db</text:p>
            <text:p text:style-name="Preformatted_20_Text">│   │   <text:s text:c="4"/>├── compatibility.ini</text:p>
            <text:p text:style-name="Preformatted_20_Text">│   │   <text:s text:c="4"/>├── containers.json</text:p>
            <text:p text:style-name="Preformatted_20_Text">│   │   <text:s text:c="4"/>├── content-prefs.sqlite</text:p>
            <text:p text:style-name="Preformatted_20_Text">│   │   <text:s text:c="4"/>├── cookies.sqlite</text:p>
            <text:p text:style-name="Preformatted_20_Text">│   │   <text:s text:c="4"/>├── <text:span text:style-name="T22">crashes</text:span></text:p>
            <text:p text:style-name="Preformatted_20_Text">│   │   <text:s text:c="4"/>│   └── <text:span text:style-name="T22">events</text:span></text:p>
            <text:p text:style-name="Preformatted_20_Text">│   │   <text:s text:c="4"/>├── <text:span text:style-name="T22">datareporting</text:span></text:p>
            <text:p text:style-name="Preformatted_20_Text">│   │   <text:s text:c="4"/>│   ├── <text:span text:style-name="T22">archived</text:span></text:p>
            <text:p text:style-name="Preformatted_20_Text">│   │   <text:s text:c="4"/>│   │   └── <text:span text:style-name="T22">2018-11</text:span></text:p>
            <text:p text:style-name="Preformatted_20_Text">│   │   <text:s text:c="4"/>│   │   <text:s text:c="4"/>├── 1542128170471.ad5ad38b-353e-432d-b402-71c78544d78e.new-profile.jsonlz4</text:p>
            <text:p text:style-name="Preformatted_20_Text">│   │   <text:s text:c="4"/>│   │   <text:s text:c="4"/>├── 1542128170599.f9b66abb-fd84-4716-8438-df47cbedfe3a.main.jsonlz4</text:p>
            <text:p text:style-name="Preformatted_20_Text">│   │   <text:s text:c="4"/>│   │   <text:s text:c="4"/>└── 1542128170624.01e7370e-857c-477c-8702-5efcda812149.first-shutdown.jsonlz4</text:p>
            <text:p text:style-name="Preformatted_20_Text">│   │   <text:s text:c="4"/>│   ├── session-state.json</text:p>
            <text:p text:style-name="Preformatted_20_Text">│   │   <text:s text:c="4"/>│   └── state.json</text:p>
            <text:p text:style-name="Preformatted_20_Text">│   │   <text:s text:c="4"/>├── extensions.json</text:p>
            <text:p text:style-name="Preformatted_20_Text">│   │   <text:s text:c="4"/>├── favicons.sqlite</text:p>
            <text:p text:style-name="Preformatted_20_Text">│   │   <text:s text:c="4"/>├── <text:span text:style-name="T22">gmp</text:span></text:p>
            <text:p text:style-name="Preformatted_20_Text">│   │   <text:s text:c="4"/>├── handlers.json</text:p>
            <text:p text:style-name="Preformatted_20_Text">│   │   <text:s text:c="4"/>├── key3.db</text:p>
            <text:p text:style-name="Preformatted_20_Text">│   │   <text:s text:c="4"/>├── key4.db</text:p>
            <text:p text:style-name="Preformatted_20_Text">│   │   <text:s text:c="4"/>├── <text:span text:style-name="T22">minidumps</text:span></text:p>
            <text:p text:style-name="Preformatted_20_Text">│   │   <text:s text:c="4"/>├── .parentlock</text:p>
            <text:p text:style-name="Preformatted_20_Text">│   │   <text:s text:c="4"/>├── permissions.sqlite</text:p>
            <text:p text:style-name="Preformatted_20_Text">│   │   <text:s text:c="4"/>├── pkcs11.txt</text:p>
            <text:p text:style-name="Preformatted_20_Text">│   │   <text:s text:c="4"/>├── places.sqlite</text:p>
            <text:p text:style-name="Preformatted_20_Text">│   │   <text:s text:c="4"/>├── pluginreg.dat</text:p>
            <text:p text:style-name="Preformatted_20_Text">│   │   <text:s text:c="4"/>├── prefs.js</text:p>
            <text:p text:style-name="Preformatted_20_Text">│   │   <text:s text:c="4"/>├── <text:span text:style-name="T22">saved-telemetry-pings</text:span></text:p>
            <text:p text:style-name="Preformatted_20_Text">│   │   <text:s text:c="4"/>│   ├── 01e7370e-857c-477c-8702-5efcda812149</text:p>
            <text:p text:style-name="Preformatted_20_Text">│   │   <text:s text:c="4"/>│   ├── ad5ad38b-353e-432d-b402-71c78544d78e</text:p>
            <text:p text:style-name="Preformatted_20_Text">│   │   <text:s text:c="4"/>│   └── f9b66abb-fd84-4716-8438-df47cbedfe3a</text:p>
            <text:p text:style-name="Preformatted_20_Text">│   │   <text:s text:c="4"/>├── search.json.mozlz4</text:p>
            <text:p text:style-name="Preformatted_20_Text">│   │   <text:s text:c="4"/>├── secmod.db</text:p>
            <text:p text:style-name="Preformatted_20_Text">│   │   <text:s text:c="4"/>├── SecurityPreloadState.txt</text:p>
            <text:p text:style-name="Preformatted_20_Text">│   │   <text:s text:c="4"/>├── sessionCheckpoints.json</text:p>
            <text:p text:style-name="Preformatted_20_Text">│   │   <text:s text:c="4"/>├── <text:span text:style-name="T22">sessionstore-backups</text:span></text:p>
            <text:p text:style-name="Preformatted_20_Text">│   │   <text:s text:c="4"/>├── sessionstore.jsonlz4</text:p>
            <text:p text:style-name="Preformatted_20_Text">│   │   <text:s text:c="4"/>├── SiteSecurityServiceState.txt</text:p>
            <text:p text:style-name="Preformatted_20_Text">│   │   <text:s text:c="4"/>├── <text:span text:style-name="T22">storage</text:span></text:p>
            <text:p text:style-name="Preformatted_20_Text">│   │   <text:s text:c="4"/>│   ├── <text:span text:style-name="T22">default</text:span></text:p>
            <text:p text:style-name="Preformatted_20_Text">│   │   <text:s text:c="4"/>│   │   └── <text:span text:style-name="T22">about+newtab</text:span></text:p>
            <text:p text:style-name="Preformatted_20_Text">│   │   <text:s text:c="4"/>│   │   <text:s text:c="4"/>├── <text:span text:style-name="T22">idb</text:span></text:p>
            <text:p text:style-name="Preformatted_20_Text"><text:soft-page-break/>│   │   <text:s text:c="4"/>│   │   <text:s text:c="4"/>│   ├── <text:span text:style-name="T22">3312185054sbndi_pspte.files</text:span></text:p>
            <text:p text:style-name="Preformatted_20_Text">│   │   <text:s text:c="4"/>│   │   <text:s text:c="4"/>│   │   ├── 1</text:p>
            <text:p text:style-name="Preformatted_20_Text">│   │   <text:s text:c="4"/>│   │   <text:s text:c="4"/>│   │   └── <text:span text:style-name="T22">journals</text:span></text:p>
            <text:p text:style-name="Preformatted_20_Text">│   │   <text:s text:c="4"/>│   │   <text:s text:c="4"/>│   └── 3312185054sbndi_pspte.sqlite</text:p>
            <text:p text:style-name="Preformatted_20_Text">│   │   <text:s text:c="4"/>│   │   <text:s text:c="4"/>├── .metadata</text:p>
            <text:p text:style-name="Preformatted_20_Text">│   │   <text:s text:c="4"/>│   │   <text:s text:c="4"/>└── .metadata-v2</text:p>
            <text:p text:style-name="Preformatted_20_Text">│   │   <text:s text:c="4"/>│   ├── <text:span text:style-name="T22">permanent</text:span></text:p>
            <text:p text:style-name="Preformatted_20_Text">│   │   <text:s text:c="4"/>│   │   └── <text:span text:style-name="T22">chrome</text:span></text:p>
            <text:p text:style-name="Preformatted_20_Text">│   │   <text:s text:c="4"/>│   │   <text:s text:c="4"/>├── <text:span text:style-name="T22">idb</text:span></text:p>
            <text:p text:style-name="Preformatted_20_Text">│   │   <text:s text:c="4"/>│   │   <text:s text:c="4"/>│   ├── <text:span text:style-name="T22">1451318868ntouromlalnodry--epcr.files</text:span></text:p>
            <text:p text:style-name="Preformatted_20_Text">│   │   <text:s text:c="4"/>│   │   <text:s text:c="4"/>│   ├── 1451318868ntouromlalnodry--epcr.sqlite</text:p>
            <text:p text:style-name="Preformatted_20_Text">│   │   <text:s text:c="4"/>│   │   <text:s text:c="4"/>│   ├── <text:span text:style-name="T22">1657114595AmcateirvtiSty.files</text:span></text:p>
            <text:p text:style-name="Preformatted_20_Text">│   │   <text:s text:c="4"/>│   │   <text:s text:c="4"/>│   ├── 1657114595AmcateirvtiSty.sqlite</text:p>
            <text:p text:style-name="Preformatted_20_Text">│   │   <text:s text:c="4"/>│   │   <text:s text:c="4"/>│   ├── <text:span text:style-name="T22">2918063365piupsah.files</text:span></text:p>
            <text:p text:style-name="Preformatted_20_Text">│   │   <text:s text:c="4"/>│   │   <text:s text:c="4"/>│   ├── 2918063365piupsah.sqlite</text:p>
            <text:p text:style-name="Preformatted_20_Text">│   │   <text:s text:c="4"/>│   │   <text:s text:c="4"/>│   ├── <text:span text:style-name="T22">3561288849sdhlie.files</text:span></text:p>
            <text:p text:style-name="Preformatted_20_Text">│   │   <text:s text:c="4"/>│   │   <text:s text:c="4"/>│   └── 3561288849sdhlie.sqlite</text:p>
            <text:p text:style-name="Preformatted_20_Text">│   │   <text:s text:c="4"/>│   │   <text:s text:c="4"/>├── .metadata</text:p>
            <text:p text:style-name="Preformatted_20_Text">│   │   <text:s text:c="4"/>│   │   <text:s text:c="4"/>└── .metadata-v2</text:p>
            <text:p text:style-name="Preformatted_20_Text">│   │   <text:s text:c="4"/>│   └── <text:span text:style-name="T22">temporary</text:span></text:p>
            <text:p text:style-name="Preformatted_20_Text">│   │   <text:s text:c="4"/>├── storage.sqlite</text:p>
            <text:p text:style-name="Preformatted_20_Text">│   │   <text:s text:c="4"/>├── <text:span text:style-name="T27">times.json</text:span></text:p>
            <text:p text:style-name="Preformatted_20_Text">│   │   <text:s text:c="4"/>├── TRRBlacklist.txt</text:p>
            <text:p text:style-name="Preformatted_20_Text">│   │   <text:s text:c="4"/>├── webappsstore.sqlite</text:p>
            <text:p text:style-name="Preformatted_20_Text">│   │   <text:s text:c="4"/>└── xulstore.json</text:p>
            <text:p text:style-name="Preformatted_20_Text">│   └── <text:span text:style-name="T22">systemextensionsdev</text:span></text:p>
            <text:p text:style-name="Preformatted_20_Text">├── <text:span text:style-name="T22">Muzyka</text:span></text:p>
            <text:p text:style-name="Preformatted_20_Text">├── <text:span text:style-name="T22">Obrazy</text:span></text:p>
            <text:p text:style-name="Preformatted_20_Text">├── <text:span text:style-name="T22">Pobrane</text:span></text:p>
            <text:p text:style-name="Preformatted_20_Text">├── .profile</text:p>
            <text:p text:style-name="Preformatted_20_Text">├── <text:span text:style-name="T22">Publiczny</text:span></text:p>
            <text:p text:style-name="Preformatted_20_Text">├── <text:span text:style-name="T22">Pulpit</text:span></text:p>
            <text:p text:style-name="Preformatted_20_Text">│   └── <text:span text:style-name="T22">To jest na pulpicie.</text:span></text:p>
            <text:p text:style-name="Preformatted_20_Text">├── <text:span text:style-name="T22">.ssh</text:span></text:p>
            <text:p text:style-name="Preformatted_20_Text">├── .sudo_as_admin_successful</text:p>
            <text:p text:style-name="Preformatted_20_Text">├── <text:span text:style-name="T22">Szablony</text:span></text:p>
            <text:p text:style-name="Preformatted_20_Text">├── .vboxclient-clipboard.pid</text:p>
            <text:p text:style-name="Preformatted_20_Text">├── .vboxclient-display.pid</text:p>
            <text:p text:style-name="Preformatted_20_Text">├── .vboxclient-draganddrop.pid</text:p>
            <text:p text:style-name="Preformatted_20_Text">├── .vboxclient-seamless.pid</text:p>
            <text:p text:style-name="Preformatted_20_Text">└── <text:span text:style-name="T22">Wideo</text:span></text:p>
            <text:p text:style-name="Preformatted_20_Text"/>
            <text:p text:style-name="P23">223 directories, 439 files</text:p>
            <text:p text:style-name="P13"/>
          </table:table-cell>
        </table:table-row>
      </table:table>
      <table:table table:name="Tabela3" table:style-name="Tabela3">
        <table:table-column table:style-name="Tabela3.A"/>
        <table:table-row>
          <table:table-cell table:style-name="Tabela3.A1" office:value-type="string" table:protected="true">
            <text:p text:style-name="P22"><text:span text:style-name="T1">2.</text:span> <text:span text:style-name="T9">Znaki specjalne (metaznaki).</text:span></text:p>
          </table:table-cell>
        </table:table-row>
        <table:table-row>
          <table:table-cell table:style-name="Tabela3.A1" office:value-type="string" table:protected="true">
            <text:h text:style-name="P31" text:outline-level="2" text:restart-numbering="true" text:start-value="-1">1. <text:span text:style-name="T12">Przejść do katalogu </text:span><text:span text:style-name="T14">/etc</text:span><text:span text:style-name="T12">. Wyświetlić listę plików (użyć do tego celu polecenia </text:span><text:span text:style-name="T14">ls</text:span><text:span text:style-name="T12">), których nazwy: zaczynają się na literę u, zaczynają się na literę U, kończą się na literę p, zawierają dokładnie 9 znaków, zawierają dokładnie 9 znaków i zaczynają się na literę s. Jest to pięć odrębnych poleceń i każde należy wykonać za pomocą pojedynczego polecenia; wskazówka: zapoznać się ze znaczeniem znaków specjalnych * i ?</text:span></text:h>
            <text:p text:style-name="P25"/>
          </table:table-cell>
        </table:table-row>
        <table:table-row>
          <table:table-cell table:style-name="Tabela3.A1" office:value-type="string">
            <text:p text:style-name="P8">Odpowiednie listingi.</text:p>
            <text:p text:style-name="P16">﻿</text:p>
            <text:p text:style-name="Preformatted_20_Text">lewandowski@224626 0 wto gru 04 11:05:44 / $ cd /etc</text:p>
            <text:p text:style-name="P23">lewandowski@224626 0 wto gru 04 11:05:50 /etc $ </text:p>
            <text:p text:style-name="P15"><text:span text:style-name="T28">﻿</text:span>﻿</text:p>
            <text:p text:style-name="Preformatted_20_Text">lewandowski@224626 1 wto gru 04 11:29:46 /etc $ ls [u]*</text:p>
            <text:p text:style-name="Preformatted_20_Text">ucf.conf <text:s/>updatedb.conf <text:s/>usb_modeswitch.conf</text:p>
            <text:p text:style-name="Preformatted_20_Text"/>
            <text:p text:style-name="Preformatted_20_Text">udev:</text:p>
            <text:p text:style-name="Preformatted_20_Text"><text:span text:style-name="T22">hwdb.d</text:span> <text:s/><text:span text:style-name="T22">rules.d</text:span> <text:s/>udev.conf</text:p>
            <text:p text:style-name="Preformatted_20_Text"/>
            <text:p text:style-name="Preformatted_20_Text">udisks2:</text:p>
            <text:p text:style-name="Preformatted_20_Text">udisks2.conf</text:p>
            <text:p text:style-name="Preformatted_20_Text"/>
            <text:p text:style-name="Preformatted_20_Text">ufw:</text:p>
            <text:p text:style-name="Preformatted_20_Text">after6.rules <text:s/><text:span text:style-name="T22">applications.d</text:span> <text:s/>before.rules <text:s/>user6.rules</text:p>
            <text:p text:style-name="Preformatted_20_Text">after.init <text:s text:c="3"/>before6.rules <text:s text:c="2"/>sysctl.conf <text:s text:c="2"/>user.rules</text:p>
            <text:p text:style-name="Preformatted_20_Text">after.rules <text:s text:c="2"/>before.init <text:s text:c="4"/>ufw.conf</text:p>
            <text:p text:style-name="Preformatted_20_Text"/>
            <text:p text:style-name="Preformatted_20_Text">update-manager:</text:p>
            <text:p text:style-name="Preformatted_20_Text">meta-release <text:s/>release-upgrades <text:s/><text:span text:style-name="T22">release-upgrades.d</text:span></text:p>
            <text:p text:style-name="Preformatted_20_Text"/>
            <text:p text:style-name="Preformatted_20_Text">update-motd.d:</text:p>
            <text:p text:style-name="Preformatted_20_Text"><text:span text:style-name="T27">00-header</text:span> <text:s text:c="4"/><text:span text:style-name="T27">80-esm</text:span> <text:s text:c="15"/><text:span text:style-name="T27">91-release-upgrade</text:span> <text:s/><text:span text:style-name="T27">98-reboot-required</text:span></text:p>
            <text:p text:style-name="Preformatted_20_Text"><text:span text:style-name="T27">10-help-text</text:span> <text:s/><text:span text:style-name="T27">80-livepatch</text:span> <text:s text:c="9"/><text:span text:style-name="T27">95-hwe-eol</text:span></text:p>
            <text:p text:style-name="Preformatted_20_Text"><text:span text:style-name="T27">50-motd-news</text:span> <text:s/><text:span text:style-name="T27">90-updates-available</text:span> <text:s/><text:span text:style-name="T27">98-fsck-at-reboot</text:span></text:p>
            <text:p text:style-name="Preformatted_20_Text"/>
            <text:p text:style-name="Preformatted_20_Text">update-notifier:</text:p>
            <text:p text:style-name="Preformatted_20_Text"/>
            <text:p text:style-name="P23">usb_modeswitch.d:</text:p>
            <text:p text:style-name="P16">﻿</text:p>
            <text:p text:style-name="Preformatted_20_Text">lewandowski@224626 1 wto gru 04 11:29:54 /etc $ ls [U]*</text:p>
            <text:p text:style-name="P23">UPower.conf</text:p>
            <text:p text:style-name="P16">﻿</text:p>
            <text:p text:style-name="Preformatted_20_Text">lewandowski@224626 1 wto gru 04 11:31:34 /etc $ ls *[p]</text:p>
            <text:p text:style-name="Preformatted_20_Text">group <text:s/>mailcap</text:p>
            <text:p text:style-name="Preformatted_20_Text"/>
            <text:p text:style-name="Preformatted_20_Text">console-setup:</text:p>
            <text:p text:style-name="Preformatted_20_Text"><text:span text:style-name="T26">cached_ISO-8859-1.acm.gz</text:span> <text:s text:c="6"/>compose.IBM1133.inc <text:s text:c="5"/>compose.ISO-8859-6.inc</text:p>
            <text:p text:style-name="Preformatted_20_Text"><text:span text:style-name="T26">cached_ISO-8859-1_del.kmap.gz</text:span> <text:s/>compose.ISIRI-3342.inc <text:s text:c="2"/>compose.ISO-8859-7.inc</text:p>
            <text:p text:style-name="Preformatted_20_Text"><text:span text:style-name="T27">cached_setup_font.sh</text:span> <text:s text:c="10"/>compose.ISO-8859-10.inc <text:s/>compose.ISO-8859-8.inc</text:p>
            <text:p text:style-name="Preformatted_20_Text"><text:span text:style-name="T27">cached_setup_keyboard.sh</text:span> <text:s text:c="6"/>compose.ISO-8859-11.inc <text:s/>compose.ISO-8859-9.inc</text:p>
            <text:p text:style-name="Preformatted_20_Text"><text:span text:style-name="T27">cached_setup_terminal.sh</text:span> <text:s text:c="6"/>compose.ISO-8859-13.inc <text:s/>compose.KOI8-R.inc</text:p>
            <text:p text:style-name="Preformatted_20_Text"><text:span text:style-name="T26">cached_Uni2-Fixed16.psf.gz</text:span> <text:s text:c="4"/>compose.ISO-8859-14.inc <text:s/>compose.KOI8-U.inc</text:p>
            <text:p text:style-name="Preformatted_20_Text"><text:span text:style-name="T26">cached_UTF-8_del.kmap.gz</text:span> <text:s text:c="6"/>compose.ISO-8859-15.inc <text:s/>compose.TIS-620.inc</text:p>
            <text:p text:style-name="Preformatted_20_Text">compose.ARMSCII-8.inc <text:s text:c="9"/>compose.ISO-8859-16.inc <text:s/>compose.VISCII.inc</text:p>
            <text:p text:style-name="Preformatted_20_Text">compose.CP1251.inc <text:s text:c="12"/>compose.ISO-8859-1.inc <text:s text:c="2"/>ISO-8859-1.acm</text:p>
            <text:p text:style-name="Preformatted_20_Text">compose.CP1255.inc <text:s text:c="12"/>compose.ISO-8859-2.inc <text:s text:c="2"/>remap.inc</text:p>
            <text:p text:style-name="Preformatted_20_Text"><text:soft-page-break/>compose.CP1256.inc <text:s text:c="12"/>compose.ISO-8859-3.inc <text:s text:c="2"/><text:span text:style-name="T26">Uni2-Fixed16.psf.gz</text:span></text:p>
            <text:p text:style-name="Preformatted_20_Text">compose.GEORGIAN-ACADEMY.inc <text:s text:c="2"/>compose.ISO-8859-4.inc <text:s text:c="2"/>vtrgb</text:p>
            <text:p text:style-name="Preformatted_20_Text">compose.GEORGIAN-PS.inc <text:s text:c="7"/>compose.ISO-8859-5.inc <text:s text:c="2"/>vtrgb.vga</text:p>
            <text:p text:style-name="Preformatted_20_Text"/>
            <text:p text:style-name="Preformatted_20_Text">dhcp:</text:p>
            <text:p text:style-name="Preformatted_20_Text">debug <text:s/>dhclient.conf <text:s/><text:span text:style-name="T22">dhclient-enter-hooks.d</text:span> <text:s/><text:span text:style-name="T22">dhclient-exit-hooks.d</text:span></text:p>
            <text:p text:style-name="Preformatted_20_Text"/>
            <text:p text:style-name="Preformatted_20_Text">hp:</text:p>
            <text:p text:style-name="Preformatted_20_Text">hplip.conf</text:p>
            <text:p text:style-name="Preformatted_20_Text"/>
            <text:p text:style-name="Preformatted_20_Text">ldap:</text:p>
            <text:p text:style-name="Preformatted_20_Text">ldap.conf</text:p>
            <text:p text:style-name="Preformatted_20_Text"/>
            <text:p text:style-name="Preformatted_20_Text">ppp:</text:p>
            <text:p text:style-name="Preformatted_20_Text">chap-secrets <text:s/><text:span text:style-name="T27">ip-up</text:span> <text:s text:c="5"/><text:span text:style-name="T22">ipv6-down.d</text:span> <text:s/>options <text:s text:c="6"/><text:span text:style-name="T22">peers</text:span></text:p>
            <text:p text:style-name="Preformatted_20_Text"><text:span text:style-name="T27">ip-down</text:span> <text:s text:c="6"/><text:span text:style-name="T22">ip-up.d</text:span> <text:s text:c="3"/><text:span text:style-name="T27">ipv6-up</text:span> <text:s text:c="5"/>options.pptp <text:s/><text:span text:style-name="T22">resolv</text:span></text:p>
            <text:p text:style-name="P23"><text:span text:style-name="T22">ip-down.d</text:span> <text:s text:c="4"/><text:span text:style-name="T27">ipv6-down</text:span> <text:s/><text:span text:style-name="T22">ipv6-up.d</text:span> <text:s text:c="3"/>pap-secrets</text:p>
            <text:p text:style-name="P16">﻿</text:p>
            <text:p text:style-name="Preformatted_20_Text">lewandowski@224626 1 wto gru 04 11:31:53 /etc $ ls ?????????</text:p>
            <text:p text:style-name="Preformatted_20_Text">fuse.conf <text:s/>issue.net <text:s/><text:span text:style-name="T23">localtime</text:span> <text:s/>protocols</text:p>
            <text:p text:style-name="Preformatted_20_Text">host.conf <text:s/>lintianrc <text:s/>papersize <text:s/>securetty</text:p>
            <text:p text:style-name="Preformatted_20_Text"/>
            <text:p text:style-name="Preformatted_20_Text">bluetooth:</text:p>
            <text:p text:style-name="Preformatted_20_Text">input.conf <text:s/>main.conf <text:s/>network.conf</text:p>
            <text:p text:style-name="Preformatted_20_Text"/>
            <text:p text:style-name="Preformatted_20_Text">profile.d:</text:p>
            <text:p text:style-name="Preformatted_20_Text">01-locale-fix.sh <text:s text:c="3"/>cedilla-portuguese.sh <text:s text:c="2"/>xdg_dirs_desktop_session.sh</text:p>
            <text:p text:style-name="Preformatted_20_Text">apps-bin-path.sh <text:s text:c="3"/>input-method-config.sh</text:p>
            <text:p text:style-name="Preformatted_20_Text">bash_completion.sh <text:s/>vte-2.91.sh</text:p>
            <text:p text:style-name="Preformatted_20_Text"/>
            <text:p text:style-name="Preformatted_20_Text">python2.7:</text:p>
            <text:p text:style-name="Preformatted_20_Text">sitecustomize.py</text:p>
            <text:p text:style-name="Preformatted_20_Text"/>
            <text:p text:style-name="Preformatted_20_Text">python3.6:</text:p>
            <text:p text:style-name="Preformatted_20_Text">sitecustomize.py</text:p>
            <text:p text:style-name="Preformatted_20_Text"/>
            <text:p text:style-name="Preformatted_20_Text">rsyslog.d:</text:p>
            <text:p text:style-name="Preformatted_20_Text">20-ufw.conf <text:s/>50-default.conf</text:p>
            <text:p text:style-name="Preformatted_20_Text"/>
            <text:p text:style-name="Preformatted_20_Text">sensors.d:</text:p>
            <text:p text:style-name="Preformatted_20_Text"/>
            <text:p text:style-name="Preformatted_20_Text">sudoers.d:</text:p>
            <text:p text:style-name="P23">README</text:p>
            <text:p text:style-name="P16">﻿</text:p>
            <text:p text:style-name="Preformatted_20_Text">lewandowski@224626 1 wto gru 04 11:32:53 /etc $ ls [s]????????</text:p>
            <text:p text:style-name="Preformatted_20_Text">securetty</text:p>
            <text:p text:style-name="Preformatted_20_Text"/>
            <text:p text:style-name="Preformatted_20_Text">sensors.d:</text:p>
            <text:p text:style-name="Preformatted_20_Text"/>
            <text:p text:style-name="Preformatted_20_Text">sudoers.d:</text:p>
            <text:p text:style-name="P23">README</text:p>
            <text:p text:style-name="P16"/>
          </table:table-cell>
        </table:table-row>
      </table:table>
      <table:table table:name="Tabela4" table:style-name="Tabela4">
        <table:table-column table:style-name="Tabela4.A"/>
        <table:table-row>
          <table:table-cell table:style-name="Tabela4.A1" office:value-type="string" table:protected="true">
            <text:p text:style-name="P21"><text:span text:style-name="T1">3.</text:span> <text:span text:style-name="T9">Podstawowe operacje na plikach i katalogach. </text:span></text:p>
          </table:table-cell>
        </table:table-row>
        <table:table-row>
          <table:table-cell table:style-name="Tabela4.A8" office:value-type="string" table:protected="true">
            <text:h text:style-name="Heading_20_2" text:outline-level="2" text:restart-numbering="true" text:start-value="-1">1. <text:span text:style-name="T11">Uruchomić terminal tekstowy. W katalogu domowym użytkownika nieuprzywilejowanego utworzyć katalog o nazwie </text:span><text:span text:style-name="T13">Test</text:span><text:span text:style-name="T11">. W katalogu </text:span><text:span text:style-name="T13">Test</text:span><text:span text:style-name="T11"> utworzyć jednym poleceniem strukturę katalogów </text:span><text:span text:style-name="T13">Test2/Test3/Test4 </text:span><text:span text:style-name="T11">[listing wydanego polecenia]. Następnie usunąć jednym poleceniem całą strukturę katalogów </text:span><text:span text:style-name="T13">Test3/Test4 </text:span><text:span text:style-name="T11">[listing wydanego polecenia].</text:span></text:h>
            <text:p text:style-name="P4"/>
          </table:table-cell>
        </table:table-row>
        <table:table-row>
          <table:table-cell table:style-name="Tabela4.A9" office:value-type="string">
            <text:p text:style-name="P12">Odpowiednie listingi.</text:p>
            <text:p text:style-name="P17">﻿</text:p>
            <text:p text:style-name="Preformatted_20_Text">lewandowski@224626 0 śro gru 05 16:05:30 ~ $ mkdir Test</text:p>
            <text:p text:style-name="Preformatted_20_Text">lewandowski@224626 0 śro gru 05 16:05:48 ~ $ ls</text:p>
            <text:p text:style-name="Preformatted_20_Text"><text:span text:style-name="T22">Dokumenty</text:span> <text:s text:c="8"/><text:span text:style-name="T22">Muzyka</text:span> <text:s/><text:span text:style-name="T22">Pobrane</text:span> <text:s text:c="3"/><text:span text:style-name="T22">Pulpit</text:span> <text:s text:c="3"/><text:span text:style-name="T22">Test</text:span></text:p>
            <text:p text:style-name="P23">examples.desktop <text:s/><text:span text:style-name="T22">Obrazy</text:span> <text:s/><text:span text:style-name="T22">Publiczny</text:span> <text:s/><text:span text:style-name="T22">Szablony</text:span> <text:s/><text:span text:style-name="T22">Wideo</text:span></text:p>
            <text:p text:style-name="P17">﻿</text:p>
            <text:p text:style-name="Preformatted_20_Text">lewandowski@224626 0 śro gru 05 16:15:12 ~ $ cd ~/Test</text:p>
            <text:p text:style-name="Preformatted_20_Text">lewandowski@224626 0 śro gru 05 16:15:19 ~/Test $ ls</text:p>
            <text:p text:style-name="Preformatted_20_Text">lewandowski@224626 0 śro gru 05 16:15:22 ~/Test $ mkdir -p Test2/Test3/Test4</text:p>
            <text:p text:style-name="Preformatted_20_Text">lewandowski@224626 0 śro gru 05 16:15:35 ~/Test $ cd ..</text:p>
            <text:p text:style-name="Preformatted_20_Text">lewandowski@224626 0 śro gru 05 16:15:38 ~ $ tree</text:p>
            <text:p text:style-name="P27">.</text:p>
            <text:p text:style-name="Preformatted_20_Text">├── <text:span text:style-name="T22">Dokumenty</text:span></text:p>
            <text:p text:style-name="Preformatted_20_Text">├── examples.desktop</text:p>
            <text:p text:style-name="Preformatted_20_Text">├── <text:span text:style-name="T22">Muzyka</text:span></text:p>
            <text:p text:style-name="Preformatted_20_Text">├── <text:span text:style-name="T22">Obrazy</text:span></text:p>
            <text:p text:style-name="Preformatted_20_Text">├── <text:span text:style-name="T22">Pobrane</text:span></text:p>
            <text:p text:style-name="Preformatted_20_Text">├── <text:span text:style-name="T22">Publiczny</text:span></text:p>
            <text:p text:style-name="Preformatted_20_Text">├── <text:span text:style-name="T22">Pulpit</text:span></text:p>
            <text:p text:style-name="Preformatted_20_Text">│   └── <text:span text:style-name="T22">To jest na pulpicie.</text:span></text:p>
            <text:p text:style-name="Preformatted_20_Text">├── <text:span text:style-name="T22">Szablony</text:span></text:p>
            <text:p text:style-name="Preformatted_20_Text">├── <text:span text:style-name="T22">Test</text:span></text:p>
            <text:p text:style-name="Preformatted_20_Text">│   └── <text:span text:style-name="T22">Test2</text:span></text:p>
            <text:p text:style-name="Preformatted_20_Text">│   <text:s text:c="4"/>└── <text:span text:style-name="T22">Test3</text:span></text:p>
            <text:p text:style-name="Preformatted_20_Text">│   <text:s text:c="8"/>└── <text:span text:style-name="T22">Test4</text:span></text:p>
            <text:p text:style-name="Preformatted_20_Text">└── <text:span text:style-name="T22">Wideo</text:span></text:p>
            <text:p text:style-name="Preformatted_20_Text"/>
            <text:p text:style-name="Preformatted_20_Text">13 directories, 1 file</text:p>
            <text:p text:style-name="P23">lewandowski@224626 0 śro gru 05 16:15:40 ~ $</text:p>
            <text:p text:style-name="P17">﻿</text:p>
            <text:p text:style-name="Preformatted_20_Text">lewandowski@224626 0 śro gru 05 16:27:24 ~ $ cd Test</text:p>
            <text:p text:style-name="Preformatted_20_Text">lewandowski@224626 0 śro gru 05 16:27:58 ~/Test $ cd Test2</text:p>
            <text:p text:style-name="Preformatted_20_Text">lewandowski@224626 0 śro gru 05 16:28:02 ~/Test/Test2 $ rm -r Test3</text:p>
            <text:p text:style-name="Preformatted_20_Text">lewandowski@224626 0 śro gru 05 16:28:07 ~/Test/Test2 $ cd ..</text:p>
            <text:p text:style-name="Preformatted_20_Text">lewandowski@224626 0 śro gru 05 16:28:12 ~/Test $ cd ..</text:p>
            <text:p text:style-name="Preformatted_20_Text">lewandowski@224626 0 śro gru 05 16:28:13 ~ $ tree</text:p>
            <text:p text:style-name="P27">.</text:p>
            <text:p text:style-name="Preformatted_20_Text">├── <text:span text:style-name="T22">Dokumenty</text:span></text:p>
            <text:p text:style-name="Preformatted_20_Text">├── examples.desktop</text:p>
            <text:p text:style-name="Preformatted_20_Text">├── <text:span text:style-name="T22">Muzyka</text:span></text:p>
            <text:p text:style-name="Preformatted_20_Text">├── <text:span text:style-name="T22">Obrazy</text:span></text:p>
            <text:p text:style-name="Preformatted_20_Text">├── <text:span text:style-name="T22">Pobrane</text:span></text:p>
            <text:p text:style-name="Preformatted_20_Text">├── <text:span text:style-name="T22">Publiczny</text:span></text:p>
            <text:p text:style-name="Preformatted_20_Text">├── <text:span text:style-name="T22">Pulpit</text:span></text:p>
            <text:p text:style-name="Preformatted_20_Text">│   └── <text:span text:style-name="T22">To jest na pulpicie.</text:span></text:p>
            <text:p text:style-name="Preformatted_20_Text">├── <text:span text:style-name="T22">Szablony</text:span></text:p>
            <text:p text:style-name="Preformatted_20_Text">├── <text:span text:style-name="T22">Test</text:span></text:p>
            <text:p text:style-name="Preformatted_20_Text">│   └── <text:span text:style-name="T22">Test2</text:span></text:p>
            <text:p text:style-name="Preformatted_20_Text">└── <text:span text:style-name="T22">Wideo</text:span></text:p>
            <text:p text:style-name="Preformatted_20_Text"/>
            <text:p text:style-name="P23"><text:soft-page-break/>11 directories, 1 file</text:p>
            <text:p text:style-name="P12"/>
          </table:table-cell>
        </table:table-row>
        <table:table-row>
          <table:table-cell table:style-name="Tabela4.A8" office:value-type="string" table:protected="true">
            <text:h text:style-name="Heading_20_2" text:outline-level="2" text:restart-numbering="true" text:start-value="-1">2. <text:span text:style-name="T11">Wewnątrz katalogu </text:span><text:span text:style-name="T13">Test</text:span><text:span text:style-name="T11"> utworzyć dwa pliki </text:span><text:span text:style-name="T13">test1</text:span><text:span text:style-name="T11"> i </text:span><text:span text:style-name="T13">test2</text:span><text:span text:style-name="T11"> (upewnić się że jesteśmy w odpowiednim katalogu). Do jednego z plików wpisać dowolny tekst używając polecenia </text:span><text:span text:style-name="T13">cat &gt; nazwa_pliku</text:span><text:span text:style-name="T11"> (wpisywanie zakończyć kombinacją klawiszy </text:span><text:span text:style-name="T13">Ctrl+D jako pierwszy znak nowego wiersza</text:span><text:span text:style-name="T11">). Do drugiego z nich wpisać dowolny tekst korzystając z dowolnie wybranego edytora tekstu (</text:span><text:span text:style-name="T13">nano, mcedit, vi</text:span><text:span text:style-name="T11">).</text:span></text:h>
            <text:p text:style-name="P4"/>
          </table:table-cell>
        </table:table-row>
        <table:table-row>
          <table:table-cell table:style-name="Tabela4.A9" office:value-type="string">
            <text:p text:style-name="P9">Odpowiednie listingi.</text:p>
            <text:p text:style-name="P13">﻿</text:p>
            <text:p text:style-name="Preformatted_20_Text">lewandowski@224626 0 śro gru 05 16:28:14 ~ $ cd Test</text:p>
            <text:p text:style-name="Preformatted_20_Text">lewandowski@224626 0 śro gru 05 16:37:47 ~/Test $ touch test1 test2</text:p>
            <text:p text:style-name="Preformatted_20_Text">lewandowski@224626 0 śro gru 05 16:40:46 ~/Test $ ls</text:p>
            <text:p text:style-name="P23">test1 <text:s/>test2 <text:s/><text:span text:style-name="T22">Test2</text:span></text:p>
            <text:p text:style-name="P13">﻿</text:p>
            <text:p text:style-name="Preformatted_20_Text">lewandowski@224626 0 śro gru 05 16:46:47 ~/Test $ cat &gt; test1</text:p>
            <text:p text:style-name="Preformatted_20_Text">Dzień dobry</text:p>
            <text:p text:style-name="Preformatted_20_Text">Uczę się posługiwać Linux&amp;apos;em</text:p>
            <text:p text:style-name="Preformatted_20_Text">I coraz bardziej mnie się to podoba </text:p>
            <text:p text:style-name="Preformatted_20_Text">lewandowski@224626 0 śro gru 05 16:47:19 ~/Test $ cat test1</text:p>
            <text:p text:style-name="Preformatted_20_Text">Dzień dobry</text:p>
            <text:p text:style-name="Preformatted_20_Text">Uczę się posługiwać Linux&amp;apos;em</text:p>
            <text:p text:style-name="P23">I coraz bardziej mnie się to podoba</text:p>
            <text:p text:style-name="P13">﻿</text:p>
            <text:p text:style-name="Preformatted_20_Text">lewandowski@224626 0 śro gru 05 16:51:39 ~/Test $ cat test2</text:p>
            <text:p text:style-name="Preformatted_20_Text">Teraz użyłem terminalowego edytora tekstowego,</text:p>
            <text:p text:style-name="P23">z polecenia na polecenie robi się coraz ciekawiej :)</text:p>
            <text:p text:style-name="P9"/>
          </table:table-cell>
        </table:table-row>
        <table:table-row>
          <table:table-cell table:style-name="Tabela4.A8" office:value-type="string" table:protected="true">
            <text:h text:style-name="Heading_20_2" text:outline-level="2" text:restart-numbering="true" text:start-value="-1">3. <text:span text:style-name="T11">Znajdując się w katalogu </text:span><text:span text:style-name="T13">Test</text:span><text:span text:style-name="T11"> jako katalogu bieżącym skopiować jednym poleceniem oba pliki (</text:span><text:span text:style-name="T13">test1</text:span><text:span text:style-name="T11"> i </text:span><text:span text:style-name="T13">test2</text:span><text:span text:style-name="T11">) do katalogu macierzystego (domowego) użytkownika [listing wydanego polecenia]. Następnie z katalogu domowego użytkownika skopiować jednym poleceniem wszystkie pliki ukryte zaczynające się od słowa </text:span><text:span text:style-name="T13">.bash</text:span><text:span text:style-name="T11"> (pliki ukryte rozpoczynają się znakiem kropki) do katalogu </text:span><text:span text:style-name="T13">Test2 </text:span><text:span text:style-name="T11">[listing wydanego polecenia i jego efekt].</text:span></text:h>
            <text:p text:style-name="P4"/>
          </table:table-cell>
        </table:table-row>
        <table:table-row>
          <table:table-cell table:style-name="Tabela4.A9" office:value-type="string">
            <text:p text:style-name="P9">Odpowiednie listingi.</text:p>
            <text:p text:style-name="P13">﻿</text:p>
            <text:p text:style-name="Preformatted_20_Text">lewandowski@224626 0 śro gru 05 16:51:42 ~/Test $ ls</text:p>
            <text:p text:style-name="Preformatted_20_Text">test1 <text:s/>test2 <text:s/><text:span text:style-name="T22">Test2</text:span></text:p>
            <text:p text:style-name="Preformatted_20_Text">lewandowski@224626 0 śro gru 05 17:01:00 ~/Test $ cp test* ~</text:p>
            <text:p text:style-name="Preformatted_20_Text">lewandowski@224626 0 śro gru 05 17:01:34 ~/Test $ cd ~</text:p>
            <text:p text:style-name="Preformatted_20_Text">lewandowski@224626 0 śro gru 05 17:01:52 ~ $ ls</text:p>
            <text:p text:style-name="Preformatted_20_Text"><text:span text:style-name="T22">Dokumenty</text:span> <text:s text:c="8"/><text:span text:style-name="T22">Muzyka</text:span> <text:s/><text:span text:style-name="T22">Pobrane</text:span> <text:s text:c="3"/><text:span text:style-name="T22">Pulpit</text:span> <text:s text:c="3"/><text:span text:style-name="T22">Test</text:span> <text:s text:c="2"/>test2</text:p>
            <text:p text:style-name="P23">examples.desktop <text:s/><text:span text:style-name="T22">Obrazy</text:span> <text:s/><text:span text:style-name="T22">Publiczny</text:span> <text:s/><text:span text:style-name="T22">Szablony</text:span> <text:s/>test1 <text:s/><text:span text:style-name="T22">Wideo</text:span></text:p>
            <text:p text:style-name="P13">﻿</text:p>
            <text:p text:style-name="Preformatted_20_Text">lewandowski@224626 0 śro gru 05 17:11:42 ~ $ ls -a</text:p>
            <text:p text:style-name="Preformatted_20_Text"><text:span text:style-name="T22">.</text:span> <text:s text:c="16"/>.ICEauthority <text:s/>.sudo_as_admin_successful</text:p>
            <text:p text:style-name="Preformatted_20_Text"><text:span text:style-name="T22">..</text:span> <text:s text:c="15"/>.lesshst <text:s text:c="6"/><text:span text:style-name="T22">Szablony</text:span></text:p>
            <text:p text:style-name="Preformatted_20_Text">.bash_history <text:s text:c="4"/><text:span text:style-name="T22">.local</text:span> <text:s text:c="8"/><text:span text:style-name="T22">Test</text:span></text:p>
            <text:p text:style-name="Preformatted_20_Text">.bash_logout <text:s text:c="5"/><text:span text:style-name="T22">.mozilla</text:span> <text:s text:c="6"/>test1</text:p>
            <text:p text:style-name="Preformatted_20_Text">.bashrc <text:s text:c="10"/><text:span text:style-name="T22">Muzyka</text:span> <text:s text:c="8"/>test2</text:p>
            <text:p text:style-name="Preformatted_20_Text">.bashrc.bak <text:s text:c="6"/><text:span text:style-name="T22">Obrazy</text:span> <text:s text:c="8"/>.vboxclient-clipboard.pid</text:p>
            <text:p text:style-name="Preformatted_20_Text"><text:span text:style-name="T22">.cache</text:span> <text:s text:c="11"/><text:span text:style-name="T22">Pobrane</text:span> <text:s text:c="7"/>.vboxclient-display.pid</text:p>
            <text:p text:style-name="Preformatted_20_Text"><text:span text:style-name="T22">.config</text:span> <text:s text:c="10"/>.profile <text:s text:c="6"/>.vboxclient-draganddrop.pid</text:p>
            <text:p text:style-name="Preformatted_20_Text"><text:span text:style-name="T22">Dokumenty</text:span> <text:s text:c="8"/><text:span text:style-name="T22">Publiczny</text:span> <text:s text:c="5"/>.vboxclient-seamless.pid</text:p>
            <text:p text:style-name="Preformatted_20_Text">examples.desktop <text:s/><text:span text:style-name="T22">Pulpit</text:span> <text:s text:c="8"/><text:span text:style-name="T22">Wideo</text:span></text:p>
            <text:p text:style-name="Preformatted_20_Text"><text:soft-page-break/><text:span text:style-name="T22">.gnupg</text:span> <text:s text:c="11"/><text:span text:style-name="T22">.ssh</text:span></text:p>
            <text:p text:style-name="Preformatted_20_Text">lewandowski@224626 0 śro gru 05 17:11:44 ~ $ cp .bash* ~/Test/Test2</text:p>
            <text:p text:style-name="Preformatted_20_Text">lewandowski@224626 0 śro gru 05 17:12:21 ~ $ cd Test</text:p>
            <text:p text:style-name="Preformatted_20_Text">lewandowski@224626 0 śro gru 05 17:12:33 ~/Test $ cd Test2</text:p>
            <text:p text:style-name="Preformatted_20_Text">lewandowski@224626 0 śro gru 05 17:12:43 ~/Test/Test2 $ ls</text:p>
            <text:p text:style-name="Preformatted_20_Text">lewandowski@224626 0 śro gru 05 17:12:44 ~/Test/Test2 $ ls -a</text:p>
            <text:p text:style-name="P23"><text:span text:style-name="T22">.</text:span> <text:s/><text:span text:style-name="T22">..</text:span> <text:s/>.bash_history <text:s/>.bash_logout <text:s/>.bashrc <text:s/>.bashrc.bak</text:p>
            <text:p text:style-name="P9"/>
          </table:table-cell>
        </table:table-row>
        <table:table-row>
          <table:table-cell table:style-name="Tabela4.A8" office:value-type="string" table:protected="true">
            <text:h text:style-name="Heading_20_2" text:outline-level="2" text:restart-numbering="true" text:start-value="-1">4. <text:span text:style-name="T11">Na przykładzie katalogu </text:span><text:span text:style-name="T13">Test2</text:span><text:span text:style-name="T11"> wykazać że niepustego katalogu „domyślnie” nie można usunąć [listing wydanego polecenia i jego efekt]. Następnie usunąć rekursywnie katalog </text:span><text:span text:style-name="T13">Test2</text:span><text:span text:style-name="T11">, podczas usuwania zaprezentować co powoduje opcja </text:span><text:span text:style-name="T13">-i </text:span><text:span text:style-name="T11">[listing wydanego polecenia i jego efekt].</text:span></text:h>
            <text:p text:style-name="P4"/>
          </table:table-cell>
        </table:table-row>
        <table:table-row>
          <table:table-cell table:style-name="Tabela4.A9" office:value-type="string">
            <text:p text:style-name="P9">Odpowiednie listingi.</text:p>
            <text:p text:style-name="P13">﻿</text:p>
            <text:p text:style-name="Preformatted_20_Text">lewandowski@224626 0 śro gru 05 17:14:35 ~/Test $ rmdir Test2</text:p>
            <text:p text:style-name="P23">rmdir: nie udało się usunąć &amp;apos;Test2&amp;apos;: Katalog nie jest pusty</text:p>
            <text:p text:style-name="P13">﻿</text:p>
            <text:p text:style-name="Preformatted_20_Text">lewandowski@224626 0 śro gru 05 17:22:35 ~/Test $ rm -r -i Test2</text:p>
            <text:p text:style-name="Preformatted_20_Text">rm: przejść do katalogu &amp;apos;Test2&amp;apos;? y</text:p>
            <text:p text:style-name="Preformatted_20_Text">rm: usunąć plik zwykły &amp;apos;Test2/.bash_history&amp;apos;? y</text:p>
            <text:p text:style-name="Preformatted_20_Text">rm: usunąć plik zwykły &amp;apos;Test2/.bash_logout&amp;apos;? y</text:p>
            <text:p text:style-name="Preformatted_20_Text">rm: usunąć plik zwykły &amp;apos;Test2/.bashrc.bak&amp;apos;? y</text:p>
            <text:p text:style-name="Preformatted_20_Text">rm: usunąć plik zwykły &amp;apos;Test2/.bashrc&amp;apos;? y</text:p>
            <text:p text:style-name="P23">rm: usunąć katalog &amp;apos;Test2&amp;apos;? y</text:p>
            <text:p text:style-name="P9"/>
          </table:table-cell>
        </table:table-row>
      </table:table>
      <text:p text:style-name="Standard"/>
      <table:table table:name="Tabela5" table:style-name="Tabela5">
        <table:table-column table:style-name="Tabela5.A"/>
        <table:table-row>
          <table:table-cell table:style-name="Tabela5.A1" office:value-type="string" table:protected="true">
            <text:p text:style-name="P21"><text:span text:style-name="T2">4</text:span><text:span text:style-name="T1">. </text:span><text:span text:style-name="T9">Określanie i zmiana tożsamości użytkownika.</text:span></text:p>
          </table:table-cell>
        </table:table-row>
        <table:table-row>
          <table:table-cell table:style-name="Tabela5.A2" office:value-type="string" table:protected="true">
            <text:h text:style-name="Heading_20_2" text:outline-level="2" text:restart-numbering="true" text:start-value="-1">1. <text:span text:style-name="T11">Sprawdzić tożsamość uwierzytelnionego użytkownika nieuprzywilejowanego (UID, GID) oraz jego przynależność do grup (polecenia: </text:span><text:span text:style-name="T13">id, whoami, users, groups</text:span><text:span text:style-name="T11">). Zmienić tożsamość na użytkownika uprzywilejowanego (root) i wykonać analogiczne operacje. Uwaga: zmianę na użytkownika uprzywilejowanego wykonać wydając polecenie </text:span><text:span text:style-name="T13">s</text:span><text:span text:style-name="T15">udo s</text:span><text:span text:style-name="T13">u</text:span><text:span text:style-name="T11">. Wykonać listingi pokazujące wyniki działania powyższych poleceń dla obu użytkowników.</text:span></text:h>
            <text:p text:style-name="P4"/>
          </table:table-cell>
        </table:table-row>
        <table:table-row>
          <table:table-cell table:style-name="Tabela5.A3" office:value-type="string">
            <text:p text:style-name="P8">Odpowiednie listingi.</text:p>
            <text:p text:style-name="P16">﻿</text:p>
            <text:p text:style-name="Preformatted_20_Text">lewandowski@224626 0 śro gru 05 17:38:08 ~ $ cat /etc/passwd</text:p>
            <text:p text:style-name="Preformatted_20_Text">root:x:<text:span text:style-name="T29">0</text:span>:0:root:/root:/bin/bash</text:p>
            <text:p text:style-name="Preformatted_20_Text">daemon:x:1:1:daemon:/usr/sbin:/usr/sbin/nologin</text:p>
            <text:p text:style-name="Preformatted_20_Text">bin:x:2:2:bin:/bin:/usr/sbin/nologin</text:p>
            <text:p text:style-name="Preformatted_20_Text">sys:x:3:3:sys:/dev:/usr/sbin/nologin</text:p>
            <text:p text:style-name="Preformatted_20_Text">sync:x:4:65534:sync:/bin:/bin/sync</text:p>
            <text:p text:style-name="Preformatted_20_Text">games:x:5:60:games:/usr/games:/usr/sbin/nologin</text:p>
            <text:p text:style-name="Preformatted_20_Text">man:x:6:12:man:/var/cache/man:/usr/sbin/nologin</text:p>
            <text:p text:style-name="Preformatted_20_Text">lp:x:7:7:lp:/var/spool/lpd:/usr/sbin/nologin</text:p>
            <text:p text:style-name="Preformatted_20_Text">mail:x:8:8:mail:/var/mail:/usr/sbin/nologin</text:p>
            <text:p text:style-name="Preformatted_20_Text">news:x:9:9:news:/var/spool/news:/usr/sbin/nologin</text:p>
            <text:p text:style-name="Preformatted_20_Text">uucp:x:10:10:uucp:/var/spool/uucp:/usr/sbin/nologin</text:p>
            <text:p text:style-name="Preformatted_20_Text">proxy:x:13:13:proxy:/bin:/usr/sbin/nologin</text:p>
            <text:p text:style-name="Preformatted_20_Text">www-data:x:33:33:www-data:/var/www:/usr/sbin/nologin</text:p>
            <text:p text:style-name="Preformatted_20_Text">backup:x:34:34:backup:/var/backups:/usr/sbin/nologin</text:p>
            <text:p text:style-name="Preformatted_20_Text">list:x:38:38:Mailing List Manager:/var/list:/usr/sbin/nologin</text:p>
            <text:p text:style-name="Preformatted_20_Text">irc:x:39:39:ircd:/var/run/ircd:/usr/sbin/nologin</text:p>
            <text:p text:style-name="Preformatted_20_Text">gnats:x:41:41:Gnats Bug-Reporting System (admin):/var/lib/gnats:/usr/sbin/nologin</text:p>
            <text:p text:style-name="Preformatted_20_Text">nobody:x:65534:65534:nobody:/nonexistent:/usr/sbin/nologin</text:p>
            <text:p text:style-name="Preformatted_20_Text">systemd-network:x:100:102:systemd Network Management,,,:/run/systemd/netif:/usr/sbin/nologin</text:p>
            <text:p text:style-name="Preformatted_20_Text">systemd-resolve:x:101:103:systemd Resolver,,,:/run/systemd/resolve:/usr/sbin/nologin</text:p>
            <text:p text:style-name="Preformatted_20_Text">syslog:x:102:106::/home/syslog:/usr/sbin/nologin</text:p>
            <text:p text:style-name="Preformatted_20_Text">messagebus:x:103:107::/nonexistent:/usr/sbin/nologin</text:p>
            <text:p text:style-name="Preformatted_20_Text">_apt:x:104:65534::/nonexistent:/usr/sbin/nologin</text:p>
            <text:p text:style-name="Preformatted_20_Text">uuidd:x:105:111::/run/uuidd:/usr/sbin/nologin</text:p>
            <text:p text:style-name="Preformatted_20_Text">avahi-autoipd:x:106:112:Avahi autoip daemon,,,:/var/lib/avahi-autoipd:/usr/sbin/nologin</text:p>
            <text:p text:style-name="Preformatted_20_Text">usbmux:x:107:46:usbmux daemon,,,:/var/lib/usbmux:/usr/sbin/nologin</text:p>
            <text:p text:style-name="Preformatted_20_Text">dnsmasq:x:108:65534:dnsmasq,,,:/var/lib/misc:/usr/sbin/nologin</text:p>
            <text:p text:style-name="Preformatted_20_Text">rtkit:x:109:114:RealtimeKit,,,:/proc:/usr/sbin/nologin</text:p>
            <text:p text:style-name="Preformatted_20_Text">cups-pk-helper:x:110:116:user for cups-pk-helper service,,,:/home/cups-pk-helper:/usr/sbin/nologin</text:p>
            <text:p text:style-name="Preformatted_20_Text">speech-dispatcher:x:111:29:Speech Dispatcher,,,:/var/run/speech-dispatcher:/bin/false</text:p>
            <text:p text:style-name="Preformatted_20_Text">whoopsie:x:112:117::/nonexistent:/bin/false</text:p>
            <text:p text:style-name="Preformatted_20_Text">kernoops:x:113:65534:Kernel Oops Tracking Daemon,,,:/:/usr/sbin/nologin</text:p>
            <text:p text:style-name="Preformatted_20_Text">saned:x:114:119::/var/lib/saned:/usr/sbin/nologin</text:p>
            <text:p text:style-name="Preformatted_20_Text">pulse:x:115:120:PulseAudio daemon,,,:/var/run/pulse:/usr/sbin/nologin</text:p>
            <text:p text:style-name="Preformatted_20_Text">avahi:x:116:122:Avahi mDNS daemon,,,:/var/run/avahi-daemon:/usr/sbin/nologin</text:p>
            <text:p text:style-name="Preformatted_20_Text">colord:x:117:123:colord colour management daemon,,,:/var/lib/colord:/usr/sbin/nologin</text:p>
            <text:p text:style-name="Preformatted_20_Text">hplip:x:118:7:HPLIP system user,,,:/var/run/hplip:/bin/false</text:p>
            <text:p text:style-name="Preformatted_20_Text">geoclue:x:119:124::/var/lib/geoclue:/usr/sbin/nologin</text:p>
            <text:p text:style-name="Preformatted_20_Text">gnome-initial-setup:x:120:65534::/run/gnome-initial-setup/:/bin/false</text:p>
            <text:p text:style-name="Preformatted_20_Text">gdm:x:121:125:Gnome Display Manager:/var/lib/gdm3:/bin/false</text:p>
            <text:p text:style-name="Preformatted_20_Text">lewandowski:x:<text:span text:style-name="T29">1000</text:span>:<text:span text:style-name="T30">1000</text:span>:Bartosz Lewandowski,,,:/home/lewandowski:/bin/bash</text:p>
            <text:p text:style-name="P23"><text:soft-page-break/>vboxadd:x:999:1::/var/run/vboxadd:/bin/false</text:p>
            <text:p text:style-name="P16">﻿</text:p>
            <text:p text:style-name="Preformatted_20_Text">lewandowski@224626 0 śro gru 05 17:42:02 ~ $ cat /etc/group</text:p>
            <text:p text:style-name="Preformatted_20_Text">root:x:<text:span text:style-name="T29">0</text:span>:</text:p>
            <text:p text:style-name="Preformatted_20_Text">daemon:x:1:</text:p>
            <text:p text:style-name="Preformatted_20_Text">bin:x:2:</text:p>
            <text:p text:style-name="Preformatted_20_Text">sys:x:3:</text:p>
            <text:p text:style-name="Preformatted_20_Text">adm:x:4:syslog,lewandowski</text:p>
            <text:p text:style-name="Preformatted_20_Text">tty:x:5:</text:p>
            <text:p text:style-name="Preformatted_20_Text">disk:x:6:</text:p>
            <text:p text:style-name="Preformatted_20_Text">lp:x:7:</text:p>
            <text:p text:style-name="Preformatted_20_Text">mail:x:8:</text:p>
            <text:p text:style-name="Preformatted_20_Text">news:x:9:</text:p>
            <text:p text:style-name="Preformatted_20_Text">uucp:x:10:</text:p>
            <text:p text:style-name="Preformatted_20_Text">man:x:12:</text:p>
            <text:p text:style-name="Preformatted_20_Text">proxy:x:13:</text:p>
            <text:p text:style-name="Preformatted_20_Text">kmem:x:15:</text:p>
            <text:p text:style-name="Preformatted_20_Text">dialout:x:20:</text:p>
            <text:p text:style-name="Preformatted_20_Text">fax:x:21:</text:p>
            <text:p text:style-name="Preformatted_20_Text">voice:x:22:</text:p>
            <text:p text:style-name="Preformatted_20_Text">cdrom:x:24:lewandowski</text:p>
            <text:p text:style-name="Preformatted_20_Text">floppy:x:25:</text:p>
            <text:p text:style-name="Preformatted_20_Text">tape:x:26:</text:p>
            <text:p text:style-name="Preformatted_20_Text">sudo:x:27:lewandowski</text:p>
            <text:p text:style-name="Preformatted_20_Text">audio:x:29:pulse</text:p>
            <text:p text:style-name="Preformatted_20_Text">dip:x:30:lewandowski</text:p>
            <text:p text:style-name="Preformatted_20_Text">www-data:x:33:</text:p>
            <text:p text:style-name="Preformatted_20_Text">backup:x:34:</text:p>
            <text:p text:style-name="Preformatted_20_Text">operator:x:37:</text:p>
            <text:p text:style-name="Preformatted_20_Text">list:x:38:</text:p>
            <text:p text:style-name="Preformatted_20_Text">irc:x:39:</text:p>
            <text:p text:style-name="Preformatted_20_Text">src:x:40:</text:p>
            <text:p text:style-name="Preformatted_20_Text">gnats:x:41:</text:p>
            <text:p text:style-name="Preformatted_20_Text">shadow:x:42:</text:p>
            <text:p text:style-name="Preformatted_20_Text">utmp:x:43:</text:p>
            <text:p text:style-name="Preformatted_20_Text">video:x:44:</text:p>
            <text:p text:style-name="Preformatted_20_Text">sasl:x:45:</text:p>
            <text:p text:style-name="Preformatted_20_Text">plugdev:x:46:lewandowski</text:p>
            <text:p text:style-name="Preformatted_20_Text">staff:x:50:</text:p>
            <text:p text:style-name="Preformatted_20_Text">games:x:60:</text:p>
            <text:p text:style-name="Preformatted_20_Text">users:x:100:</text:p>
            <text:p text:style-name="Preformatted_20_Text">nogroup:x:65534:</text:p>
            <text:p text:style-name="Preformatted_20_Text">systemd-journal:x:101:</text:p>
            <text:p text:style-name="Preformatted_20_Text">systemd-network:x:102:</text:p>
            <text:p text:style-name="Preformatted_20_Text">systemd-resolve:x:103:</text:p>
            <text:p text:style-name="Preformatted_20_Text">input:x:104:</text:p>
            <text:p text:style-name="Preformatted_20_Text">crontab:x:105:</text:p>
            <text:p text:style-name="Preformatted_20_Text">syslog:x:106:</text:p>
            <text:p text:style-name="Preformatted_20_Text">messagebus:x:107:</text:p>
            <text:p text:style-name="Preformatted_20_Text">netdev:x:108:</text:p>
            <text:p text:style-name="Preformatted_20_Text">mlocate:x:109:</text:p>
            <text:p text:style-name="Preformatted_20_Text">ssl-cert:x:110:</text:p>
            <text:p text:style-name="Preformatted_20_Text">uuidd:x:111:</text:p>
            <text:p text:style-name="Preformatted_20_Text">avahi-autoipd:x:112:</text:p>
            <text:p text:style-name="Preformatted_20_Text">bluetooth:x:113:</text:p>
            <text:p text:style-name="Preformatted_20_Text">rtkit:x:114:</text:p>
            <text:p text:style-name="Preformatted_20_Text">ssh:x:115:</text:p>
            <text:p text:style-name="Preformatted_20_Text">lpadmin:x:116:lewandowski</text:p>
            <text:p text:style-name="Preformatted_20_Text">whoopsie:x:117:</text:p>
            <text:p text:style-name="Preformatted_20_Text">scanner:x:118:saned</text:p>
            <text:p text:style-name="Preformatted_20_Text"><text:soft-page-break/>saned:x:119:</text:p>
            <text:p text:style-name="Preformatted_20_Text">pulse:x:120:</text:p>
            <text:p text:style-name="Preformatted_20_Text">pulse-access:x:121:</text:p>
            <text:p text:style-name="Preformatted_20_Text">avahi:x:122:</text:p>
            <text:p text:style-name="Preformatted_20_Text">colord:x:123:</text:p>
            <text:p text:style-name="Preformatted_20_Text">geoclue:x:124:</text:p>
            <text:p text:style-name="Preformatted_20_Text">gdm:x:125:</text:p>
            <text:p text:style-name="Preformatted_20_Text">lewandowski:x:<text:span text:style-name="T29">1000</text:span>:</text:p>
            <text:p text:style-name="Preformatted_20_Text">sambashare:x:126:lewandowski</text:p>
            <text:p text:style-name="P23">vboxsf:x:999:</text:p>
            <text:p text:style-name="P16">﻿﻿</text:p>
            <text:p text:style-name="Preformatted_20_Text">lewandowski@224626 0 śro gru 05 17:42:22 ~ $ id</text:p>
            <text:p text:style-name="P23">uid=1000(lewandowski) gid=1000(lewandowski) grupy=1000(lewandowski),4(adm),24(cdrom),27(sudo),30(dip),46(plugdev),116(lpadmin),126(sambashare)</text:p>
            <text:p text:style-name="P16">﻿</text:p>
            <text:p text:style-name="Preformatted_20_Text">lewandowski@224626 0 śro gru 05 17:46:26 ~ $ whoami</text:p>
            <text:p text:style-name="P23">lewandowski</text:p>
            <text:p text:style-name="P16">﻿</text:p>
            <text:p text:style-name="Preformatted_20_Text">lewandowski@224626 0 śro gru 05 17:50:13 ~ $ users</text:p>
            <text:p text:style-name="P23">lewandowski</text:p>
            <text:p text:style-name="P16">﻿</text:p>
            <text:p text:style-name="Preformatted_20_Text">lewandowski@224626 0 śro gru 05 17:50:47 ~ $ groups</text:p>
            <text:p text:style-name="P23">lewandowski adm cdrom sudo dip plugdev lpadmin sambashare</text:p>
            <text:p text:style-name="P16">﻿</text:p>
            <text:p text:style-name="Preformatted_20_Text">lewandowski@224626 0 śro gru 05 17:51:31 ~ $ sudo su</text:p>
            <text:p text:style-name="Preformatted_20_Text">[sudo] hasło użytkownika lewandowski: </text:p>
            <text:p text:style-name="P23">root@224626 0 śro gru 05 17:52:08 /home/lewandowski #</text:p>
            <text:p text:style-name="P16">﻿</text:p>
            <text:p text:style-name="Preformatted_20_Text">root@224626 0 śro gru 05 17:52:08 /home/lewandowski # id</text:p>
            <text:p text:style-name="P23">uid=0(root) gid=0(root) grupy=0(root)</text:p>
            <text:p text:style-name="P16">﻿</text:p>
            <text:p text:style-name="Preformatted_20_Text">root@224626 0 śro gru 05 17:52:42 /home/lewandowski # whoami</text:p>
            <text:p text:style-name="P23">root</text:p>
            <text:p text:style-name="P16">﻿</text:p>
            <text:p text:style-name="Preformatted_20_Text">root@224626 0 śro gru 05 17:53:24 /home/lewandowski # users</text:p>
            <text:p text:style-name="P23">lewandowski</text:p>
            <text:p text:style-name="P16">﻿</text:p>
            <text:p text:style-name="Preformatted_20_Text">root@224626 0 śro gru 05 17:53:38 /home/lewandowski # groups</text:p>
            <text:p text:style-name="P23">root</text:p>
            <text:p text:style-name="P16"/>
          </table:table-cell>
        </table:table-row>
      </table:table>
      <text:p text:style-name="Standard"/>
      <table:table table:name="Tabela7" table:style-name="Tabela7">
        <table:table-column table:style-name="Tabela7.A"/>
        <table:table-row>
          <table:table-cell table:style-name="Tabela7.A1" office:value-type="string" table:protected="true">
            <text:p text:style-name="P21"><text:span text:style-name="T2">5</text:span><text:span text:style-name="T1">. </text:span><text:span text:style-name="T9">Konta użytkowników i przynależność do grup.</text:span></text:p>
          </table:table-cell>
        </table:table-row>
        <table:table-row>
          <table:table-cell table:style-name="Tabela7.A6" office:value-type="string" table:protected="true">
            <text:h text:style-name="Heading_20_2" text:outline-level="2" text:restart-numbering="true" text:start-value="-1">1. <text:span text:style-name="T20">Utworzyć dwie nowe grupy o nazwach odpowiednio </text:span><text:span text:style-name="T21">nowa1</text:span><text:span text:style-name="T20"> i </text:span><text:span text:style-name="T21">nowa2</text:span><text:span text:style-name="T20"> i upewnić się, że pojawiły się one w pliku </text:span><text:span text:style-name="T21">/etc/group</text:span><text:span text:style-name="T20"> (wyświetlając 5 ostatnich linijek z zawartości pliku </text:span><text:span text:style-name="T21">etc/group</text:span><text:span text:style-name="T20"> poleceniem </text:span><text:span text:style-name="T21">tail</text:span><text:span text:style-name="T20"> z odpowiednią opcją). Wykonać listing potwierdzający tworzenie grup oraz listing z wydanego polecenia </text:span><text:span text:style-name="T21">tail</text:span><text:span text:style-name="T20">.</text:span></text:h>
            <text:p text:style-name="P18"/>
          </table:table-cell>
        </table:table-row>
        <table:table-row>
          <table:table-cell table:style-name="Tabela7.A7" office:value-type="string">
            <text:p text:style-name="P8">Odpowiednie listingi.</text:p>
            <text:p text:style-name="P16">﻿</text:p>
            <text:p text:style-name="Preformatted_20_Text">root@224626 0 śro gru 05 18:05:51 /home/lewandowski # groupadd nowa1</text:p>
            <text:p text:style-name="P23">root@224626 0 śro gru 05 18:06:19 /home/lewandowski # groupadd nowa2</text:p>
            <text:p text:style-name="P16">﻿</text:p>
            <text:p text:style-name="Preformatted_20_Text">root@224626 0 śro gru 05 18:09:37 /home/lewandowski # tail -n 5 /etc/group</text:p>
            <text:p text:style-name="Preformatted_20_Text">lewandowski:x:1000:</text:p>
            <text:p text:style-name="Preformatted_20_Text">sambashare:x:126:lewandowski</text:p>
            <text:p text:style-name="Preformatted_20_Text">vboxsf:x:999:</text:p>
            <text:p text:style-name="Preformatted_20_Text">nowa1:x:1001:</text:p>
            <text:p text:style-name="P23">nowa2:x:1002:</text:p>
            <text:p text:style-name="P8"/>
          </table:table-cell>
        </table:table-row>
        <table:table-row>
          <table:table-cell table:style-name="Tabela7.A6" office:value-type="string" table:protected="true">
            <text:h text:style-name="Heading_20_2" text:outline-level="2">2. <text:span text:style-name="T20">Utworzyć dwa nowe konta użytkowników o nazwach odpowiednio </text:span><text:span text:style-name="T21">test1</text:span><text:span text:style-name="T20"> i </text:span><text:span text:style-name="T21">test2</text:span><text:span text:style-name="T20"> tak, aby w katalogu </text:span><text:span text:style-name="T21">/home</text:span><text:span text:style-name="T20"> powstały katalogi domowe tych użytkowników o nazwie identycznej z nazwą danego konta (odpowiednio </text:span><text:span text:style-name="T21">/home/test1</text:span><text:span text:style-name="T20"> i </text:span><text:span text:style-name="T21">/home/test2</text:span><text:span text:style-name="T20">). Dla obu kont należy też ustawić hasła. Wykonać listing potwierdzający tworzenie kont i ustawienie haseł. Sprawdzić pojawienie się odpowiednich wpisów w pliku </text:span><text:span text:style-name="T21">/etc/passwd</text:span><text:span text:style-name="T20"> (wykonać listing wyświetlający 5 ostatnich linijek z zawartości pliku </text:span><text:span text:style-name="T21">etc/passwd</text:span><text:span text:style-name="T20"> poleceniem </text:span><text:span text:style-name="T21">tail</text:span><text:span text:style-name="T20"> z odpowiednią opcją).</text:span></text:h>
            <text:p text:style-name="P18"/>
          </table:table-cell>
        </table:table-row>
        <table:table-row>
          <table:table-cell table:style-name="Tabela7.A7" office:value-type="string">
            <text:p text:style-name="P8">Odpowiednie listingi.</text:p>
            <text:p text:style-name="P16">﻿</text:p>
            <text:p text:style-name="P23">root@224626 0 śro gru 05 20:45:01 /home/lewandowski # useradd -m test1</text:p>
            <text:p text:style-name="P16">﻿</text:p>
            <text:p text:style-name="P23">root@224626 0 śro gru 05 20:50:07 /home/<text:span text:style-name="T31">lewandowski </text:span># useradd -m test2</text:p>
            <text:p text:style-name="P16">﻿</text:p>
            <text:p text:style-name="Preformatted_20_Text">root@224626 0 śro gru 05 20:53:48 /home/lewandowski # cd ..</text:p>
            <text:p text:style-name="Preformatted_20_Text">root@224626 0 śro gru 05 20:53:53 /home # ls</text:p>
            <text:p text:style-name="P23"><text:span text:style-name="T22">lewandowski</text:span> <text:s/><text:span text:style-name="T22">lost+found</text:span> <text:s/><text:span text:style-name="T22">test1</text:span> <text:s/><text:span text:style-name="T22">test2</text:span></text:p>
            <text:p text:style-name="P16">﻿</text:p>
            <text:p text:style-name="Preformatted_20_Text">root@224626 0 śro gru 05 20:53:54 /home # passwd test1</text:p>
            <text:p text:style-name="Preformatted_20_Text">Proszę podać nowe hasło UNIX: </text:p>
            <text:p text:style-name="Preformatted_20_Text">Proszę ponownie podać hasło UNIX: </text:p>
            <text:p text:style-name="P23">passwd: hasło zostało zmienione</text:p>
            <text:p text:style-name="P16">﻿</text:p>
            <text:p text:style-name="Preformatted_20_Text">root@224626 0 śro gru 05 20:55:06 /home # passwd test2</text:p>
            <text:p text:style-name="Preformatted_20_Text">Proszę podać nowe hasło UNIX: </text:p>
            <text:p text:style-name="Preformatted_20_Text">Proszę ponownie podać hasło UNIX: </text:p>
            <text:p text:style-name="P23">passwd: hasło zostało zmienione</text:p>
            <text:p text:style-name="P16">﻿</text:p>
            <text:p text:style-name="Preformatted_20_Text">root@224626 0 śro gru 05 20:57:09 /home # tail -n 5 /etc/passwd</text:p>
            <text:p text:style-name="Preformatted_20_Text">gdm:x:121:125:Gnome Display Manager:/var/lib/gdm3:/bin/false</text:p>
            <text:p text:style-name="Preformatted_20_Text">lewandowski:x:1000:1000:Bartosz Lewandowski,,,:/home/lewandowski:/bin/bash</text:p>
            <text:p text:style-name="Preformatted_20_Text">vboxadd:x:999:1::/var/run/vboxadd:/bin/false</text:p>
            <text:p text:style-name="Preformatted_20_Text">test1:x:1001:1003::/home/test1:/bin/sh</text:p>
            <text:p text:style-name="P23"><text:soft-page-break/>test2:x:1002:1004::/home/test2:/bin/sh</text:p>
            <text:p text:style-name="P8"/>
          </table:table-cell>
        </table:table-row>
        <table:table-row>
          <table:table-cell table:style-name="Tabela7.A6" office:value-type="string" table:protected="true">
            <text:h text:style-name="Heading_20_2" text:outline-level="2">3. <text:span text:style-name="T20">Dodać użytkownika </text:span><text:span text:style-name="T21">test2</text:span><text:span text:style-name="T20"> do grup </text:span><text:span text:style-name="T21">nowa1</text:span><text:span text:style-name="T20"> oraz </text:span><text:span text:style-name="T21">nowa2</text:span><text:span text:style-name="T20"> tak, aby obie grupy były grupami dodatkowymi (a więc by nie zmienić grupy podstawowej tego użytkownika). Wykazać poprawność dokonanych przypisań za pomocą polecenia </text:span><text:span text:style-name="T21">id</text:span><text:span text:style-name="T20"> (wykonać listingi z wydanych poleceń).</text:span></text:h>
            <text:p text:style-name="P18"/>
          </table:table-cell>
        </table:table-row>
        <table:table-row>
          <table:table-cell table:style-name="Tabela7.A7" office:value-type="string">
            <text:p text:style-name="P8">Odpowiednie listingi.</text:p>
            <text:p text:style-name="P16">﻿</text:p>
            <text:p text:style-name="P23">root@224626 0 śro gru 05 21:02:50 /home # usermod -G nowa1,nowa2 test2</text:p>
            <text:p text:style-name="P16">﻿</text:p>
            <text:p text:style-name="Preformatted_20_Text">root@224626 0 śro gru 05 21:27:37 /home # id test2</text:p>
            <text:p text:style-name="P23">uid=1002(test2) gid=1004(test2) grupy=1004(test2),1001(nowa1),1002(nowa2)</text:p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 style:font-charset="x-symbol"/>
    <style:font-face style:name="Times New Roman1" svg:font-family="'Times New Roman', serif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Nimbus Roman No9 L" svg:font-family="'Nimbus Roman No9 L'" style:font-adornments="Pogrubion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Lucida Sans Unicode" style:font-size-asian="12pt" style:language-asian="pl" style:country-asian="PL" style:font-name-complex="Tahoma" style:font-size-complex="12pt" style:language-complex="pl" style:country-complex="P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l" fo:country="PL" style:font-name-asian="Lucida Sans Unicode" style:font-size-asian="12pt" style:language-asian="pl" style:country-asian="PL" style:font-name-complex="Tahoma" style:font-size-complex="12pt" style:language-complex="pl" style:country-complex="P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family-generic-complex="swiss" style:font-pitch-complex="variable" style:font-size-complex="10pt" style:font-style-complex="italic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cm" fo:margin-right="0.199cm" fo:margin-top="0cm" fo:margin-bottom="0.499cm" loext:contextual-spacing="false" fo:text-align="center" style:justify-single-word="false" fo:text-indent="0cm" style:auto-text-indent="false" style:page-number="auto" fo:break-before="page" fo:keep-with-next="always">
        <style:tab-stops/>
      </style:paragraph-properties>
      <style:text-properties fo:font-size="14pt" fo:letter-spacing="0.071cm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99ccff"/>
      <style:paragraph-properties fo:margin-top="0.101cm" fo:margin-bottom="0.101cm" loext:contextual-spacing="false" fo:text-align="justify" style:justify-single-word="false" style:page-number="auto" fo:break-before="auto" fo:break-after="auto" fo:background-color="transparent" style:shadow="none" fo:keep-with-next="always" text:number-lines="false" text:line-number="3">
        <style:tab-stops/>
        <style:drop-cap/>
      </style:paragraph-properties>
      <style:text-properties fo:font-size="10pt" fo:font-weight="normal" style:font-size-asian="14pt" style:font-weight-asian="bold" style:font-size-complex="12pt" style:font-weight-complex="bold"/>
    </style:style>
    <style:style style:name="List" style:family="paragraph" style:parent-style-name="Text_20_body" style:class="list">
      <style:text-properties style:font-name-complex="Tahoma1" style:font-family-complex="Tahoma" style:font-family-generic-complex="swiss" style:font-pitch-complex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 style:font-family-generic-complex="swiss" style:font-pitch-complex="variable"/>
    </style:style>
    <style:style style:name="Contents_20_Heading" style:display-name="Contents Heading" style:family="paragraph" style:parent-style-name="Header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style:font-name="Nimbus Roman No9 L" fo:font-family="'Nimbus Roman No9 L'" style:font-style-name="Pogrubiona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Zrzut_20_ekranu" style:display-name="Zrzut ekranu" style:family="paragraph" style:parent-style-name="Text_20_body" style:auto-update="true" style:class="text" style:master-page-name="">
      <loext:graphic-properties draw:fill="solid" draw:fill-color="#e6e6ff" draw:opacity="100%"/>
      <style:paragraph-properties fo:margin-left="0cm" fo:margin-right="0cm" fo:text-align="justify" style:justify-single-word="false" fo:text-indent="0cm" style:auto-text-indent="false" style:page-number="auto" fo:background-color="#e6e6ff" style:shadow="none">
        <style:tab-stops/>
      </style:paragraph-properties>
      <style:text-properties style:font-name="Times New Roman" fo:font-family="'Times New Roman'" style:font-family-generic="roman" style:font-pitch="variable" fo:font-size="10pt" fo:language="pl" fo:country="PL" fo:background-color="transparent" style:font-size-asian="10pt" style:font-size-complex="10pt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Numbering_20_2" style:display-name="Numbering 2" style:family="paragraph" style:parent-style-name="List" style:class="list" style:master-page-name="">
      <loext:graphic-properties draw:fill="none" draw:fill-color="#99ccff"/>
      <style:paragraph-properties fo:margin-left="0cm" fo:margin-right="0cm" fo:margin-top="0cm" fo:margin-bottom="0.212cm" loext:contextual-spacing="false" fo:text-indent="0cm" style:auto-text-indent="false" style:page-number="auto" fo:background-color="transparent" style:shadow="none">
        <style:tab-stops/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er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er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Domyślna_20_czcionka_20_akapitu" style:display-name="Domyślna czcionka akapitu" style:family="text"/>
    <style:style style:name="Domyślna_20_czcionka_20_akapitu2" style:display-name="Domyślna czcionka akapitu2" style:family="text"/>
    <style:style style:name="Domyślna_20_czcionka_20_akapitu1" style:display-name="Domyślna czcionka akapitu1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 text:start-value="2">
        <style:list-level-properties text:min-label-distance="0.381cm"/>
      </text:outline-level-style>
      <text:outline-level-style text:level="2" text:style-name="Numbering_20_Symbols" style:num-prefix=" " style:num-suffix=" " style:num-format="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shadow="none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Wprowadzenie do Informatyki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 LibreOffice_project/65905a128db06ba48db947242809d14d3f9a93fe</meta:generator>
    <dc:title>Wprowadzenie do informatyki</dc:title>
    <dc:subject>Sprawozdanie z wykonania zadania 2</dc:subject>
    <meta:creation-date>2013-03-01T23:08:56.48</meta:creation-date>
    <meta:editing-cycles>162</meta:editing-cycles>
    <meta:editing-duration>P1DT12H36S</meta:editing-duration>
    <meta:initial-creator>Mateusz Smoliński</meta:initial-creator>
    <dc:date>2018-12-05T21:33:53.854000000</dc:date>
    <meta:document-statistic meta:table-count="6" meta:image-count="0" meta:object-count="0" meta:page-count="27" meta:paragraph-count="1255" meta:word-count="6200" meta:character-count="57580" meta:non-whitespace-character-count="44961"/>
  </office:meta>
</office:document-meta>
</file>